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6.00pt" fo:font-weight="bold" fo:font-family="'Liberation Serif'" style:font-family-asian="'Liberation Serif'" style:font-family-complex="'Liberation Serif'" fo:background-color="transparent" style:use-window-font-color="true"/>
    </style:style>
    <style:style style:name="T2" style:family="text">
      <style:text-properties fo:font-size="24.00pt" fo:font-weight="bold"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8.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8.00pt" fo:font-weight="bold"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1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8.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24.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2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8.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4.00pt" fo:font-weight="bold" fo:font-family="'Liberation Serif'" style:font-family-asian="'Liberation Serif'" style:font-family-complex="'Liberation Serif'"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4.00pt" fo:font-weight="bold" fo:font-family="'Liberation Serif'" style:font-family-asian="'Liberation Serif'" style:font-family-complex="'Liberation Serif'"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8.00pt" fo:font-weight="bold"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4.00pt" fo:font-weight="bold"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2.00pt" fo:font-weight="normal" fo:font-family="'DejaVu Sans Mono'" style:font-family-asian="'DejaVu Sans Mono'" style:font-family-complex="'DejaVu Sans Mono'" fo:background-color="transparent" style:use-window-font-color="true"/>
    </style:style>
    <style:style style:name="T72" style:family="text">
      <style:text-properties fo:font-size="12.00pt" fo:font-weight="normal" fo:font-family="'DejaVu Sans Mono'" style:font-family-asian="'DejaVu Sans Mono'" style:font-family-complex="'DejaVu Sans Mono'" fo:background-color="transparent" style:use-window-font-color="true" fo:font-style="italic"/>
    </style:style>
    <style:style style:name="T73" style:family="text">
      <style:text-properties fo:font-size="12.00pt" fo:font-weight="normal" fo:font-family="'DejaVu Sans Mono'" style:font-family-asian="'DejaVu Sans Mono'" style:font-family-complex="'DejaVu Sans Mono'" fo:background-color="transparent" style:use-window-font-color="true"/>
    </style:style>
    <style:style style:name="T74" style:family="text">
      <style:text-properties fo:font-size="12.00pt" fo:font-weight="normal" fo:font-family="'DejaVu Sans Mono'" style:font-family-asian="'DejaVu Sans Mono'" style:font-family-complex="'DejaVu Sans Mono'" fo:background-color="transparent" style:use-window-font-color="true" fo:font-style="italic"/>
    </style:style>
    <style:style style:name="T75" style:family="text">
      <style:text-properties fo:font-size="12.00pt" fo:font-weight="normal" fo:font-family="'DejaVu Sans Mono'" style:font-family-asian="'DejaVu Sans Mono'" style:font-family-complex="'DejaVu Sans Mono'"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bold" fo:font-family="'Liberation Serif'" style:font-family-asian="'Liberation Serif'" style:font-family-complex="'Liberation Serif'"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8.00pt" fo:font-weight="bold" fo:font-family="'Liberation Serif'" style:font-family-asian="'Liberation Serif'" style:font-family-complex="'Liberation Serif'"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8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85" style:family="text">
      <style:text-properties fo:font-size="12.00pt" fo:font-weight="normal" fo:font-family="'Liberation Serif'" style:font-family-asian="'Liberation Serif'" style:font-family-complex="'Liberation Serif'" fo:background-color="transparent" style:use-window-font-color="true"/>
    </style:style>
    <style:style style:name="T86" style:family="text">
      <style:text-properties fo:font-size="14.00pt" fo:font-weight="bold" fo:font-family="'Liberation Serif'" style:font-family-asian="'Liberation Serif'" style:font-family-complex="'Liberation Serif'"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DejaVu Sans Mono'" style:font-family-asian="'DejaVu Sans Mono'" style:font-family-complex="'DejaVu Sans Mono'"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DejaVu Sans Mono'" style:font-family-asian="'DejaVu Sans Mono'" style:font-family-complex="'DejaVu Sans Mono'" fo:background-color="transparent" fo:color="#0000ff"/>
    </style:style>
    <style:style style:name="T93" style:family="text">
      <style:text-properties fo:font-size="12.00pt" fo:font-weight="normal" fo:font-family="'DejaVu Sans Mono'" style:font-family-asian="'DejaVu Sans Mono'" style:font-family-complex="'DejaVu Sans Mono'"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bold" fo:font-family="'Liberation Serif'" style:font-family-asian="'Liberation Serif'" style:font-family-complex="'Liberation Serif'"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4.00pt" fo:font-weight="bold" fo:font-family="'Liberation Serif'" style:font-family-asian="'Liberation Serif'" style:font-family-complex="'Liberation Serif'"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2.00pt" fo:font-weight="bold" fo:font-family="'Liberation Serif'" style:font-family-asian="'Liberation Serif'" style:font-family-complex="'Liberation Serif'"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2.00pt" fo:font-weight="bold" fo:font-family="'Liberation Serif'" style:font-family-asian="'Liberation Serif'" style:font-family-complex="'Liberation Serif'"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2.00pt" fo:font-weight="bold" fo:font-family="'Liberation Serif'" style:font-family-asian="'Liberation Serif'" style:font-family-complex="'Liberation Serif'"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2.00pt" fo:font-weight="bold" fo:font-family="'Liberation Serif'" style:font-family-asian="'Liberation Serif'" style:font-family-complex="'Liberation Serif'"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2.00pt" fo:font-weight="bold" fo:font-family="'Liberation Serif'" style:font-family-asian="'Liberation Serif'" style:font-family-complex="'Liberation Serif'"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2.00pt" fo:font-weight="bold" fo:font-family="'Liberation Serif'" style:font-family-asian="'Liberation Serif'" style:font-family-complex="'Liberation Serif'"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5" style:family="text">
      <style:text-properties fo:font-size="12.00pt" fo:font-weight="normal" fo:font-family="'Liberation Serif'" style:font-family-asian="'Liberation Serif'" style:font-family-complex="'Liberation Serif'"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Liberation Serif'" style:font-family-asian="'Liberation Serif'" style:font-family-complex="'Liberation Serif'"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style:use-window-font-color="true"/>
    </style:style>
    <style:style style:name="T13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Liberation Serif'" style:font-family-asian="'Liberation Serif'" style:font-family-complex="'Liberation Serif'"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Liberation Serif'" style:font-family-asian="'Liberation Serif'" style:font-family-complex="'Liberation Serif'" fo:background-color="transparent" style:use-window-font-color="true"/>
    </style:style>
    <style:style style:name="T139" style:family="text">
      <style:text-properties fo:font-size="18.00pt" fo:font-weight="bold" fo:font-family="'Liberation Serif'" style:font-family-asian="'Liberation Serif'" style:font-family-complex="'Liberation Serif'" fo:background-color="transparent" style:use-window-font-color="true"/>
    </style:style>
    <style:style style:name="T140" style:family="text">
      <style:text-properties fo:font-size="12.00pt" fo:font-weight="normal" fo:font-family="'Liberation Serif'" style:font-family-asian="'Liberation Serif'" style:font-family-complex="'Liberation Serif'" fo:background-color="transparent" style:use-window-font-color="true"/>
    </style:style>
    <style:style style:name="T141" style:family="text">
      <style:text-properties fo:font-size="14.00pt" fo:font-weight="bold" fo:font-family="'Liberation Serif'" style:font-family-asian="'Liberation Serif'" style:font-family-complex="'Liberation Serif'" fo:background-color="transparent" style:use-window-font-color="true"/>
    </style:style>
    <style:style style:name="T142" style:family="text">
      <style:text-properties fo:font-size="12.00pt" fo:font-weight="normal" fo:font-family="'Liberation Serif'" style:font-family-asian="'Liberation Serif'" style:font-family-complex="'Liberation Serif'" fo:background-color="transparent" style:use-window-font-color="true"/>
    </style:style>
    <style:style style:name="T143" style:family="text">
      <style:text-properties fo:font-size="14.00pt" fo:font-weight="bold" fo:font-family="'Liberation Serif'" style:font-family-asian="'Liberation Serif'" style:font-family-complex="'Liberation Serif'" fo:background-color="transparent" style:use-window-font-color="true"/>
    </style:style>
    <style:style style:name="T144" style:family="text">
      <style:text-properties fo:font-size="12.00pt" fo:font-weight="normal" fo:font-family="'Liberation Serif'" style:font-family-asian="'Liberation Serif'" style:font-family-complex="'Liberation Serif'" fo:background-color="transparent" style:use-window-font-color="true"/>
    </style:style>
    <style:style style:name="T145" style:family="text">
      <style:text-properties fo:font-size="14.00pt" fo:font-weight="bold" fo:font-family="'Liberation Serif'" style:font-family-asian="'Liberation Serif'" style:font-family-complex="'Liberation Serif'" fo:background-color="transparent" style:use-window-font-color="true"/>
    </style:style>
    <style:style style:name="T146" style:family="text">
      <style:text-properties fo:font-size="12.00pt" fo:font-weight="normal" fo:font-family="'Liberation Serif'" style:font-family-asian="'Liberation Serif'" style:font-family-complex="'Liberation Serif'" fo:background-color="transparent" style:use-window-font-color="true"/>
    </style:style>
    <style:style style:name="T147" style:family="text">
      <style:text-properties fo:font-size="24.00pt" fo:font-weight="bold" fo:font-family="'Liberation Serif'" style:font-family-asian="'Liberation Serif'" style:font-family-complex="'Liberation Serif'" fo:background-color="transparent" style:use-window-font-color="true"/>
    </style:style>
    <style:style style:name="T148" style:family="text">
      <style:text-properties fo:font-size="12.00pt" fo:font-weight="bold" fo:font-family="'Liberation Serif'" style:font-family-asian="'Liberation Serif'" style:font-family-complex="'Liberation Serif'" fo:background-color="transparent" style:use-window-font-color="true"/>
    </style:style>
    <style:style style:name="T149" style:family="text">
      <style:text-properties fo:font-size="12.00pt" fo:font-weight="normal" fo:font-family="'Liberation Serif'" style:font-family-asian="'Liberation Serif'" style:font-family-complex="'Liberation Serif'" fo:background-color="transparent" style:use-window-font-color="true"/>
    </style:style>
    <style:style style:name="T150" style:family="text">
      <style:text-properties fo:font-size="12.00pt" fo:font-weight="bold" fo:font-family="'Liberation Serif'" style:font-family-asian="'Liberation Serif'" style:font-family-complex="'Liberation Serif'"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2.00pt" fo:font-weight="bold" fo:font-family="'Liberation Serif'" style:font-family-asian="'Liberation Serif'" style:font-family-complex="'Liberation Serif'" fo:background-color="transparent" style:use-window-font-color="true"/>
    </style:style>
    <style:style style:name="T153" style:family="text">
      <style:text-properties fo:font-size="12.00pt" fo:font-weight="normal" fo:font-family="'Liberation Serif'" style:font-family-asian="'Liberation Serif'" style:font-family-complex="'Liberation Serif'" fo:background-color="transparent" style:use-window-font-color="true"/>
    </style:style>
    <style:style style:name="T154" style:family="text">
      <style:text-properties fo:font-size="12.00pt" fo:font-weight="bold" fo:font-family="'Liberation Serif'" style:font-family-asian="'Liberation Serif'" style:font-family-complex="'Liberation Serif'" fo:background-color="transparent" style:use-window-font-color="true"/>
    </style:style>
    <style:style style:name="T155" style:family="text">
      <style:text-properties fo:font-size="12.00pt" fo:font-weight="normal" fo:font-family="'Liberation Serif'" style:font-family-asian="'Liberation Serif'" style:font-family-complex="'Liberation Serif'" fo:background-color="transparent" style:use-window-font-color="true"/>
    </style:style>
    <style:style style:name="T156" style:family="text">
      <style:text-properties fo:font-size="18.00pt" fo:font-weight="bold" fo:font-family="'Liberation Serif'" style:font-family-asian="'Liberation Serif'" style:font-family-complex="'Liberation Serif'"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style:use-window-font-color="true"/>
    </style:style>
    <style:style style:name="T158" style:family="text">
      <style:text-properties fo:font-size="18.00pt" fo:font-weight="bold" fo:font-family="'Liberation Serif'" style:font-family-asian="'Liberation Serif'" style:font-family-complex="'Liberation Serif'" fo:background-color="transparent" style:use-window-font-color="true"/>
    </style:style>
    <style:style style:name="T159" style:family="text">
      <style:text-properties fo:font-size="12.00pt" fo:font-weight="normal" fo:font-family="'Liberation Serif'" style:font-family-asian="'Liberation Serif'" style:font-family-complex="'Liberation Serif'" fo:background-color="transparent" style:use-window-font-color="true"/>
    </style:style>
    <style:style style:name="T16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8.00pt" fo:font-weight="bold" fo:font-family="'Liberation Serif'" style:font-family-asian="'Liberation Serif'" style:font-family-complex="'Liberation Serif'" fo:background-color="transparent" style:use-window-font-color="true"/>
    </style:style>
    <style:style style:name="T163" style:family="text">
      <style:text-properties fo:font-size="12.00pt" fo:font-weight="normal" fo:font-family="'Liberation Serif'" style:font-family-asian="'Liberation Serif'" style:font-family-complex="'Liberation Serif'" fo:background-color="transparent" style:use-window-font-color="true"/>
    </style:style>
    <style:style style:name="T16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65" style:family="text">
      <style:text-properties fo:font-size="12.00pt" fo:font-weight="normal" fo:font-family="'Liberation Serif'" style:font-family-asian="'Liberation Serif'" style:font-family-complex="'Liberation Serif'" fo:background-color="transparent" style:use-window-font-color="true"/>
    </style:style>
    <style:style style:name="T166" style:family="text">
      <style:text-properties fo:font-size="24.00pt" fo:font-weight="bold" fo:font-family="'Liberation Serif'" style:font-family-asian="'Liberation Serif'" style:font-family-complex="'Liberation Serif'" fo:background-color="transparent" style:use-window-font-color="true"/>
    </style:style>
    <style:style style:name="T167" style:family="text">
      <style:text-properties fo:font-size="12.00pt" fo:font-weight="normal" fo:font-family="'Liberation Serif'" style:font-family-asian="'Liberation Serif'" style:font-family-complex="'Liberation Serif'" fo:background-color="transparent" style:use-window-font-color="true"/>
    </style:style>
    <style:style style:name="T168" style:family="text">
      <style:text-properties fo:font-size="24.00pt" fo:font-weight="bold" fo:font-family="'Liberation Serif'" style:font-family-asian="'Liberation Serif'" style:font-family-complex="'Liberation Serif'" fo:background-color="transparent" style:use-window-font-color="true"/>
    </style:style>
    <style:style style:name="T169" style:family="text">
      <style:text-properties fo:font-size="12.00pt" fo:font-weight="normal" fo:font-family="'Liberation Serif'" style:font-family-asian="'Liberation Serif'" style:font-family-complex="'Liberation Serif'" fo:background-color="transparent" style:use-window-font-color="true"/>
    </style:style>
    <style:style style:name="T170" style:family="text">
      <style:text-properties fo:font-size="18.00pt" fo:font-weight="bold" fo:font-family="'Liberation Serif'" style:font-family-asian="'Liberation Serif'" style:font-family-complex="'Liberation Serif'" fo:background-color="transparent" style:use-window-font-color="true"/>
    </style:style>
    <style:style style:name="T171" style:family="text">
      <style:text-properties fo:font-size="12.00pt" fo:font-weight="normal" fo:font-family="'Liberation Serif'" style:font-family-asian="'Liberation Serif'" style:font-family-complex="'Liberation Serif'" fo:background-color="transparent" style:use-window-font-color="true"/>
    </style:style>
    <style:style style:name="T172" style:family="text">
      <style:text-properties fo:font-size="18.00pt" fo:font-weight="bold" fo:font-family="'Liberation Serif'" style:font-family-asian="'Liberation Serif'" style:font-family-complex="'Liberation Serif'" fo:background-color="transparent" style:use-window-font-color="true"/>
    </style:style>
    <style:style style:name="T173" style:family="text">
      <style:text-properties fo:font-size="12.00pt" fo:font-weight="normal" fo:font-family="'Liberation Serif'" style:font-family-asian="'Liberation Serif'" style:font-family-complex="'Liberation Serif'" fo:background-color="transparent" style:use-window-font-color="true"/>
    </style:style>
    <style:style style:name="T17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75" style:family="text">
      <style:text-properties fo:font-size="12.00pt" fo:font-weight="normal" fo:font-family="'Liberation Serif'" style:font-family-asian="'Liberation Serif'" style:font-family-complex="'Liberation Serif'" fo:background-color="transparent" style:use-window-font-color="true"/>
    </style:style>
    <style:style style:name="T176" style:family="text">
      <style:text-properties fo:font-size="18.00pt" fo:font-weight="bold" fo:font-family="'Liberation Serif'" style:font-family-asian="'Liberation Serif'" style:font-family-complex="'Liberation Serif'" fo:background-color="transparent" style:use-window-font-color="true"/>
    </style:style>
    <style:style style:name="T177" style:family="text">
      <style:text-properties fo:font-size="12.00pt" fo:font-weight="normal" fo:font-family="'Liberation Serif'" style:font-family-asian="'Liberation Serif'" style:font-family-complex="'Liberation Serif'" fo:background-color="transparent" style:use-window-font-color="true"/>
    </style:style>
    <style:style style:name="T178" style:family="text">
      <style:text-properties fo:font-size="18.00pt" fo:font-weight="bold" fo:font-family="'Liberation Serif'" style:font-family-asian="'Liberation Serif'" style:font-family-complex="'Liberation Serif'" fo:background-color="transparent" style:use-window-font-color="true"/>
    </style:style>
    <style:style style:name="T179" style:family="text">
      <style:text-properties fo:font-size="12.00pt" fo:font-weight="normal" fo:font-family="'Liberation Serif'" style:font-family-asian="'Liberation Serif'" style:font-family-complex="'Liberation Serif'" fo:background-color="transparent" style:use-window-font-color="true"/>
    </style:style>
    <style:style style:name="T180" style:family="text">
      <style:text-properties fo:font-size="18.00pt" fo:font-weight="bold" fo:font-family="'Liberation Serif'" style:font-family-asian="'Liberation Serif'" style:font-family-complex="'Liberation Serif'" fo:background-color="transparent" style:use-window-font-color="true"/>
    </style:style>
    <style:style style:name="T181" style:family="text">
      <style:text-properties fo:font-size="12.00pt" fo:font-weight="normal" fo:font-family="'Liberation Serif'" style:font-family-asian="'Liberation Serif'" style:font-family-complex="'Liberation Serif'" fo:background-color="transparent" style:use-window-font-color="true"/>
    </style:style>
    <style:style style:name="T18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18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4" style:family="text">
      <style:text-properties fo:font-size="12.00pt" fo:font-weight="normal" fo:font-family="'Liberation Serif'" style:font-family-asian="'Liberation Serif'" style:font-family-complex="'Liberation Serif'" fo:background-color="transparent" style:use-window-font-color="true"/>
    </style:style>
    <style:style style:name="T185" style:family="text">
      <style:text-properties fo:font-size="18.00pt" fo:font-weight="bold" fo:font-family="'Liberation Serif'" style:font-family-asian="'Liberation Serif'" style:font-family-complex="'Liberation Serif'" fo:background-color="transparent" style:use-window-font-color="true"/>
    </style:style>
    <style:style style:name="T186" style:family="text">
      <style:text-properties fo:font-size="12.00pt" fo:font-weight="normal" fo:font-family="'Liberation Serif'" style:font-family-asian="'Liberation Serif'" style:font-family-complex="'Liberation Serif'" fo:background-color="transparent" style:use-window-font-color="true"/>
    </style:style>
    <style:style style:name="T18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18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9" style:family="text">
      <style:text-properties fo:font-size="12.00pt" fo:font-weight="normal" fo:font-family="'Liberation Serif'" style:font-family-asian="'Liberation Serif'" style:font-family-complex="'Liberation Serif'" fo:background-color="transparent" style:use-window-font-color="true"/>
    </style:style>
    <style:style style:name="T190" style:family="text">
      <style:text-properties fo:font-size="12.00pt" fo:font-weight="bold" fo:font-family="'Liberation Serif'" style:font-family-asian="'Liberation Serif'" style:font-family-complex="'Liberation Serif'" fo:background-color="transparent" style:use-window-font-color="true"/>
    </style:style>
    <style:style style:name="T191" style:family="text">
      <style:text-properties fo:font-size="12.00pt" fo:font-weight="normal" fo:font-family="'Liberation Serif'" style:font-family-asian="'Liberation Serif'" style:font-family-complex="'Liberation Serif'" fo:background-color="transparent" style:use-window-font-color="true"/>
    </style:style>
    <style:style style:name="T192" style:family="text">
      <style:text-properties fo:font-size="12.00pt" fo:font-weight="bold" fo:font-family="'Liberation Serif'" style:font-family-asian="'Liberation Serif'" style:font-family-complex="'Liberation Serif'" fo:background-color="transparent" style:use-window-font-color="true"/>
    </style:style>
    <style:style style:name="T193" style:family="text">
      <style:text-properties fo:font-size="12.00pt" fo:font-weight="normal" fo:font-family="'Liberation Serif'" style:font-family-asian="'Liberation Serif'" style:font-family-complex="'Liberation Serif'" fo:background-color="transparent" style:use-window-font-color="true"/>
    </style:style>
    <style:style style:name="T194" style:family="text">
      <style:text-properties fo:font-size="12.00pt" fo:font-weight="normal" fo:font-family="'DejaVu Sans Mono'" style:font-family-asian="'DejaVu Sans Mono'" style:font-family-complex="'DejaVu Sans Mono'" fo:background-color="transparent" style:use-window-font-color="true"/>
    </style:style>
    <style:style style:name="T195" style:family="text">
      <style:text-properties fo:font-size="12.00pt" fo:font-weight="normal" fo:font-family="'Liberation Serif'" style:font-family-asian="'Liberation Serif'" style:font-family-complex="'Liberation Serif'" fo:background-color="transparent" style:use-window-font-color="true"/>
    </style:style>
    <style:style style:name="T196" style:family="text">
      <style:text-properties fo:font-size="12.00pt" fo:font-weight="normal" fo:font-family="'DejaVu Sans Mono'" style:font-family-asian="'DejaVu Sans Mono'" style:font-family-complex="'DejaVu Sans Mono'" fo:background-color="transparent" style:use-window-font-color="true"/>
    </style:style>
    <style:style style:name="T197" style:family="text">
      <style:text-properties fo:font-size="12.00pt" fo:font-weight="normal" fo:font-family="'Liberation Serif'" style:font-family-asian="'Liberation Serif'" style:font-family-complex="'Liberation Serif'" fo:background-color="transparent" style:use-window-font-color="true"/>
    </style:style>
    <style:style style:name="T19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19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00" style:family="text">
      <style:text-properties fo:font-size="12.00pt" fo:font-weight="normal" fo:font-family="'Liberation Serif'" style:font-family-asian="'Liberation Serif'" style:font-family-complex="'Liberation Serif'" fo:background-color="transparent" style:use-window-font-color="true"/>
    </style:style>
    <style:style style:name="T20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20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03" style:family="text">
      <style:text-properties fo:font-size="12.00pt" fo:font-weight="normal" fo:font-family="'Liberation Serif'" style:font-family-asian="'Liberation Serif'" style:font-family-complex="'Liberation Serif'" fo:background-color="transparent" style:use-window-font-color="true"/>
    </style:style>
    <style:style style:name="T204" style:family="text">
      <style:text-properties fo:font-size="18.00pt" fo:font-weight="bold" fo:font-family="'Liberation Serif'" style:font-family-asian="'Liberation Serif'" style:font-family-complex="'Liberation Serif'" fo:background-color="transparent" style:use-window-font-color="true"/>
    </style:style>
    <style:style style:name="T205" style:family="text">
      <style:text-properties fo:font-size="12.00pt" fo:font-weight="normal" fo:font-family="'Liberation Serif'" style:font-family-asian="'Liberation Serif'" style:font-family-complex="'Liberation Serif'" fo:background-color="transparent" style:use-window-font-color="true"/>
    </style:style>
    <style:style style:name="T206" style:family="text">
      <style:text-properties fo:font-size="12.00pt" fo:font-weight="bold" fo:font-family="'Liberation Serif'" style:font-family-asian="'Liberation Serif'" style:font-family-complex="'Liberation Serif'" fo:background-color="transparent" style:use-window-font-color="true"/>
    </style:style>
    <style:style style:name="T207" style:family="text">
      <style:text-properties fo:font-size="12.00pt" fo:font-weight="normal" fo:font-family="'Liberation Serif'" style:font-family-asian="'Liberation Serif'" style:font-family-complex="'Liberation Serif'" fo:background-color="transparent" style:use-window-font-color="true"/>
    </style:style>
    <style:style style:name="T208" style:family="text">
      <style:text-properties fo:font-size="12.00pt" fo:font-weight="normal" fo:font-family="'DejaVu Sans Mono'" style:font-family-asian="'DejaVu Sans Mono'" style:font-family-complex="'DejaVu Sans Mono'" fo:background-color="transparent" style:use-window-font-color="true"/>
    </style:style>
    <style:style style:name="T209" style:family="text">
      <style:text-properties fo:font-size="12.00pt" fo:font-weight="normal" fo:font-family="'Liberation Serif'" style:font-family-asian="'Liberation Serif'" style:font-family-complex="'Liberation Serif'" fo:background-color="transparent" style:use-window-font-color="true"/>
    </style:style>
    <style:style style:name="T210" style:family="text">
      <style:text-properties fo:font-size="12.00pt" fo:font-weight="normal" style:text-underline-mode="continuous" style:text-underline-type="single" style:text-underline-style="solid" style:text-underline-width="normal" fo:font-family="'DejaVu Sans Mono'" style:font-family-asian="'DejaVu Sans Mono'" style:font-family-complex="'DejaVu Sans Mono'" fo:background-color="transparent" fo:color="#0000ff" text:display="none"/>
    </style:style>
    <style:style style:name="T211" style:family="text">
      <style:text-properties fo:font-size="12.00pt" fo:font-weight="normal" style:text-underline-mode="continuous" style:text-underline-type="single" style:text-underline-style="solid" style:text-underline-width="normal" fo:font-family="'DejaVu Sans Mono'" style:font-family-asian="'DejaVu Sans Mono'" style:font-family-complex="'DejaVu Sans Mono'" fo:background-color="transparent" fo:color="#0000ff"/>
    </style:style>
    <style:style style:name="T212" style:family="text">
      <style:text-properties fo:font-size="12.00pt" fo:font-weight="normal" style:text-underline-mode="continuous" style:text-underline-type="single" style:text-underline-style="solid" style:text-underline-width="normal" fo:font-family="'DejaVu Sans Mono'" style:font-family-asian="'DejaVu Sans Mono'" style:font-family-complex="'DejaVu Sans Mono'" fo:background-color="transparent" fo:color="#0000ff" text:display="none"/>
    </style:style>
    <style:style style:name="T213" style:family="text">
      <style:text-properties fo:font-size="12.00pt" fo:font-weight="normal" style:text-underline-mode="continuous" style:text-underline-type="single" style:text-underline-style="solid" style:text-underline-width="normal" fo:font-family="'DejaVu Sans Mono'" style:font-family-asian="'DejaVu Sans Mono'" style:font-family-complex="'DejaVu Sans Mono'" fo:background-color="transparent" fo:color="#0000ff"/>
    </style:style>
    <style:style style:name="T214" style:family="text">
      <style:text-properties fo:font-size="12.00pt" fo:font-weight="normal" style:text-underline-mode="continuous" style:text-underline-type="single" style:text-underline-style="solid" style:text-underline-width="normal" fo:font-family="'DejaVu Sans Mono'" style:font-family-asian="'DejaVu Sans Mono'" style:font-family-complex="'DejaVu Sans Mono'" fo:background-color="transparent" fo:color="#0000ff" text:display="none"/>
    </style:style>
    <style:style style:name="T215" style:family="text">
      <style:text-properties fo:font-size="12.00pt" fo:font-weight="normal" style:text-underline-mode="continuous" style:text-underline-type="single" style:text-underline-style="solid" style:text-underline-width="normal" fo:font-family="'DejaVu Sans Mono'" style:font-family-asian="'DejaVu Sans Mono'" style:font-family-complex="'DejaVu Sans Mono'" fo:background-color="transparent" fo:color="#0000ff"/>
    </style:style>
    <style:style style:name="T216" style:family="text">
      <style:text-properties fo:font-size="12.00pt" fo:font-weight="normal" fo:font-family="'Liberation Serif'" style:font-family-asian="'Liberation Serif'" style:font-family-complex="'Liberation Serif'" fo:background-color="transparent" style:use-window-font-color="true"/>
    </style:style>
    <style:style style:name="T21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18" style:family="text">
      <style:text-properties fo:font-size="12.00pt" fo:font-weight="normal" fo:font-family="'Liberation Serif'" style:font-family-asian="'Liberation Serif'" style:font-family-complex="'Liberation Serif'" fo:background-color="transparent" style:use-window-font-color="true"/>
    </style:style>
    <style:style style:name="T2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22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1" style:family="text">
      <style:text-properties fo:font-size="12.00pt" fo:font-weight="normal" fo:font-family="'Liberation Serif'" style:font-family-asian="'Liberation Serif'" style:font-family-complex="'Liberation Serif'" fo:background-color="transparent" style:use-window-font-color="true"/>
    </style:style>
    <style:style style:name="T222" style:family="text">
      <style:text-properties fo:font-size="12.00pt" fo:font-weight="normal" fo:font-family="'DejaVu Sans Mono'" style:font-family-asian="'DejaVu Sans Mono'" style:font-family-complex="'DejaVu Sans Mono'" fo:background-color="transparent" style:use-window-font-color="true"/>
    </style:style>
    <style:style style:name="T223" style:family="text">
      <style:text-properties fo:font-size="12.00pt" fo:font-weight="normal" fo:font-family="'Liberation Serif'" style:font-family-asian="'Liberation Serif'" style:font-family-complex="'Liberation Serif'" fo:background-color="transparent" style:use-window-font-color="true"/>
    </style:style>
    <style:style style:name="T224" style:family="text">
      <style:text-properties fo:font-size="12.00pt" fo:font-weight="normal" fo:font-family="'DejaVu Sans Mono'" style:font-family-asian="'DejaVu Sans Mono'" style:font-family-complex="'DejaVu Sans Mono'" fo:background-color="transparent" style:use-window-font-color="true"/>
    </style:style>
    <style:style style:name="T225" style:family="text">
      <style:text-properties fo:font-size="12.00pt" fo:font-weight="normal" fo:font-family="'Liberation Serif'" style:font-family-asian="'Liberation Serif'" style:font-family-complex="'Liberation Serif'" fo:background-color="transparent" style:use-window-font-color="true"/>
    </style:style>
    <style:style style:name="T226" style:family="text">
      <style:text-properties fo:font-size="14.00pt" fo:font-weight="bold" fo:font-family="'Liberation Serif'" style:font-family-asian="'Liberation Serif'" style:font-family-complex="'Liberation Serif'" fo:background-color="transparent" style:use-window-font-color="true"/>
    </style:style>
    <style:style style:name="T227" style:family="text">
      <style:text-properties fo:font-size="12.00pt" fo:font-weight="normal" fo:font-family="'Liberation Serif'" style:font-family-asian="'Liberation Serif'" style:font-family-complex="'Liberation Serif'" fo:background-color="transparent" style:use-window-font-color="true"/>
    </style:style>
    <style:style style:name="T228" style:family="text">
      <style:text-properties fo:font-size="12.00pt" fo:font-weight="normal" fo:font-family="'DejaVu Sans Mono'" style:font-family-asian="'DejaVu Sans Mono'" style:font-family-complex="'DejaVu Sans Mono'" fo:background-color="transparent" style:use-window-font-color="true"/>
    </style:style>
    <style:style style:name="T229" style:family="text">
      <style:text-properties fo:font-size="12.00pt" fo:font-weight="normal" fo:font-family="'Liberation Serif'" style:font-family-asian="'Liberation Serif'" style:font-family-complex="'Liberation Serif'" fo:background-color="transparent" style:use-window-font-color="true"/>
    </style:style>
    <style:style style:name="T230" style:family="text">
      <style:text-properties fo:font-size="14.00pt" fo:font-weight="bold" fo:font-family="'Liberation Serif'" style:font-family-asian="'Liberation Serif'" style:font-family-complex="'Liberation Serif'" fo:background-color="transparent" style:use-window-font-color="true"/>
    </style:style>
    <style:style style:name="T231" style:family="text">
      <style:text-properties fo:font-size="12.00pt" fo:font-weight="bold" fo:font-family="'Liberation Serif'" style:font-family-asian="'Liberation Serif'" style:font-family-complex="'Liberation Serif'" fo:background-color="transparent" style:use-window-font-color="true"/>
    </style:style>
    <style:style style:name="T232" style:family="text">
      <style:text-properties fo:font-size="12.00pt" fo:font-weight="normal" fo:font-family="'Liberation Serif'" style:font-family-asian="'Liberation Serif'" style:font-family-complex="'Liberation Serif'" fo:background-color="transparent" style:use-window-font-color="true"/>
    </style:style>
    <style:style style:name="T233" style:family="text">
      <style:text-properties fo:font-size="12.00pt" fo:font-weight="normal" fo:font-family="'DejaVu Sans Mono'" style:font-family-asian="'DejaVu Sans Mono'" style:font-family-complex="'DejaVu Sans Mono'" fo:background-color="transparent" style:use-window-font-color="true"/>
    </style:style>
    <style:style style:name="T234" style:family="text">
      <style:text-properties fo:font-size="12.00pt" fo:font-weight="normal" fo:font-family="'Liberation Serif'" style:font-family-asian="'Liberation Serif'" style:font-family-complex="'Liberation Serif'" fo:background-color="transparent" style:use-window-font-color="true"/>
    </style:style>
    <style:style style:name="T235" style:family="text">
      <style:text-properties fo:font-size="12.00pt" fo:font-weight="normal" fo:font-family="'DejaVu Sans Mono'" style:font-family-asian="'DejaVu Sans Mono'" style:font-family-complex="'DejaVu Sans Mono'" fo:background-color="transparent" style:use-window-font-color="true"/>
    </style:style>
    <style:style style:name="T236" style:family="text">
      <style:text-properties fo:font-size="12.00pt" fo:font-weight="normal" fo:font-family="'Liberation Serif'" style:font-family-asian="'Liberation Serif'" style:font-family-complex="'Liberation Serif'" fo:background-color="transparent" style:use-window-font-color="true"/>
    </style:style>
    <style:style style:name="T237" style:family="text">
      <style:text-properties fo:font-size="12.00pt" fo:font-weight="normal" fo:font-family="'DejaVu Sans Mono'" style:font-family-asian="'DejaVu Sans Mono'" style:font-family-complex="'DejaVu Sans Mono'" fo:background-color="transparent" style:use-window-font-color="true"/>
    </style:style>
    <style:style style:name="T238" style:family="text">
      <style:text-properties fo:font-size="12.00pt" fo:font-weight="normal" fo:font-family="'Liberation Serif'" style:font-family-asian="'Liberation Serif'" style:font-family-complex="'Liberation Serif'" fo:background-color="transparent" style:use-window-font-color="true"/>
    </style:style>
    <style:style style:name="T239" style:family="text">
      <style:text-properties fo:font-size="12.00pt" fo:font-weight="normal" fo:font-family="'DejaVu Sans Mono'" style:font-family-asian="'DejaVu Sans Mono'" style:font-family-complex="'DejaVu Sans Mono'" fo:background-color="transparent" style:use-window-font-color="true"/>
    </style:style>
    <style:style style:name="T240" style:family="text">
      <style:text-properties fo:font-size="12.00pt" fo:font-weight="normal" fo:font-family="'Liberation Serif'" style:font-family-asian="'Liberation Serif'" style:font-family-complex="'Liberation Serif'" fo:background-color="transparent" style:use-window-font-color="true"/>
    </style:style>
    <style:style style:name="T241" style:family="text">
      <style:text-properties fo:font-size="12.00pt" fo:font-weight="normal" fo:font-family="'DejaVu Sans Mono'" style:font-family-asian="'DejaVu Sans Mono'" style:font-family-complex="'DejaVu Sans Mono'" fo:background-color="transparent" style:use-window-font-color="true"/>
    </style:style>
    <style:style style:name="T242" style:family="text">
      <style:text-properties fo:font-size="12.00pt" fo:font-weight="normal" fo:font-family="'Liberation Serif'" style:font-family-asian="'Liberation Serif'" style:font-family-complex="'Liberation Serif'" fo:background-color="transparent" style:use-window-font-color="true"/>
    </style:style>
    <style:style style:name="T243" style:family="text">
      <style:text-properties fo:font-size="12.00pt" fo:font-weight="bold" fo:font-family="'Liberation Serif'" style:font-family-asian="'Liberation Serif'" style:font-family-complex="'Liberation Serif'" fo:background-color="transparent" style:use-window-font-color="true"/>
    </style:style>
    <style:style style:name="T244" style:family="text">
      <style:text-properties fo:font-size="12.00pt" fo:font-weight="normal" fo:font-family="'Liberation Serif'" style:font-family-asian="'Liberation Serif'" style:font-family-complex="'Liberation Serif'" fo:background-color="transparent" style:use-window-font-color="true"/>
    </style:style>
    <style:style style:name="T245" style:family="text">
      <style:text-properties fo:font-size="12.00pt" fo:font-weight="normal" fo:font-family="'DejaVu Sans Mono'" style:font-family-asian="'DejaVu Sans Mono'" style:font-family-complex="'DejaVu Sans Mono'" fo:background-color="transparent" style:use-window-font-color="true"/>
    </style:style>
    <style:style style:name="T246" style:family="text">
      <style:text-properties fo:font-size="12.00pt" fo:font-weight="normal" fo:font-family="'Liberation Serif'" style:font-family-asian="'Liberation Serif'" style:font-family-complex="'Liberation Serif'" fo:background-color="transparent" style:use-window-font-color="true"/>
    </style:style>
    <style:style style:name="T247" style:family="text">
      <style:text-properties fo:font-size="12.00pt" fo:font-weight="normal" fo:font-family="'DejaVu Sans Mono'" style:font-family-asian="'DejaVu Sans Mono'" style:font-family-complex="'DejaVu Sans Mono'" fo:background-color="transparent" style:use-window-font-color="true"/>
    </style:style>
    <style:style style:name="T248" style:family="text">
      <style:text-properties fo:font-size="12.00pt" fo:font-weight="normal" fo:font-family="'Liberation Serif'" style:font-family-asian="'Liberation Serif'" style:font-family-complex="'Liberation Serif'" fo:background-color="transparent" style:use-window-font-color="true"/>
    </style:style>
    <style:style style:name="T249" style:family="text">
      <style:text-properties fo:font-size="12.00pt" fo:font-weight="normal" fo:font-family="'DejaVu Sans Mono'" style:font-family-asian="'DejaVu Sans Mono'" style:font-family-complex="'DejaVu Sans Mono'" fo:background-color="transparent" style:use-window-font-color="true"/>
    </style:style>
    <style:style style:name="T250" style:family="text">
      <style:text-properties fo:font-size="12.00pt" fo:font-weight="normal" fo:font-family="'Liberation Serif'" style:font-family-asian="'Liberation Serif'" style:font-family-complex="'Liberation Serif'" fo:background-color="transparent" style:use-window-font-color="true"/>
    </style:style>
    <style:style style:name="T251" style:family="text">
      <style:text-properties fo:font-size="12.00pt" fo:font-weight="normal" fo:font-family="'DejaVu Sans Mono'" style:font-family-asian="'DejaVu Sans Mono'" style:font-family-complex="'DejaVu Sans Mono'" fo:background-color="transparent" style:use-window-font-color="true"/>
    </style:style>
    <style:style style:name="T252" style:family="text">
      <style:text-properties fo:font-size="12.00pt" fo:font-weight="normal" fo:font-family="'Liberation Serif'" style:font-family-asian="'Liberation Serif'" style:font-family-complex="'Liberation Serif'" fo:background-color="transparent" style:use-window-font-color="true"/>
    </style:style>
    <style:style style:name="T253" style:family="text">
      <style:text-properties fo:font-size="18.00pt" fo:font-weight="bold" fo:font-family="'Liberation Serif'" style:font-family-asian="'Liberation Serif'" style:font-family-complex="'Liberation Serif'" fo:background-color="transparent" style:use-window-font-color="true"/>
    </style:style>
    <style:style style:name="T254" style:family="text">
      <style:text-properties fo:font-size="14.00pt" fo:font-weight="bold" fo:font-family="'Liberation Serif'" style:font-family-asian="'Liberation Serif'" style:font-family-complex="'Liberation Serif'" fo:background-color="transparent" style:use-window-font-color="true"/>
    </style:style>
    <style:style style:name="T255" style:family="text">
      <style:text-properties fo:font-size="12.00pt" fo:font-weight="normal" fo:font-family="'Liberation Serif'" style:font-family-asian="'Liberation Serif'" style:font-family-complex="'Liberation Serif'" fo:background-color="transparent" style:use-window-font-color="true"/>
    </style:style>
    <style:style style:name="T256" style:family="text">
      <style:text-properties fo:font-size="14.00pt" fo:font-weight="bold" fo:font-family="'Liberation Serif'" style:font-family-asian="'Liberation Serif'" style:font-family-complex="'Liberation Serif'" fo:background-color="transparent" style:use-window-font-color="true"/>
    </style:style>
    <style:style style:name="T257" style:family="text">
      <style:text-properties fo:font-size="12.00pt" fo:font-weight="normal" fo:font-family="'Liberation Serif'" style:font-family-asian="'Liberation Serif'" style:font-family-complex="'Liberation Serif'" fo:background-color="transparent" style:use-window-font-color="true"/>
    </style:style>
    <style:style style:name="T258" style:family="text">
      <style:text-properties fo:font-size="12.00pt" fo:font-weight="normal" fo:font-family="'DejaVu Sans Mono'" style:font-family-asian="'DejaVu Sans Mono'" style:font-family-complex="'DejaVu Sans Mono'" fo:background-color="transparent" style:use-window-font-color="true"/>
    </style:style>
    <style:style style:name="T259" style:family="text">
      <style:text-properties fo:font-size="12.00pt" fo:font-weight="normal" fo:font-family="'Liberation Serif'" style:font-family-asian="'Liberation Serif'" style:font-family-complex="'Liberation Serif'" fo:background-color="transparent" style:use-window-font-color="true"/>
    </style:style>
    <style:style style:name="T260" style:family="text">
      <style:text-properties fo:font-size="12.00pt" fo:font-weight="normal" fo:font-family="'DejaVu Sans Mono'" style:font-family-asian="'DejaVu Sans Mono'" style:font-family-complex="'DejaVu Sans Mono'" fo:background-color="transparent" style:use-window-font-color="true"/>
    </style:style>
    <style:style style:name="T261" style:family="text">
      <style:text-properties fo:font-size="12.00pt" fo:font-weight="normal" fo:font-family="'Liberation Serif'" style:font-family-asian="'Liberation Serif'" style:font-family-complex="'Liberation Serif'" fo:background-color="transparent" style:use-window-font-color="true"/>
    </style:style>
    <style:style style:name="T262" style:family="text">
      <style:text-properties fo:font-size="12.00pt" fo:font-weight="normal" fo:font-family="'DejaVu Sans Mono'" style:font-family-asian="'DejaVu Sans Mono'" style:font-family-complex="'DejaVu Sans Mono'" fo:background-color="transparent" style:use-window-font-color="true"/>
    </style:style>
    <style:style style:name="T263" style:family="text">
      <style:text-properties fo:font-size="12.00pt" fo:font-weight="normal" fo:font-family="'Liberation Serif'" style:font-family-asian="'Liberation Serif'" style:font-family-complex="'Liberation Serif'"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bold" fo:font-family="'Liberation Serif'" style:font-family-asian="'Liberation Serif'" style:font-family-complex="'Liberation Serif'"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2.00pt" fo:font-weight="bold" fo:font-family="'Liberation Serif'" style:font-family-asian="'Liberation Serif'" style:font-family-complex="'Liberation Serif'"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2.00pt" fo:font-weight="bold" fo:font-family="'Liberation Serif'" style:font-family-asian="'Liberation Serif'" style:font-family-complex="'Liberation Serif'"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2.00pt" fo:font-weight="normal" fo:font-family="'DejaVu Sans Mono'" style:font-family-asian="'DejaVu Sans Mono'" style:font-family-complex="'DejaVu Sans Mono'"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2.00pt" fo:font-weight="normal" fo:font-family="'Liberation Serif'" style:font-family-asian="'Liberation Serif'" style:font-family-complex="'Liberation Serif'"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2.00pt" fo:font-weight="normal" fo:font-family="'Liberation Serif'" style:font-family-asian="'Liberation Serif'" style:font-family-complex="'Liberation Serif'"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normal" fo:font-family="'DejaVu Sans Mono'" style:font-family-asian="'DejaVu Sans Mono'" style:font-family-complex="'DejaVu Sans Mono'"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normal" fo:font-family="'Liberation Serif'" style:font-family-asian="'Liberation Serif'" style:font-family-complex="'Liberation Serif'"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normal" fo:font-family="'Liberation Serif'" style:font-family-asian="'Liberation Serif'" style:font-family-complex="'Liberation Serif'"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2.00pt" fo:font-weight="normal" fo:font-family="'DejaVu Sans Mono'" style:font-family-asian="'DejaVu Sans Mono'" style:font-family-complex="'DejaVu Sans Mono'"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2.00pt" fo:font-weight="normal" fo:font-family="'Liberation Serif'" style:font-family-asian="'Liberation Serif'" style:font-family-complex="'Liberation Serif'"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2.00pt" fo:font-weight="normal" fo:font-family="'Liberation Serif'" style:font-family-asian="'Liberation Serif'" style:font-family-complex="'Liberation Serif'"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2.00pt" fo:font-weight="normal" fo:font-family="'DejaVu Sans Mono'" style:font-family-asian="'DejaVu Sans Mono'" style:font-family-complex="'DejaVu Sans Mono'"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2.00pt" fo:font-weight="normal" fo:font-family="'Liberation Serif'" style:font-family-asian="'Liberation Serif'" style:font-family-complex="'Liberation Serif'"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2.00pt" fo:font-weight="normal" fo:font-family="'Liberation Serif'" style:font-family-asian="'Liberation Serif'" style:font-family-complex="'Liberation Serif'"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normal" fo:font-family="'DejaVu Sans Mono'" style:font-family-asian="'DejaVu Sans Mono'" style:font-family-complex="'DejaVu Sans Mono'"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2.00pt" fo:font-weight="normal" fo:font-family="'Liberation Serif'" style:font-family-asian="'Liberation Serif'" style:font-family-complex="'Liberation Serif'"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2.00pt" fo:font-weight="normal" fo:font-family="'Liberation Serif'" style:font-family-asian="'Liberation Serif'" style:font-family-complex="'Liberation Serif'"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2.00pt" fo:font-weight="normal" fo:font-family="'DejaVu Sans Mono'" style:font-family-asian="'DejaVu Sans Mono'" style:font-family-complex="'DejaVu Sans Mono'"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2.00pt" fo:font-weight="normal" fo:font-family="'Liberation Serif'" style:font-family-asian="'Liberation Serif'" style:font-family-complex="'Liberation Serif'"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2.00pt" fo:font-weight="normal" fo:font-family="'Liberation Serif'" style:font-family-asian="'Liberation Serif'" style:font-family-complex="'Liberation Serif'"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2.00pt" fo:font-weight="normal" fo:font-family="'DejaVu Sans Mono'" style:font-family-asian="'DejaVu Sans Mono'" style:font-family-complex="'DejaVu Sans Mono'"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2.00pt" fo:font-weight="normal" fo:font-family="'Liberation Serif'" style:font-family-asian="'Liberation Serif'" style:font-family-complex="'Liberation Serif'"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2.00pt" fo:font-weight="normal" fo:font-family="'Liberation Serif'" style:font-family-asian="'Liberation Serif'" style:font-family-complex="'Liberation Serif'"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2.00pt" fo:font-weight="normal" fo:font-family="'DejaVu Sans Mono'" style:font-family-asian="'DejaVu Sans Mono'" style:font-family-complex="'DejaVu Sans Mono'"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2.00pt" fo:font-weight="normal" fo:font-family="'Liberation Serif'" style:font-family-asian="'Liberation Serif'" style:font-family-complex="'Liberation Serif'"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2.00pt" fo:font-weight="normal" fo:font-family="'Liberation Serif'" style:font-family-asian="'Liberation Serif'" style:font-family-complex="'Liberation Serif'"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2.00pt" fo:font-weight="normal" fo:font-family="'DejaVu Sans Mono'" style:font-family-asian="'DejaVu Sans Mono'" style:font-family-complex="'DejaVu Sans Mono'"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2.00pt" fo:font-weight="normal" fo:font-family="'Liberation Serif'" style:font-family-asian="'Liberation Serif'" style:font-family-complex="'Liberation Serif'"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2.00pt" fo:font-weight="normal" fo:font-family="'Liberation Serif'" style:font-family-asian="'Liberation Serif'" style:font-family-complex="'Liberation Serif'"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normal" fo:font-family="'DejaVu Sans Mono'" style:font-family-asian="'DejaVu Sans Mono'" style:font-family-complex="'DejaVu Sans Mono'"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2.00pt" fo:font-weight="normal" fo:font-family="'Liberation Serif'" style:font-family-asian="'Liberation Serif'" style:font-family-complex="'Liberation Serif'"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2.00pt" fo:font-weight="normal" fo:font-family="'Liberation Serif'" style:font-family-asian="'Liberation Serif'" style:font-family-complex="'Liberation Serif'"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normal" fo:font-family="'DejaVu Sans Mono'" style:font-family-asian="'DejaVu Sans Mono'" style:font-family-complex="'DejaVu Sans Mono'"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normal" fo:font-family="'Liberation Serif'" style:font-family-asian="'Liberation Serif'" style:font-family-complex="'Liberation Serif'"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2.00pt" fo:font-weight="normal" fo:font-family="'Liberation Serif'" style:font-family-asian="'Liberation Serif'" style:font-family-complex="'Liberation Serif'"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2.00pt" fo:font-weight="normal" fo:font-family="'DejaVu Sans Mono'" style:font-family-asian="'DejaVu Sans Mono'" style:font-family-complex="'DejaVu Sans Mono'"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Liberation Serif'" style:font-family-asian="'Liberation Serif'" style:font-family-complex="'Liberation Serif'"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2.00pt" fo:font-weight="normal" fo:font-family="'Liberation Serif'" style:font-family-asian="'Liberation Serif'" style:font-family-complex="'Liberation Serif'"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2.00pt" fo:font-weight="bold" fo:font-family="'Liberation Serif'" style:font-family-asian="'Liberation Serif'" style:font-family-complex="'Liberation Serif'" fo:background-color="transparent" style:use-window-font-color="true"/>
    </style:style>
    <style:style style:name="T344" style:family="text">
      <style:text-properties fo:font-size="12.00pt" fo:font-weight="normal" fo:font-family="'Liberation Serif'" style:font-family-asian="'Liberation Serif'" style:font-family-complex="'Liberation Serif'" fo:background-color="transparent" style:use-window-font-color="true"/>
    </style:style>
    <style:style style:name="T345" style:family="text">
      <style:text-properties fo:font-size="14.00pt" fo:font-weight="bold" fo:font-family="'Liberation Serif'" style:font-family-asian="'Liberation Serif'" style:font-family-complex="'Liberation Serif'" fo:background-color="transparent" style:use-window-font-color="true"/>
    </style:style>
    <style:style style:name="T346" style:family="text">
      <style:text-properties fo:font-size="12.00pt" fo:font-weight="normal" fo:font-family="'Liberation Serif'" style:font-family-asian="'Liberation Serif'" style:font-family-complex="'Liberation Serif'" fo:background-color="transparent" style:use-window-font-color="true"/>
    </style:style>
    <style:style style:name="T347" style:family="text">
      <style:text-properties fo:font-size="12.00pt" fo:font-weight="bold" fo:font-family="'Liberation Serif'" style:font-family-asian="'Liberation Serif'" style:font-family-complex="'Liberation Serif'" fo:background-color="transparent" style:use-window-font-color="true"/>
    </style:style>
    <style:style style:name="T348" style:family="text">
      <style:text-properties fo:font-size="12.00pt" fo:font-weight="normal" fo:font-family="'Liberation Serif'" style:font-family-asian="'Liberation Serif'" style:font-family-complex="'Liberation Serif'" fo:background-color="transparent" style:use-window-font-color="true"/>
    </style:style>
    <style:style style:name="T349" style:family="text">
      <style:text-properties fo:font-size="12.00pt" fo:font-weight="bold" fo:font-family="'Liberation Serif'" style:font-family-asian="'Liberation Serif'" style:font-family-complex="'Liberation Serif'" fo:background-color="transparent" style:use-window-font-color="true"/>
    </style:style>
    <style:style style:name="T350" style:family="text">
      <style:text-properties fo:font-size="12.00pt" fo:font-weight="normal" fo:font-family="'Liberation Serif'" style:font-family-asian="'Liberation Serif'" style:font-family-complex="'Liberation Serif'" fo:background-color="transparent" style:use-window-font-color="true"/>
    </style:style>
    <style:style style:name="T351" style:family="text">
      <style:text-properties fo:font-size="18.00pt" fo:font-weight="bold" fo:font-family="'Liberation Serif'" style:font-family-asian="'Liberation Serif'" style:font-family-complex="'Liberation Serif'" fo:background-color="transparent" style:use-window-font-color="true"/>
    </style:style>
    <style:style style:name="T352" style:family="text">
      <style:text-properties fo:font-size="14.00pt" fo:font-weight="bold" fo:font-family="'Liberation Serif'" style:font-family-asian="'Liberation Serif'" style:font-family-complex="'Liberation Serif'" fo:background-color="transparent" style:use-window-font-color="true"/>
    </style:style>
    <style:style style:name="T353" style:family="text">
      <style:text-properties fo:font-size="12.00pt" fo:font-weight="normal" fo:font-family="'Liberation Serif'" style:font-family-asian="'Liberation Serif'" style:font-family-complex="'Liberation Serif'" fo:background-color="transparent" style:use-window-font-color="true"/>
    </style:style>
    <style:style style:name="T354" style:family="text">
      <style:text-properties fo:font-size="18.00pt" fo:font-weight="bold" fo:font-family="'Liberation Serif'" style:font-family-asian="'Liberation Serif'" style:font-family-complex="'Liberation Serif'" fo:background-color="transparent" style:use-window-font-color="true"/>
    </style:style>
    <style:style style:name="T355" style:family="text">
      <style:text-properties fo:font-size="12.00pt" fo:font-weight="normal" fo:font-family="'Liberation Serif'" style:font-family-asian="'Liberation Serif'" style:font-family-complex="'Liberation Serif'" fo:background-color="transparent" style:use-window-font-color="true"/>
    </style:style>
    <style:style style:name="T356" style:family="text">
      <style:text-properties fo:font-size="14.00pt" fo:font-weight="bold" fo:font-family="'Liberation Serif'" style:font-family-asian="'Liberation Serif'" style:font-family-complex="'Liberation Serif'" fo:background-color="transparent" style:use-window-font-color="true"/>
    </style:style>
    <style:style style:name="T357" style:family="text">
      <style:text-properties fo:font-size="12.00pt" fo:font-weight="normal" fo:font-family="'Liberation Serif'" style:font-family-asian="'Liberation Serif'" style:font-family-complex="'Liberation Serif'" fo:background-color="transparent" style:use-window-font-color="true"/>
    </style:style>
    <style:style style:name="T358" style:family="text">
      <style:text-properties fo:font-size="12.00pt" fo:font-weight="bold" fo:font-family="'Liberation Serif'" style:font-family-asian="'Liberation Serif'" style:font-family-complex="'Liberation Serif'" fo:background-color="transparent" style:use-window-font-color="true"/>
    </style:style>
    <style:style style:name="T359" style:family="text">
      <style:text-properties fo:font-size="12.00pt" fo:font-weight="normal" fo:font-family="'Liberation Serif'" style:font-family-asian="'Liberation Serif'" style:font-family-complex="'Liberation Serif'" fo:background-color="transparent" style:use-window-font-color="true"/>
    </style:style>
    <style:style style:name="T360" style:family="text">
      <style:text-properties fo:font-size="14.00pt" fo:font-weight="bold" fo:font-family="'Liberation Serif'" style:font-family-asian="'Liberation Serif'" style:font-family-complex="'Liberation Serif'" fo:background-color="transparent" style:use-window-font-color="true"/>
    </style:style>
    <style:style style:name="T361" style:family="text">
      <style:text-properties fo:font-size="12.00pt" fo:font-weight="normal" fo:font-family="'Liberation Serif'" style:font-family-asian="'Liberation Serif'" style:font-family-complex="'Liberation Serif'" fo:background-color="transparent" style:use-window-font-color="true"/>
    </style:style>
    <style:style style:name="T36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36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64" style:family="text">
      <style:text-properties fo:font-size="12.00pt" fo:font-weight="normal" fo:font-family="'Liberation Serif'" style:font-family-asian="'Liberation Serif'" style:font-family-complex="'Liberation Serif'" fo:background-color="transparent" style:use-window-font-color="true"/>
    </style:style>
    <style:style style:name="T365" style:family="text">
      <style:text-properties fo:font-size="18.00pt" fo:font-weight="bold" fo:font-family="'Liberation Serif'" style:font-family-asian="'Liberation Serif'" style:font-family-complex="'Liberation Serif'" fo:background-color="transparent" style:use-window-font-color="true"/>
    </style:style>
    <style:style style:name="T366" style:family="text">
      <style:text-properties fo:font-size="12.00pt" fo:font-weight="normal" fo:font-family="'Liberation Serif'" style:font-family-asian="'Liberation Serif'" style:font-family-complex="'Liberation Serif'"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2.00pt" fo:font-weight="bold" fo:font-family="'Liberation Serif'" style:font-family-asian="'Liberation Serif'" style:font-family-complex="'Liberation Serif'"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2.00pt" fo:font-weight="bold" fo:font-family="'Liberation Serif'" style:font-family-asian="'Liberation Serif'" style:font-family-complex="'Liberation Serif'"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2.00pt" fo:font-weight="bold" fo:font-family="'Liberation Serif'" style:font-family-asian="'Liberation Serif'" style:font-family-complex="'Liberation Serif'"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2.00pt" fo:font-weight="bold" fo:font-family="'Liberation Serif'" style:font-family-asian="'Liberation Serif'" style:font-family-complex="'Liberation Serif'"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2.00pt" fo:font-weight="bold" fo:font-family="'Liberation Serif'" style:font-family-asian="'Liberation Serif'" style:font-family-complex="'Liberation Serif'"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2.00pt" fo:font-weight="normal" fo:font-family="'Liberation Serif'" style:font-family-asian="'Liberation Serif'" style:font-family-complex="'Liberation Serif'"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normal" fo:font-family="'Liberation Serif'" style:font-family-asian="'Liberation Serif'" style:font-family-complex="'Liberation Serif'"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2.00pt" fo:font-weight="normal" fo:font-family="'Liberation Serif'" style:font-family-asian="'Liberation Serif'" style:font-family-complex="'Liberation Serif'"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2.00pt" fo:font-weight="normal" fo:font-family="'Liberation Serif'" style:font-family-asian="'Liberation Serif'" style:font-family-complex="'Liberation Serif'"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normal" fo:font-family="'Liberation Serif'" style:font-family-asian="'Liberation Serif'" style:font-family-complex="'Liberation Serif'"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2.00pt" fo:font-weight="normal" fo:font-family="'Liberation Serif'" style:font-family-asian="'Liberation Serif'" style:font-family-complex="'Liberation Serif'"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2.00pt" fo:font-weight="normal" fo:font-family="'Liberation Serif'" style:font-family-asian="'Liberation Serif'" style:font-family-complex="'Liberation Serif'"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2.00pt" fo:font-weight="normal" fo:font-family="'Liberation Serif'" style:font-family-asian="'Liberation Serif'" style:font-family-complex="'Liberation Serif'"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2.00pt" fo:font-weight="normal" fo:font-family="'Liberation Serif'" style:font-family-asian="'Liberation Serif'" style:font-family-complex="'Liberation Serif'"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2.00pt" fo:font-weight="normal" fo:font-family="'Liberation Serif'" style:font-family-asian="'Liberation Serif'" style:font-family-complex="'Liberation Serif'"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2.00pt" fo:font-weight="normal" fo:font-family="'Liberation Serif'" style:font-family-asian="'Liberation Serif'" style:font-family-complex="'Liberation Serif'"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2.00pt" fo:font-weight="normal" fo:font-family="'Liberation Serif'" style:font-family-asian="'Liberation Serif'" style:font-family-complex="'Liberation Serif'"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2.00pt" fo:font-weight="normal" fo:font-family="'Liberation Serif'" style:font-family-asian="'Liberation Serif'" style:font-family-complex="'Liberation Serif'"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2.00pt" fo:font-weight="normal" fo:font-family="'Liberation Serif'" style:font-family-asian="'Liberation Serif'" style:font-family-complex="'Liberation Serif'"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Liberation Serif'" style:font-family-asian="'Liberation Serif'" style:font-family-complex="'Liberation Serif'"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4.00pt" fo:font-weight="bold" fo:font-family="'Liberation Serif'" style:font-family-asian="'Liberation Serif'" style:font-family-complex="'Liberation Serif'" fo:background-color="transparent" style:use-window-font-color="true"/>
    </style:style>
    <style:style style:name="T409" style:family="text">
      <style:text-properties fo:font-size="12.00pt" fo:font-weight="normal" fo:font-family="'Liberation Serif'" style:font-family-asian="'Liberation Serif'" style:font-family-complex="'Liberation Serif'" fo:background-color="transparent" style:use-window-font-color="true"/>
    </style:style>
    <style:style style:name="T4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12" style:family="text">
      <style:text-properties fo:font-size="12.00pt" fo:font-weight="normal" fo:font-family="'Liberation Serif'" style:font-family-asian="'Liberation Serif'" style:font-family-complex="'Liberation Serif'" fo:background-color="transparent" style:use-window-font-color="true"/>
    </style:style>
    <style:style style:name="T413" style:family="text">
      <style:text-properties fo:font-size="12.00pt" fo:font-weight="bold" fo:font-family="'Liberation Serif'" style:font-family-asian="'Liberation Serif'" style:font-family-complex="'Liberation Serif'" fo:background-color="transparent" style:use-window-font-color="true"/>
    </style:style>
    <style:style style:name="T414" style:family="text">
      <style:text-properties fo:font-size="12.00pt" fo:font-weight="normal" fo:font-family="'Liberation Serif'" style:font-family-asian="'Liberation Serif'" style:font-family-complex="'Liberation Serif'" fo:background-color="transparent" style:use-window-font-color="true"/>
    </style:style>
    <style:style style:name="T415" style:family="text">
      <style:text-properties fo:font-size="12.00pt" fo:font-weight="bold" fo:font-family="'Liberation Serif'" style:font-family-asian="'Liberation Serif'" style:font-family-complex="'Liberation Serif'" fo:background-color="transparent" style:use-window-font-color="true"/>
    </style:style>
    <style:style style:name="T416" style:family="text">
      <style:text-properties fo:font-size="12.00pt" fo:font-weight="normal" fo:font-family="'Liberation Serif'" style:font-family-asian="'Liberation Serif'" style:font-family-complex="'Liberation Serif'" fo:background-color="transparent" style:use-window-font-color="true"/>
    </style:style>
    <style:style style:name="T417" style:family="text">
      <style:text-properties fo:font-size="12.00pt" fo:font-weight="bold" fo:font-family="'Liberation Serif'" style:font-family-asian="'Liberation Serif'" style:font-family-complex="'Liberation Serif'" fo:background-color="transparent" style:use-window-font-color="true"/>
    </style:style>
    <style:style style:name="T418" style:family="text">
      <style:text-properties fo:font-size="12.00pt" fo:font-weight="normal" fo:font-family="'Liberation Serif'" style:font-family-asian="'Liberation Serif'" style:font-family-complex="'Liberation Serif'" fo:background-color="transparent" style:use-window-font-color="true"/>
    </style:style>
    <style:style style:name="T4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2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21" style:family="text">
      <style:text-properties fo:font-size="12.00pt" fo:font-weight="normal" fo:font-family="'Liberation Serif'" style:font-family-asian="'Liberation Serif'" style:font-family-complex="'Liberation Serif'" fo:background-color="transparent" style:use-window-font-color="true"/>
    </style:style>
    <style:style style:name="T42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2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24" style:family="text">
      <style:text-properties fo:font-size="12.00pt" fo:font-weight="normal" fo:font-family="'Liberation Serif'" style:font-family-asian="'Liberation Serif'" style:font-family-complex="'Liberation Serif'" fo:background-color="transparent" style:use-window-font-color="true"/>
    </style:style>
    <style:style style:name="T425" style:family="text">
      <style:text-properties fo:font-size="14.00pt" fo:font-weight="bold" fo:font-family="'Liberation Serif'" style:font-family-asian="'Liberation Serif'" style:font-family-complex="'Liberation Serif'" fo:background-color="transparent" style:use-window-font-color="true"/>
    </style:style>
    <style:style style:name="T426" style:family="text">
      <style:text-properties fo:font-size="12.00pt" fo:font-weight="normal" fo:font-family="'Liberation Serif'" style:font-family-asian="'Liberation Serif'" style:font-family-complex="'Liberation Serif'" fo:background-color="transparent" style:use-window-font-color="true"/>
    </style:style>
    <style:style style:name="T427" style:family="text">
      <style:text-properties fo:font-size="12.00pt" fo:font-weight="bold" fo:font-family="'Liberation Serif'" style:font-family-asian="'Liberation Serif'" style:font-family-complex="'Liberation Serif'" fo:background-color="transparent" style:use-window-font-color="true"/>
    </style:style>
    <style:style style:name="T428" style:family="text">
      <style:text-properties fo:font-size="12.00pt" fo:font-weight="normal" fo:font-family="'Liberation Serif'" style:font-family-asian="'Liberation Serif'" style:font-family-complex="'Liberation Serif'" fo:background-color="transparent" style:use-window-font-color="true"/>
    </style:style>
    <style:style style:name="T42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3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31" style:family="text">
      <style:text-properties fo:font-size="12.00pt" fo:font-weight="normal" fo:font-family="'Liberation Serif'" style:font-family-asian="'Liberation Serif'" style:font-family-complex="'Liberation Serif'" fo:background-color="transparent" style:use-window-font-color="true"/>
    </style:style>
    <style:style style:name="T432" style:family="text">
      <style:text-properties fo:font-size="12.00pt" fo:font-weight="bold" fo:font-family="'Liberation Serif'" style:font-family-asian="'Liberation Serif'" style:font-family-complex="'Liberation Serif'" fo:background-color="transparent" style:use-window-font-color="true"/>
    </style:style>
    <style:style style:name="T433" style:family="text">
      <style:text-properties fo:font-size="12.00pt" fo:font-weight="normal" fo:font-family="'Liberation Serif'" style:font-family-asian="'Liberation Serif'" style:font-family-complex="'Liberation Serif'" fo:background-color="transparent" style:use-window-font-color="true"/>
    </style:style>
    <style:style style:name="T43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3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36" style:family="text">
      <style:text-properties fo:font-size="12.00pt" fo:font-weight="normal" fo:font-family="'Liberation Serif'" style:font-family-asian="'Liberation Serif'" style:font-family-complex="'Liberation Serif'" fo:background-color="transparent" style:use-window-font-color="true"/>
    </style:style>
    <style:style style:name="T437" style:family="text">
      <style:text-properties fo:font-size="14.00pt" fo:font-weight="bold" fo:font-family="'Liberation Serif'" style:font-family-asian="'Liberation Serif'" style:font-family-complex="'Liberation Serif'" fo:background-color="transparent" style:use-window-font-color="true"/>
    </style:style>
    <style:style style:name="T438" style:family="text">
      <style:text-properties fo:font-size="12.00pt" fo:font-weight="normal" fo:font-family="'Liberation Serif'" style:font-family-asian="'Liberation Serif'" style:font-family-complex="'Liberation Serif'" fo:background-color="transparent" style:use-window-font-color="true"/>
    </style:style>
    <style:style style:name="T43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41" style:family="text">
      <style:text-properties fo:font-size="12.00pt" fo:font-weight="normal" fo:font-family="'Liberation Serif'" style:font-family-asian="'Liberation Serif'" style:font-family-complex="'Liberation Serif'" fo:background-color="transparent" style:use-window-font-color="true"/>
    </style:style>
    <style:style style:name="T442" style:family="text">
      <style:text-properties fo:font-size="12.00pt" fo:font-weight="normal" fo:font-family="'DejaVu Sans Mono'" style:font-family-asian="'DejaVu Sans Mono'" style:font-family-complex="'DejaVu Sans Mono'" fo:background-color="transparent" style:use-window-font-color="true"/>
    </style:style>
    <style:style style:name="T443" style:family="text">
      <style:text-properties fo:font-size="12.00pt" fo:font-weight="normal" fo:font-family="'Liberation Serif'" style:font-family-asian="'Liberation Serif'" style:font-family-complex="'Liberation Serif'" fo:background-color="transparent" style:use-window-font-color="true"/>
    </style:style>
    <style:style style:name="T444" style:family="text">
      <style:text-properties fo:font-size="12.00pt" fo:font-weight="normal" fo:font-family="'DejaVu Sans Mono'" style:font-family-asian="'DejaVu Sans Mono'" style:font-family-complex="'DejaVu Sans Mono'" fo:background-color="transparent" style:use-window-font-color="true"/>
    </style:style>
    <style:style style:name="T445" style:family="text">
      <style:text-properties fo:font-size="12.00pt" fo:font-weight="normal" fo:font-family="'Liberation Serif'" style:font-family-asian="'Liberation Serif'" style:font-family-complex="'Liberation Serif'" fo:background-color="transparent" style:use-window-font-color="true"/>
    </style:style>
    <style:style style:name="T44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4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48" style:family="text">
      <style:text-properties fo:font-size="12.00pt" fo:font-weight="normal" fo:font-family="'Liberation Serif'" style:font-family-asian="'Liberation Serif'" style:font-family-complex="'Liberation Serif'" fo:background-color="transparent" style:use-window-font-color="true"/>
    </style:style>
    <style:style style:name="T44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5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51" style:family="text">
      <style:text-properties fo:font-size="12.00pt" fo:font-weight="normal" fo:font-family="'Liberation Serif'" style:font-family-asian="'Liberation Serif'" style:font-family-complex="'Liberation Serif'" fo:background-color="transparent" style:use-window-font-color="true"/>
    </style:style>
    <style:style style:name="T45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5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54" style:family="text">
      <style:text-properties fo:font-size="12.00pt" fo:font-weight="normal" fo:font-family="'Liberation Serif'" style:font-family-asian="'Liberation Serif'" style:font-family-complex="'Liberation Serif'" fo:background-color="transparent" style:use-window-font-color="true"/>
    </style:style>
    <style:style style:name="T455" style:family="text">
      <style:text-properties fo:font-size="12.00pt" fo:font-weight="normal" fo:font-family="'DejaVu Sans Mono'" style:font-family-asian="'DejaVu Sans Mono'" style:font-family-complex="'DejaVu Sans Mono'" fo:background-color="transparent" style:use-window-font-color="true"/>
    </style:style>
    <style:style style:name="T456" style:family="text">
      <style:text-properties fo:font-size="12.00pt" fo:font-weight="normal" fo:font-family="'Liberation Serif'" style:font-family-asian="'Liberation Serif'" style:font-family-complex="'Liberation Serif'" fo:background-color="transparent" style:use-window-font-color="true"/>
    </style:style>
    <style:style style:name="T457" style:family="text">
      <style:text-properties fo:font-size="14.00pt" fo:font-weight="bold" fo:font-family="'Liberation Serif'" style:font-family-asian="'Liberation Serif'" style:font-family-complex="'Liberation Serif'" fo:background-color="transparent" style:use-window-font-color="true"/>
    </style:style>
    <style:style style:name="T458" style:family="text">
      <style:text-properties fo:font-size="12.00pt" fo:font-weight="normal" fo:font-family="'Liberation Serif'" style:font-family-asian="'Liberation Serif'" style:font-family-complex="'Liberation Serif'" fo:background-color="transparent" style:use-window-font-color="true"/>
    </style:style>
    <style:style style:name="T45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6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61" style:family="text">
      <style:text-properties fo:font-size="12.00pt" fo:font-weight="normal" fo:font-family="'Liberation Serif'" style:font-family-asian="'Liberation Serif'" style:font-family-complex="'Liberation Serif'" fo:background-color="transparent" style:use-window-font-color="true"/>
    </style:style>
    <style:style style:name="T462" style:family="text">
      <style:text-properties fo:font-size="18.00pt" fo:font-weight="bold" fo:font-family="'Liberation Serif'" style:font-family-asian="'Liberation Serif'" style:font-family-complex="'Liberation Serif'" fo:background-color="transparent" style:use-window-font-color="true"/>
    </style:style>
    <style:style style:name="T463" style:family="text">
      <style:text-properties fo:font-size="12.00pt" fo:font-weight="normal" fo:font-family="'Liberation Serif'" style:font-family-asian="'Liberation Serif'" style:font-family-complex="'Liberation Serif'" fo:background-color="transparent" style:use-window-font-color="true"/>
    </style:style>
    <style:style style:name="T464" style:family="text">
      <style:text-properties fo:font-size="14.00pt" fo:font-weight="bold" fo:font-family="'Liberation Serif'" style:font-family-asian="'Liberation Serif'" style:font-family-complex="'Liberation Serif'" fo:background-color="transparent" style:use-window-font-color="true"/>
    </style:style>
    <style:style style:name="T465" style:family="text">
      <style:text-properties fo:font-size="12.00pt" fo:font-weight="normal" fo:font-family="'Liberation Serif'" style:font-family-asian="'Liberation Serif'" style:font-family-complex="'Liberation Serif'" fo:background-color="transparent" style:use-window-font-color="true"/>
    </style:style>
    <style:style style:name="T46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6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68" style:family="text">
      <style:text-properties fo:font-size="12.00pt" fo:font-weight="normal" fo:font-family="'Liberation Serif'" style:font-family-asian="'Liberation Serif'" style:font-family-complex="'Liberation Serif'" fo:background-color="transparent" style:use-window-font-color="true"/>
    </style:style>
    <style:style style:name="T469" style:family="text">
      <style:text-properties fo:font-size="18.00pt" fo:font-weight="bold" fo:font-family="'Liberation Serif'" style:font-family-asian="'Liberation Serif'" style:font-family-complex="'Liberation Serif'" fo:background-color="transparent" style:use-window-font-color="true"/>
    </style:style>
    <style:style style:name="T470" style:family="text">
      <style:text-properties fo:font-size="14.00pt" fo:font-weight="bold" fo:font-family="'Liberation Serif'" style:font-family-asian="'Liberation Serif'" style:font-family-complex="'Liberation Serif'" fo:background-color="transparent" style:use-window-font-color="true"/>
    </style:style>
    <style:style style:name="T471" style:family="text">
      <style:text-properties fo:font-size="12.00pt" fo:font-weight="normal" fo:font-family="'Liberation Serif'" style:font-family-asian="'Liberation Serif'" style:font-family-complex="'Liberation Serif'" fo:background-color="transparent" style:use-window-font-color="true"/>
    </style:style>
    <style:style style:name="T472" style:family="text">
      <style:text-properties fo:font-size="12.00pt" fo:font-weight="normal" fo:font-family="'DejaVu Sans Mono'" style:font-family-asian="'DejaVu Sans Mono'" style:font-family-complex="'DejaVu Sans Mono'" fo:background-color="transparent" style:use-window-font-color="true"/>
    </style:style>
    <style:style style:name="T473" style:family="text">
      <style:text-properties fo:font-size="12.00pt" fo:font-weight="normal" fo:font-family="'Liberation Serif'" style:font-family-asian="'Liberation Serif'" style:font-family-complex="'Liberation Serif'" fo:background-color="transparent" style:use-window-font-color="true"/>
    </style:style>
    <style:style style:name="T474" style:family="text">
      <style:text-properties fo:font-size="12.00pt" fo:font-weight="normal" fo:font-family="'DejaVu Sans Mono'" style:font-family-asian="'DejaVu Sans Mono'" style:font-family-complex="'DejaVu Sans Mono'" fo:background-color="transparent" style:use-window-font-color="true"/>
    </style:style>
    <style:style style:name="T475" style:family="text">
      <style:text-properties fo:font-size="12.00pt" fo:font-weight="normal" fo:font-family="'Liberation Serif'" style:font-family-asian="'Liberation Serif'" style:font-family-complex="'Liberation Serif'" fo:background-color="transparent" style:use-window-font-color="true"/>
    </style:style>
    <style:style style:name="T47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7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78" style:family="text">
      <style:text-properties fo:font-size="12.00pt" fo:font-weight="normal" fo:font-family="'Liberation Serif'" style:font-family-asian="'Liberation Serif'" style:font-family-complex="'Liberation Serif'" fo:background-color="transparent" style:use-window-font-color="true"/>
    </style:style>
    <style:style style:name="T479" style:family="text">
      <style:text-properties fo:font-size="12.00pt" fo:font-weight="normal" fo:font-family="'DejaVu Sans Mono'" style:font-family-asian="'DejaVu Sans Mono'" style:font-family-complex="'DejaVu Sans Mono'" fo:background-color="transparent" style:use-window-font-color="true"/>
    </style:style>
    <style:style style:name="T480" style:family="text">
      <style:text-properties fo:font-size="12.00pt" fo:font-weight="normal" fo:font-family="'Liberation Serif'" style:font-family-asian="'Liberation Serif'" style:font-family-complex="'Liberation Serif'" fo:background-color="transparent" style:use-window-font-color="true"/>
    </style:style>
    <style:style style:name="T481" style:family="text">
      <style:text-properties fo:font-size="14.00pt" fo:font-weight="bold" fo:font-family="'Liberation Serif'" style:font-family-asian="'Liberation Serif'" style:font-family-complex="'Liberation Serif'" fo:background-color="transparent" style:use-window-font-color="true"/>
    </style:style>
    <style:style style:name="T482" style:family="text">
      <style:text-properties fo:font-size="12.00pt" fo:font-weight="normal" fo:font-family="'Liberation Serif'" style:font-family-asian="'Liberation Serif'" style:font-family-complex="'Liberation Serif'" fo:background-color="transparent" style:use-window-font-color="true"/>
    </style:style>
    <style:style style:name="T483" style:family="text">
      <style:text-properties fo:font-size="12.00pt" fo:font-weight="normal" fo:font-family="'DejaVu Sans Mono'" style:font-family-asian="'DejaVu Sans Mono'" style:font-family-complex="'DejaVu Sans Mono'" fo:background-color="transparent" style:use-window-font-color="true"/>
    </style:style>
    <style:style style:name="T484" style:family="text">
      <style:text-properties fo:font-size="12.00pt" fo:font-weight="normal" fo:font-family="'Liberation Serif'" style:font-family-asian="'Liberation Serif'" style:font-family-complex="'Liberation Serif'" fo:background-color="transparent" style:use-window-font-color="true"/>
    </style:style>
    <style:style style:name="T485" style:family="text">
      <style:text-properties fo:font-size="12.00pt" fo:font-weight="normal" fo:font-family="'DejaVu Sans Mono'" style:font-family-asian="'DejaVu Sans Mono'" style:font-family-complex="'DejaVu Sans Mono'" fo:background-color="transparent" style:use-window-font-color="true"/>
    </style:style>
    <style:style style:name="T486" style:family="text">
      <style:text-properties fo:font-size="12.00pt" fo:font-weight="normal" fo:font-family="'Liberation Serif'" style:font-family-asian="'Liberation Serif'" style:font-family-complex="'Liberation Serif'" fo:background-color="transparent" style:use-window-font-color="true"/>
    </style:style>
    <style:style style:name="T487" style:family="text">
      <style:text-properties fo:font-size="12.00pt" fo:font-weight="normal" fo:font-family="'DejaVu Sans Mono'" style:font-family-asian="'DejaVu Sans Mono'" style:font-family-complex="'DejaVu Sans Mono'" fo:background-color="transparent" style:use-window-font-color="true"/>
    </style:style>
    <style:style style:name="T488" style:family="text">
      <style:text-properties fo:font-size="12.00pt" fo:font-weight="normal" fo:font-family="'Liberation Serif'" style:font-family-asian="'Liberation Serif'" style:font-family-complex="'Liberation Serif'" fo:background-color="transparent" style:use-window-font-color="true"/>
    </style:style>
    <style:style style:name="T489" style:family="text">
      <style:text-properties fo:font-size="12.00pt" fo:font-weight="normal" fo:font-family="'DejaVu Sans Mono'" style:font-family-asian="'DejaVu Sans Mono'" style:font-family-complex="'DejaVu Sans Mono'" fo:background-color="transparent" style:use-window-font-color="true"/>
    </style:style>
    <style:style style:name="T490" style:family="text">
      <style:text-properties fo:font-size="12.00pt" fo:font-weight="normal" fo:font-family="'Liberation Serif'" style:font-family-asian="'Liberation Serif'" style:font-family-complex="'Liberation Serif'" fo:background-color="transparent" style:use-window-font-color="true"/>
    </style:style>
    <style:style style:name="T491" style:family="text">
      <style:text-properties fo:font-size="12.00pt" fo:font-weight="normal" fo:font-family="'DejaVu Sans Mono'" style:font-family-asian="'DejaVu Sans Mono'" style:font-family-complex="'DejaVu Sans Mono'" fo:background-color="transparent" style:use-window-font-color="true"/>
    </style:style>
    <style:style style:name="T492" style:family="text">
      <style:text-properties fo:font-size="12.00pt" fo:font-weight="normal" fo:font-family="'Liberation Serif'" style:font-family-asian="'Liberation Serif'" style:font-family-complex="'Liberation Serif'" fo:background-color="transparent" style:use-window-font-color="true"/>
    </style:style>
    <style:style style:name="T493" style:family="text">
      <style:text-properties fo:font-size="12.00pt" fo:font-weight="normal" fo:font-family="'DejaVu Sans Mono'" style:font-family-asian="'DejaVu Sans Mono'" style:font-family-complex="'DejaVu Sans Mono'" fo:background-color="transparent" style:use-window-font-color="true"/>
    </style:style>
    <style:style style:name="T494" style:family="text">
      <style:text-properties fo:font-size="12.00pt" fo:font-weight="normal" fo:font-family="'Liberation Serif'" style:font-family-asian="'Liberation Serif'" style:font-family-complex="'Liberation Serif'" fo:background-color="transparent" style:use-window-font-color="true"/>
    </style:style>
    <style:style style:name="T495" style:family="text">
      <style:text-properties fo:font-size="12.00pt" fo:font-weight="normal" fo:font-family="'DejaVu Sans Mono'" style:font-family-asian="'DejaVu Sans Mono'" style:font-family-complex="'DejaVu Sans Mono'" fo:background-color="transparent" style:use-window-font-color="true"/>
    </style:style>
    <style:style style:name="T496" style:family="text">
      <style:text-properties fo:font-size="12.00pt" fo:font-weight="normal" fo:font-family="'Liberation Serif'" style:font-family-asian="'Liberation Serif'" style:font-family-complex="'Liberation Serif'" fo:background-color="transparent" style:use-window-font-color="true"/>
    </style:style>
    <style:style style:name="T497" style:family="text">
      <style:text-properties fo:font-size="12.00pt" fo:font-weight="normal" fo:font-family="'DejaVu Sans Mono'" style:font-family-asian="'DejaVu Sans Mono'" style:font-family-complex="'DejaVu Sans Mono'" fo:background-color="transparent" style:use-window-font-color="true"/>
    </style:style>
    <style:style style:name="T498" style:family="text">
      <style:text-properties fo:font-size="12.00pt" fo:font-weight="normal" fo:font-family="'Liberation Serif'" style:font-family-asian="'Liberation Serif'" style:font-family-complex="'Liberation Serif'" fo:background-color="transparent" style:use-window-font-color="true"/>
    </style:style>
    <style:style style:name="T499" style:family="text">
      <style:text-properties fo:font-size="14.00pt" fo:font-weight="bold" fo:font-family="'Liberation Serif'" style:font-family-asian="'Liberation Serif'" style:font-family-complex="'Liberation Serif'" fo:background-color="transparent" style:use-window-font-color="true"/>
    </style:style>
    <style:style style:name="T500" style:family="text">
      <style:text-properties fo:font-size="12.00pt" fo:font-weight="normal" fo:font-family="'Liberation Serif'" style:font-family-asian="'Liberation Serif'" style:font-family-complex="'Liberation Serif'" fo:background-color="transparent" style:use-window-font-color="true"/>
    </style:style>
    <style:style style:name="T501" style:family="text">
      <style:text-properties fo:font-size="14.00pt" fo:font-weight="bold" fo:font-family="'Liberation Serif'" style:font-family-asian="'Liberation Serif'" style:font-family-complex="'Liberation Serif'" fo:background-color="transparent" style:use-window-font-color="true"/>
    </style:style>
    <style:style style:name="T502" style:family="text">
      <style:text-properties fo:font-size="12.00pt" fo:font-weight="normal" fo:font-family="'Liberation Serif'" style:font-family-asian="'Liberation Serif'" style:font-family-complex="'Liberation Serif'" fo:background-color="transparent" style:use-window-font-color="true"/>
    </style:style>
    <style:style style:name="T50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0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05" style:family="text">
      <style:text-properties fo:font-size="12.00pt" fo:font-weight="normal" fo:font-family="'Liberation Serif'" style:font-family-asian="'Liberation Serif'" style:font-family-complex="'Liberation Serif'" fo:background-color="transparent" style:use-window-font-color="true"/>
    </style:style>
    <style:style style:name="T50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0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08" style:family="text">
      <style:text-properties fo:font-size="12.00pt" fo:font-weight="normal" fo:font-family="'Liberation Serif'" style:font-family-asian="'Liberation Serif'" style:font-family-complex="'Liberation Serif'" fo:background-color="transparent" style:use-window-font-color="true"/>
    </style:style>
    <style:style style:name="T50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11" style:family="text">
      <style:text-properties fo:font-size="12.00pt" fo:font-weight="normal" fo:font-family="'Liberation Serif'" style:font-family-asian="'Liberation Serif'" style:font-family-complex="'Liberation Serif'" fo:background-color="transparent" style:use-window-font-color="true"/>
    </style:style>
    <style:style style:name="T512" style:family="text">
      <style:text-properties fo:font-size="12.00pt" fo:font-weight="normal" fo:font-family="'DejaVu Sans Mono'" style:font-family-asian="'DejaVu Sans Mono'" style:font-family-complex="'DejaVu Sans Mono'" fo:background-color="transparent" style:use-window-font-color="true"/>
    </style:style>
    <style:style style:name="T513" style:family="text">
      <style:text-properties fo:font-size="12.00pt" fo:font-weight="normal" fo:font-family="'Liberation Serif'" style:font-family-asian="'Liberation Serif'" style:font-family-complex="'Liberation Serif'" fo:background-color="transparent" style:use-window-font-color="true"/>
    </style:style>
    <style:style style:name="T51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1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16" style:family="text">
      <style:text-properties fo:font-size="12.00pt" fo:font-weight="normal" fo:font-family="'Liberation Serif'" style:font-family-asian="'Liberation Serif'" style:font-family-complex="'Liberation Serif'" fo:background-color="transparent" style:use-window-font-color="true"/>
    </style:style>
    <style:style style:name="T51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1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19" style:family="text">
      <style:text-properties fo:font-size="12.00pt" fo:font-weight="normal" fo:font-family="'Liberation Serif'" style:font-family-asian="'Liberation Serif'" style:font-family-complex="'Liberation Serif'" fo:background-color="transparent" style:use-window-font-color="true"/>
    </style:style>
    <style:style style:name="T520" style:family="text">
      <style:text-properties fo:font-size="14.00pt" fo:font-weight="bold" fo:font-family="'Liberation Serif'" style:font-family-asian="'Liberation Serif'" style:font-family-complex="'Liberation Serif'" fo:background-color="transparent" style:use-window-font-color="true"/>
    </style:style>
    <style:style style:name="T521" style:family="text">
      <style:text-properties fo:font-size="12.00pt" fo:font-weight="normal" fo:font-family="'Liberation Serif'" style:font-family-asian="'Liberation Serif'" style:font-family-complex="'Liberation Serif'" fo:background-color="transparent" style:use-window-font-color="true"/>
    </style:style>
    <style:style style:name="T52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2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24" style:family="text">
      <style:text-properties fo:font-size="12.00pt" fo:font-weight="normal" fo:font-family="'Liberation Serif'" style:font-family-asian="'Liberation Serif'" style:font-family-complex="'Liberation Serif'" fo:background-color="transparent" style:use-window-font-color="true"/>
    </style:style>
    <style:style style:name="T52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26" style:family="text">
      <style:text-properties fo:font-size="12.00pt" fo:font-weight="normal" fo:font-family="'Liberation Serif'" style:font-family-asian="'Liberation Serif'" style:font-family-complex="'Liberation Serif'" fo:background-color="transparent" style:use-window-font-color="true"/>
    </style:style>
    <style:style style:name="T527" style:family="text">
      <style:text-properties fo:font-size="12.00pt" fo:font-weight="normal" fo:font-family="'DejaVu Sans Mono'" style:font-family-asian="'DejaVu Sans Mono'" style:font-family-complex="'DejaVu Sans Mono'" fo:background-color="transparent" style:use-window-font-color="true"/>
    </style:style>
    <style:style style:name="T528" style:family="text">
      <style:text-properties fo:font-size="12.00pt" fo:font-weight="normal" fo:font-family="'Liberation Serif'" style:font-family-asian="'Liberation Serif'" style:font-family-complex="'Liberation Serif'" fo:background-color="transparent" style:use-window-font-color="true"/>
    </style:style>
    <style:style style:name="T529" style:family="text">
      <style:text-properties fo:font-size="12.00pt" fo:font-weight="normal" fo:font-family="'DejaVu Sans Mono'" style:font-family-asian="'DejaVu Sans Mono'" style:font-family-complex="'DejaVu Sans Mono'" fo:background-color="transparent" style:use-window-font-color="true"/>
    </style:style>
    <style:style style:name="T530" style:family="text">
      <style:text-properties fo:font-size="12.00pt" fo:font-weight="normal" fo:font-family="'Liberation Serif'" style:font-family-asian="'Liberation Serif'" style:font-family-complex="'Liberation Serif'" fo:background-color="transparent" style:use-window-font-color="true"/>
    </style:style>
    <style:style style:name="T53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33" style:family="text">
      <style:text-properties fo:font-size="12.00pt" fo:font-weight="normal" fo:font-family="'Liberation Serif'" style:font-family-asian="'Liberation Serif'" style:font-family-complex="'Liberation Serif'" fo:background-color="transparent" style:use-window-font-color="true"/>
    </style:style>
    <style:style style:name="T534" style:family="text">
      <style:text-properties fo:font-size="12.00pt" fo:font-weight="normal" fo:font-family="'DejaVu Sans Mono'" style:font-family-asian="'DejaVu Sans Mono'" style:font-family-complex="'DejaVu Sans Mono'" fo:background-color="transparent" style:use-window-font-color="true"/>
    </style:style>
    <style:style style:name="T535" style:family="text">
      <style:text-properties fo:font-size="12.00pt" fo:font-weight="normal" fo:font-family="'Liberation Serif'" style:font-family-asian="'Liberation Serif'" style:font-family-complex="'Liberation Serif'" fo:background-color="transparent" style:use-window-font-color="true"/>
    </style:style>
    <style:style style:name="T536" style:family="text">
      <style:text-properties fo:font-size="12.00pt" fo:font-weight="normal" fo:font-family="'DejaVu Sans Mono'" style:font-family-asian="'DejaVu Sans Mono'" style:font-family-complex="'DejaVu Sans Mono'" fo:background-color="transparent" style:use-window-font-color="true"/>
    </style:style>
    <style:style style:name="T537" style:family="text">
      <style:text-properties fo:font-size="12.00pt" fo:font-weight="normal" fo:font-family="'Liberation Serif'" style:font-family-asian="'Liberation Serif'" style:font-family-complex="'Liberation Serif'" fo:background-color="transparent" style:use-window-font-color="true"/>
    </style:style>
    <style:style style:name="T538" style:family="text">
      <style:text-properties fo:font-size="12.00pt" fo:font-weight="normal" fo:font-family="'DejaVu Sans Mono'" style:font-family-asian="'DejaVu Sans Mono'" style:font-family-complex="'DejaVu Sans Mono'" fo:background-color="transparent" style:use-window-font-color="true"/>
    </style:style>
    <style:style style:name="T539" style:family="text">
      <style:text-properties fo:font-size="12.00pt" fo:font-weight="normal" fo:font-family="'Liberation Serif'" style:font-family-asian="'Liberation Serif'" style:font-family-complex="'Liberation Serif'" fo:background-color="transparent" style:use-window-font-color="true"/>
    </style:style>
    <style:style style:name="T5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4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42" style:family="text">
      <style:text-properties fo:font-size="12.00pt" fo:font-weight="normal" fo:font-family="'Liberation Serif'" style:font-family-asian="'Liberation Serif'" style:font-family-complex="'Liberation Serif'" fo:background-color="transparent" style:use-window-font-color="true"/>
    </style:style>
    <style:style style:name="T54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4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45" style:family="text">
      <style:text-properties fo:font-size="12.00pt" fo:font-weight="normal" fo:font-family="'Liberation Serif'" style:font-family-asian="'Liberation Serif'" style:font-family-complex="'Liberation Serif'" fo:background-color="transparent" style:use-window-font-color="true"/>
    </style:style>
    <style:style style:name="T546" style:family="text">
      <style:text-properties fo:font-size="12.00pt" fo:font-weight="normal" fo:font-family="'DejaVu Sans Mono'" style:font-family-asian="'DejaVu Sans Mono'" style:font-family-complex="'DejaVu Sans Mono'" fo:background-color="transparent" style:use-window-font-color="true"/>
    </style:style>
    <style:style style:name="T547" style:family="text">
      <style:text-properties fo:font-size="12.00pt" fo:font-weight="normal" fo:font-family="'Liberation Serif'" style:font-family-asian="'Liberation Serif'" style:font-family-complex="'Liberation Serif'" fo:background-color="transparent" style:use-window-font-color="true"/>
    </style:style>
    <style:style style:name="T54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4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50" style:family="text">
      <style:text-properties fo:font-size="12.00pt" fo:font-weight="normal" fo:font-family="'Liberation Serif'" style:font-family-asian="'Liberation Serif'" style:font-family-complex="'Liberation Serif'" fo:background-color="transparent" style:use-window-font-color="true"/>
    </style:style>
    <style:style style:name="T551" style:family="text">
      <style:text-properties fo:font-size="12.00pt" fo:font-weight="normal" fo:font-family="'DejaVu Sans Mono'" style:font-family-asian="'DejaVu Sans Mono'" style:font-family-complex="'DejaVu Sans Mono'" fo:background-color="transparent" style:use-window-font-color="true"/>
    </style:style>
    <style:style style:name="T552" style:family="text">
      <style:text-properties fo:font-size="12.00pt" fo:font-weight="normal" fo:font-family="'Liberation Serif'" style:font-family-asian="'Liberation Serif'" style:font-family-complex="'Liberation Serif'" fo:background-color="transparent" style:use-window-font-color="true"/>
    </style:style>
    <style:style style:name="T553" style:family="text">
      <style:text-properties fo:font-size="12.00pt" fo:font-weight="normal" fo:font-family="'DejaVu Sans Mono'" style:font-family-asian="'DejaVu Sans Mono'" style:font-family-complex="'DejaVu Sans Mono'" fo:background-color="transparent" style:use-window-font-color="true"/>
    </style:style>
    <style:style style:name="T554" style:family="text">
      <style:text-properties fo:font-size="12.00pt" fo:font-weight="normal" fo:font-family="'Liberation Serif'" style:font-family-asian="'Liberation Serif'" style:font-family-complex="'Liberation Serif'" fo:background-color="transparent" style:use-window-font-color="true"/>
    </style:style>
    <style:style style:name="T55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5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57" style:family="text">
      <style:text-properties fo:font-size="12.00pt" fo:font-weight="normal" fo:font-family="'Liberation Serif'" style:font-family-asian="'Liberation Serif'" style:font-family-complex="'Liberation Serif'"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fo:margin-bottom="6.00pt"/>
    </style:style>
    <style:style style:name="P3" style:family="paragraph">
      <style:paragraph-properties fo:line-height="100.00%" fo:text-align="left" fo:margin-top="12.00pt" fo:margin-bottom="6.00pt"/>
    </style:style>
    <style:style style:name="P4" style:family="paragraph">
      <style:paragraph-properties fo:line-height="100.00%" fo:text-align="left"/>
    </style:style>
    <style:style style:name="P5" style:family="paragraph">
      <style:paragraph-properties fo:line-height="100.00%" fo:text-align="left" fo:margin-bottom="6.00pt"/>
    </style:style>
    <style:style style:name="P6" style:family="paragraph">
      <style:paragraph-properties fo:line-height="100.00%" fo:text-align="left" fo:margin-top="12.00pt" fo:margin-bottom="6.00pt"/>
    </style:style>
    <style:style style:name="P7" style:family="paragraph">
      <style:paragraph-properties fo:line-height="100.00%" fo:text-align="left" fo:margin-bottom="6.00pt"/>
    </style:style>
    <style:style style:name="P8" style:family="paragraph">
      <style:paragraph-properties fo:line-height="100.00%" fo:text-align="left" fo:margin-top="12.00pt" fo:margin-bottom="6.00pt"/>
    </style:style>
    <style:style style:name="P9" style:family="paragraph">
      <style:paragraph-properties fo:line-height="100.00%" fo:text-align="left" fo:margin-bottom="6.00pt"/>
    </style:style>
    <text:list-style style:name="L10">
      <text:list-level-style-bullet text:level="1" text:bullet-char="•">
        <style:list-level-properties text:space-before="21.20pt" text:min-label-width="14.15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fo:margin-bottom="6.00pt"/>
    </style:style>
    <style:style style:name="P12" style:family="paragraph">
      <style:paragraph-properties fo:line-height="100.00%" fo:text-align="left" fo:margin-bottom="6.00pt"/>
    </style:style>
    <text:list-style style:name="L13">
      <text:list-level-style-bullet text:level="1" text:bullet-char="•">
        <style:list-level-properties text:space-before="21.20pt" text:min-label-width="14.15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fo:margin-bottom="6.00pt"/>
    </style:style>
    <style:style style:name="P15" style:family="paragraph">
      <style:paragraph-properties fo:line-height="100.00%" fo:text-align="left" fo:margin-bottom="6.00pt"/>
    </style:style>
    <style:style style:name="P16" style:family="paragraph">
      <style:paragraph-properties fo:line-height="100.00%" fo:text-align="left" fo:margin-top="12.00pt" fo:margin-bottom="6.00pt"/>
    </style:style>
    <style:style style:name="P17" style:family="paragraph">
      <style:paragraph-properties fo:line-height="100.00%" fo:text-align="left" fo:margin-bottom="6.00pt"/>
    </style:style>
    <style:style style:name="P18" style:family="paragraph">
      <style:paragraph-properties fo:line-height="100.00%" fo:text-align="left" fo:margin-bottom="6.00pt"/>
    </style:style>
    <style:style style:name="P19" style:family="paragraph">
      <style:paragraph-properties fo:line-height="100.00%" fo:text-align="left" fo:margin-top="12.00pt" fo:margin-bottom="6.00pt"/>
    </style:style>
    <style:style style:name="P20" style:family="paragraph">
      <style:paragraph-properties fo:line-height="100.00%" fo:text-align="left" fo:margin-bottom="6.00pt"/>
    </style:style>
    <style:style style:name="P21" style:family="paragraph">
      <style:paragraph-properties fo:line-height="100.00%" fo:text-align="justify" fo:margin-left="2.75pt" fo:text-indent="-2.75pt">
        <style:tab-stops>
          <style:tab-stop style:position="163.45pt"/>
          <style:tab-stop style:position="3286.90pt" style:type="center"/>
          <style:tab-stop style:position="421118.90pt" style:type="right"/>
        </style:tab-stops>
      </style:paragraph-properties>
    </style:style>
    <style:style style:name="P22" style:family="paragraph">
      <style:paragraph-properties fo:line-height="100.00%" fo:text-align="left"/>
    </style:style>
    <style:style style:name="P23" style:family="paragraph">
      <style:paragraph-properties fo:line-height="100.00%" fo:text-align="left" fo:margin-bottom="6.00pt"/>
    </style:style>
    <style:style style:name="P24" style:family="paragraph">
      <style:paragraph-properties fo:line-height="100.00%" fo:text-align="left"/>
    </style:style>
    <style:style style:name="P25" style:family="paragraph">
      <style:paragraph-properties fo:line-height="100.00%" fo:text-align="justify" fo:margin-left="2.75pt" fo:text-indent="-2.75pt">
        <style:tab-stops>
          <style:tab-stop style:position="163.45pt"/>
          <style:tab-stop style:position="3286.90pt" style:type="center"/>
          <style:tab-stop style:position="421118.90pt" style:type="right"/>
        </style:tab-stops>
      </style:paragraph-properties>
    </style:style>
    <style:style style:name="P26" style:family="paragraph">
      <style:paragraph-properties fo:line-height="100.00%" fo:text-align="justify" fo:margin-left="2.75pt" fo:text-indent="-2.75pt">
        <style:tab-stops>
          <style:tab-stop style:position="163.45pt"/>
          <style:tab-stop style:position="3286.90pt" style:type="center"/>
          <style:tab-stop style:position="421118.90pt" style:type="right"/>
        </style:tab-stops>
      </style:paragraph-properties>
    </style:style>
    <style:style style:name="P27" style:family="paragraph">
      <style:paragraph-properties fo:line-height="100.00%" fo:text-align="left"/>
    </style:style>
    <style:style style:name="P28" style:family="paragraph">
      <style:paragraph-properties fo:line-height="100.00%" fo:text-align="left" fo:margin-bottom="6.00pt"/>
    </style:style>
    <style:style style:name="P29" style:family="paragraph">
      <style:paragraph-properties fo:line-height="100.00%" fo:text-align="left"/>
    </style:style>
    <style:style style:name="P30" style:family="paragraph">
      <style:paragraph-properties fo:line-height="100.00%" fo:text-align="justify" fo:margin-left="2.75pt" fo:text-indent="-2.75pt">
        <style:tab-stops>
          <style:tab-stop style:position="163.45pt"/>
          <style:tab-stop style:position="3286.90pt" style:type="center"/>
          <style:tab-stop style:position="421118.90pt" style:type="right"/>
        </style:tab-stops>
      </style:paragraph-properties>
    </style:style>
    <style:style style:name="P31" style:family="paragraph">
      <style:paragraph-properties fo:line-height="100.00%" fo:text-align="left"/>
    </style:style>
    <style:style style:name="P32" style:family="paragraph">
      <style:paragraph-properties fo:line-height="100.00%" fo:text-align="left" fo:margin-bottom="6.00pt"/>
    </style:style>
    <style:style style:name="P33" style:family="paragraph">
      <style:paragraph-properties fo:line-height="100.00%" fo:text-align="left"/>
    </style:style>
    <style:style style:name="P34" style:family="paragraph">
      <style:paragraph-properties fo:line-height="100.00%" fo:text-align="justify" fo:margin-left="2.75pt" fo:text-indent="-2.75pt">
        <style:tab-stops>
          <style:tab-stop style:position="163.45pt"/>
          <style:tab-stop style:position="3286.90pt" style:type="center"/>
          <style:tab-stop style:position="421118.90pt" style:type="right"/>
        </style:tab-stops>
      </style:paragraph-properties>
    </style:style>
    <style:style style:name="P35" style:family="paragraph">
      <style:paragraph-properties fo:line-height="100.00%" fo:text-align="left" fo:margin-bottom="6.00pt"/>
    </style:style>
    <style:style style:name="P36" style:family="paragraph">
      <style:paragraph-properties fo:line-height="100.00%" fo:text-align="left"/>
    </style:style>
    <style:style style:name="P37" style:family="paragraph">
      <style:paragraph-properties fo:line-height="100.00%" fo:text-align="left" fo:margin-bottom="6.00pt"/>
    </style:style>
    <style:style style:name="P38" style:family="paragraph">
      <style:paragraph-properties fo:line-height="100.00%" fo:text-align="left"/>
    </style:style>
    <style:style style:name="P39" style:family="paragraph">
      <style:paragraph-properties fo:line-height="100.00%" fo:text-align="justify" fo:margin-left="2.75pt" fo:text-indent="-2.75pt">
        <style:tab-stops>
          <style:tab-stop style:position="163.45pt"/>
          <style:tab-stop style:position="3286.90pt" style:type="center"/>
          <style:tab-stop style:position="421118.90pt" style:type="right"/>
        </style:tab-stops>
      </style:paragraph-properties>
    </style:style>
    <style:style style:name="P40" style:family="paragraph">
      <style:paragraph-properties fo:line-height="100.00%" fo:text-align="left" fo:margin-bottom="6.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00.00%" fo:text-align="left" fo:margin-left="-18.00pt" fo:text-indent="18.00pt" fo:margin-bottom="6.00p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fo:margin-bottom="6.00pt"/>
    </style:style>
    <style:style style:name="P45" style:family="paragraph">
      <style:paragraph-properties fo:line-height="100.00%" fo:text-align="left" fo:margin-top="12.00pt" fo:margin-bottom="6.00p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00.00%" fo:text-align="left" fo:margin-top="12.00pt" fo:margin-bottom="6.00pt"/>
    </style:style>
    <style:style style:name="P50" style:family="paragraph">
      <style:paragraph-properties fo:line-height="100.00%" fo:text-align="left" fo:margin-bottom="6.00pt"/>
    </style:style>
    <style:style style:name="P51" style:family="paragraph">
      <style:paragraph-properties fo:line-height="100.00%" fo:text-align="left" fo:margin-bottom="6.00pt"/>
    </style:style>
    <style:style style:name="P52" style:family="paragraph">
      <style:paragraph-properties fo:line-height="100.00%" fo:text-align="left" fo:margin-bottom="6.00pt"/>
    </style:style>
    <style:style style:name="P53" style:family="paragraph">
      <style:paragraph-properties fo:line-height="100.00%" fo:text-align="left" fo:margin-top="12.00pt" fo:margin-bottom="6.00pt"/>
    </style:style>
    <style:style style:name="P54" style:family="paragraph">
      <style:paragraph-properties fo:line-height="100.00%" fo:text-align="left" fo:margin-bottom="6.00pt"/>
    </style:style>
    <style:style style:name="P55" style:family="paragraph">
      <style:paragraph-properties fo:line-height="100.00%" fo:text-align="left" fo:margin-top="12.00pt" fo:margin-bottom="6.00pt"/>
    </style:style>
    <style:style style:name="P56" style:family="paragraph">
      <style:paragraph-properties fo:line-height="100.00%" fo:text-align="left" fo:margin-bottom="6.00pt"/>
    </style:style>
    <style:style style:name="P57" style:family="paragraph">
      <style:paragraph-properties fo:line-height="100.00%" fo:text-align="left" fo:margin-top="12.00pt" fo:margin-bottom="6.00pt"/>
    </style:style>
    <style:style style:name="P58" style:family="paragraph">
      <style:paragraph-properties fo:line-height="100.00%" fo:text-align="left" fo:margin-bottom="6.00pt"/>
    </style:style>
    <style:style style:name="P59" style:family="paragraph">
      <style:paragraph-properties fo:line-height="100.00%" fo:text-align="left">
        <style:tab-stops>
          <style:tab-stop style:position="13.00pt" style:type="center"/>
          <style:tab-stop style:position="3289.65pt" style:type="center"/>
        </style:tab-stops>
      </style:paragraph-properties>
    </style:style>
    <style:style style:name="P60" style:family="paragraph">
      <style:paragraph-properties fo:line-height="100.00%" fo:text-align="left"/>
    </style:style>
    <style:style style:name="P61" style:family="paragraph">
      <style:paragraph-properties fo:line-height="100.00%" fo:text-align="left"/>
    </style:style>
    <style:style style:name="P62" style:family="paragraph">
      <style:paragraph-properties fo:line-height="100.00%" fo:text-align="left"/>
    </style:style>
    <style:style style:name="P63" style:family="paragraph">
      <style:paragraph-properties fo:line-height="100.00%" fo:text-align="left">
        <style:tab-stops>
          <style:tab-stop style:position="13.00pt" style:type="center"/>
          <style:tab-stop style:position="3289.65pt" style:type="center"/>
        </style:tab-stops>
      </style:paragraph-properties>
    </style:style>
    <style:style style:name="P64" style:family="paragraph">
      <style:paragraph-properties fo:line-height="100.00%" fo:text-align="left" fo:margin-top="12.00pt" fo:margin-bottom="6.00p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style:style style:name="P67" style:family="paragraph">
      <style:paragraph-properties fo:line-height="100.00%" fo:text-align="left" fo:margin-bottom="6.00pt"/>
    </style:style>
    <style:style style:name="P68"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69" style:family="paragraph">
      <style:paragraph-properties fo:line-height="100.00%" fo:text-align="left"/>
    </style:style>
    <style:style style:name="P70"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71"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72" style:family="paragraph">
      <style:paragraph-properties fo:line-height="100.00%" fo:text-align="left"/>
    </style:style>
    <style:style style:name="P73" style:family="paragraph">
      <style:paragraph-properties fo:line-height="100.00%" fo:text-align="left" fo:margin-bottom="6.00pt"/>
    </style:style>
    <text:list-style style:name="L74">
      <text:list-level-style-bullet text:level="1" text:bullet-char="•">
        <style:list-level-properties text:space-before="21.20pt" text:min-label-width="14.15pt"/>
        <style:text-properties fo:font-family="Symbol"/>
      </text:list-level-style-bullet>
    </text:list-style>
    <style:style style:name="P74" style:family="paragraph">
      <style:paragraph-properties fo:line-height="100.00%" fo:text-align="left"/>
    </style:style>
    <style:style style:name="P75" style:family="paragraph">
      <style:paragraph-properties fo:line-height="100.00%" fo:text-align="left" fo:margin-bottom="6.00pt"/>
    </style:style>
    <style:style style:name="P76" style:family="paragraph">
      <style:paragraph-properties fo:line-height="100.00%" fo:text-align="left"/>
    </style:style>
    <style:style style:name="P77"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78" style:family="paragraph">
      <style:paragraph-properties fo:line-height="100.00%" fo:text-align="left" fo:margin-bottom="6.00pt"/>
    </style:style>
    <style:style style:name="P79" style:family="paragraph">
      <style:paragraph-properties fo:line-height="100.00%" fo:text-align="left"/>
    </style:style>
    <style:style style:name="P80"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81" style:family="paragraph">
      <style:paragraph-properties fo:line-height="100.00%" fo:text-align="left"/>
    </style:style>
    <style:style style:name="P82" style:family="paragraph">
      <style:paragraph-properties fo:line-height="100.00%" fo:text-align="left" fo:margin-bottom="6.00pt"/>
    </style:style>
    <style:style style:name="P83" style:family="paragraph">
      <style:paragraph-properties fo:line-height="100.00%" fo:text-align="left"/>
    </style:style>
    <style:style style:name="P84"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85" style:family="paragraph">
      <style:paragraph-properties fo:line-height="100.00%" fo:text-align="left"/>
    </style:style>
    <style:style style:name="P86" style:family="paragraph">
      <style:paragraph-properties fo:line-height="100.00%" fo:text-align="left" fo:margin-bottom="6.00pt"/>
    </style:style>
    <style:style style:name="P87" style:family="paragraph">
      <style:paragraph-properties fo:line-height="100.00%" fo:text-align="left"/>
    </style:style>
    <style:style style:name="P88"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89" style:family="paragraph">
      <style:paragraph-properties fo:line-height="100.00%" fo:text-align="left" fo:margin-bottom="6.00pt"/>
    </style:style>
    <style:style style:name="P90" style:family="paragraph">
      <style:paragraph-properties fo:line-height="100.00%" fo:text-align="left" fo:margin-top="12.00pt" fo:margin-bottom="6.00pt"/>
    </style:style>
    <style:style style:name="P91" style:family="paragraph">
      <style:paragraph-properties fo:line-height="100.00%" fo:text-align="left" fo:margin-bottom="6.00pt"/>
    </style:style>
    <style:style style:name="P92" style:family="paragraph">
      <style:paragraph-properties fo:line-height="100.00%" fo:text-align="left" fo:margin-top="12.00pt" fo:margin-bottom="6.00pt"/>
    </style:style>
    <style:style style:name="P93" style:family="paragraph">
      <style:paragraph-properties fo:line-height="100.00%" fo:text-align="left" fo:margin-bottom="6.00pt"/>
    </style:style>
    <style:style style:name="P94" style:family="paragraph">
      <style:paragraph-properties fo:line-height="100.00%" fo:text-align="left" fo:margin-top="12.00pt" fo:margin-bottom="6.00pt"/>
    </style:style>
    <style:style style:name="P95" style:family="paragraph">
      <style:paragraph-properties fo:line-height="100.00%" fo:text-align="left" fo:margin-bottom="6.00pt"/>
    </style:style>
    <style:style style:name="P96" style:family="paragraph">
      <style:paragraph-properties fo:line-height="100.00%" fo:text-align="left" fo:margin-top="12.00pt" fo:margin-bottom="6.00pt"/>
    </style:style>
    <style:style style:name="P97" style:family="paragraph">
      <style:paragraph-properties fo:line-height="100.00%" fo:text-align="left" fo:margin-bottom="6.00pt"/>
    </style:style>
    <style:style style:name="P98" style:family="paragraph">
      <style:paragraph-properties fo:line-height="100.00%" fo:text-align="left" fo:margin-top="12.00pt" fo:margin-bottom="6.00pt"/>
    </style:style>
    <text:list-style style:name="L99">
      <text:list-level-style-bullet text:level="1" text:bullet-char="•">
        <style:list-level-properties text:space-before="21.20pt" text:min-label-width="14.15pt"/>
        <style:text-properties fo:font-family="Symbol"/>
      </text:list-level-style-bullet>
    </text:list-style>
    <style:style style:name="P99" style:family="paragraph">
      <style:paragraph-properties fo:line-height="100.00%" fo:text-align="left"/>
    </style:style>
    <style:style style:name="P100" style:family="paragraph">
      <style:paragraph-properties fo:line-height="100.00%" fo:text-align="left" fo:margin-bottom="6.00pt"/>
    </style:style>
    <style:style style:name="P101" style:family="paragraph">
      <style:paragraph-properties fo:line-height="100.00%" fo:text-align="left" fo:margin-top="12.00pt" fo:margin-bottom="6.00pt"/>
    </style:style>
    <style:style style:name="P102" style:family="paragraph">
      <style:paragraph-properties fo:line-height="100.00%" fo:text-align="left" fo:margin-bottom="6.00pt"/>
    </style:style>
    <text:list-style style:name="L103">
      <text:list-level-style-bullet text:level="1" text:bullet-char="•">
        <style:list-level-properties text:space-before="21.20pt" text:min-label-width="14.15pt"/>
        <style:text-properties fo:font-family="Symbol"/>
      </text:list-level-style-bullet>
    </text:list-style>
    <style:style style:name="P103" style:family="paragraph">
      <style:paragraph-properties fo:line-height="100.00%" fo:text-align="left"/>
    </style:style>
    <style:style style:name="P104" style:family="paragraph">
      <style:paragraph-properties fo:line-height="100.00%" fo:text-align="left" fo:margin-bottom="6.00pt"/>
    </style:style>
    <style:style style:name="P105" style:family="paragraph">
      <style:paragraph-properties fo:line-height="100.00%" fo:text-align="left" fo:margin-bottom="6.00pt"/>
    </style:style>
    <style:style style:name="P106" style:family="paragraph">
      <style:paragraph-properties fo:line-height="100.00%" fo:text-align="left" fo:margin-top="12.00pt" fo:margin-bottom="6.00pt"/>
    </style:style>
    <style:style style:name="P107" style:family="paragraph">
      <style:paragraph-properties fo:line-height="100.00%" fo:text-align="left" fo:margin-bottom="6.00pt"/>
    </style:style>
    <style:style style:name="P108" style:family="paragraph">
      <style:paragraph-properties fo:line-height="100.00%" fo:text-align="left" fo:margin-top="12.00pt" fo:margin-bottom="6.00pt"/>
    </style:style>
    <style:style style:name="P109" style:family="paragraph">
      <style:paragraph-properties fo:line-height="100.00%" fo:text-align="left" fo:margin-bottom="6.00pt"/>
    </style:style>
    <text:list-style style:name="L110">
      <text:list-level-style-bullet text:level="1" text:bullet-char="•">
        <style:list-level-properties text:space-before="21.20pt" text:min-label-width="14.15pt"/>
        <style:text-properties fo:font-family="Symbol"/>
      </text:list-level-style-bullet>
    </text:list-style>
    <style:style style:name="P110" style:family="paragraph">
      <style:paragraph-properties fo:line-height="100.00%" fo:text-align="left"/>
    </style:style>
    <style:style style:name="P111" style:family="paragraph">
      <style:paragraph-properties fo:line-height="100.00%" fo:text-align="left" fo:margin-bottom="6.00pt"/>
    </style:style>
    <style:style style:name="P112" style:family="paragraph">
      <style:paragraph-properties fo:line-height="100.00%" fo:text-align="left" fo:margin-bottom="6.00pt"/>
    </style:style>
    <style:style style:name="P113" style:family="paragraph">
      <style:paragraph-properties fo:line-height="100.00%" fo:text-align="left" fo:margin-top="12.00pt" fo:margin-bottom="6.00pt"/>
    </style:style>
    <style:style style:name="P114" style:family="paragraph">
      <style:paragraph-properties fo:line-height="100.00%" fo:text-align="left" fo:margin-bottom="6.00pt"/>
    </style:style>
    <style:style style:name="P115" style:family="paragraph">
      <style:paragraph-properties fo:line-height="100.00%" fo:text-align="left" fo:margin-top="12.00pt" fo:margin-bottom="6.00pt"/>
    </style:style>
    <style:style style:name="P116" style:family="paragraph">
      <style:paragraph-properties fo:line-height="100.00%" fo:text-align="left" fo:margin-bottom="6.00pt"/>
    </style:style>
    <style:style style:name="P117" style:family="paragraph">
      <style:paragraph-properties fo:line-height="100.00%" fo:text-align="left" fo:margin-top="12.00pt" fo:margin-bottom="6.00pt"/>
    </style:style>
    <style:style style:name="P118" style:family="paragraph">
      <style:paragraph-properties fo:line-height="100.00%" fo:text-align="left" fo:margin-bottom="6.00pt"/>
    </style:style>
    <style:style style:name="P119" style:family="paragraph">
      <style:paragraph-properties fo:line-height="100.00%" fo:text-align="left" fo:margin-top="12.00pt" fo:margin-bottom="6.00pt"/>
    </style:style>
    <style:style style:name="P120" style:family="paragraph">
      <style:paragraph-properties fo:line-height="100.00%" fo:text-align="left" fo:margin-bottom="6.00pt"/>
    </style:style>
    <style:style style:name="P121" style:family="paragraph">
      <style:paragraph-properties fo:line-height="100.00%" fo:text-align="left" fo:margin-top="12.00pt" fo:margin-bottom="6.00pt"/>
    </style:style>
    <style:style style:name="P122" style:family="paragraph">
      <style:paragraph-properties fo:line-height="100.00%" fo:text-align="left" fo:margin-bottom="6.00pt"/>
    </style:style>
    <style:style style:name="P123" style:family="paragraph">
      <style:paragraph-properties fo:line-height="100.00%" fo:text-align="left" fo:margin-top="12.00pt" fo:margin-bottom="6.00pt"/>
    </style:style>
    <style:style style:name="P124" style:family="paragraph">
      <style:paragraph-properties fo:line-height="100.00%" fo:text-align="left" fo:margin-bottom="6.00pt"/>
    </style:style>
    <style:style style:name="P125" style:family="paragraph">
      <style:paragraph-properties fo:line-height="100.00%" fo:text-align="left" fo:margin-top="12.00pt" fo:margin-bottom="6.00pt"/>
    </style:style>
    <style:style style:name="P126" style:family="paragraph">
      <style:paragraph-properties fo:line-height="100.00%" fo:text-align="left" fo:margin-bottom="6.00pt"/>
    </style:style>
    <text:list-style style:name="L127">
      <text:list-level-style-bullet text:level="1" text:bullet-char="•">
        <style:list-level-properties text:space-before="21.20pt" text:min-label-width="14.15pt"/>
        <style:text-properties fo:font-family="Symbol"/>
      </text:list-level-style-bullet>
    </text:list-style>
    <style:style style:name="P127" style:family="paragraph">
      <style:paragraph-properties fo:line-height="100.00%" fo:text-align="left"/>
    </style:style>
    <style:style style:name="P128" style:family="paragraph">
      <style:paragraph-properties fo:line-height="100.00%" fo:text-align="left" fo:margin-bottom="6.00pt"/>
    </style:style>
    <style:style style:name="P129" style:family="paragraph">
      <style:paragraph-properties fo:line-height="100.00%" fo:text-align="left" fo:margin-bottom="6.00pt"/>
    </style:style>
    <style:style style:name="P130" style:family="paragraph">
      <style:paragraph-properties fo:line-height="100.00%" fo:text-align="left" fo:margin-top="12.00pt" fo:margin-bottom="6.00pt"/>
    </style:style>
    <style:style style:name="P131" style:family="paragraph">
      <style:paragraph-properties fo:line-height="100.00%" fo:text-align="left" fo:margin-bottom="6.00pt"/>
    </style:style>
    <text:list-style style:name="L132">
      <text:list-level-style-bullet text:level="1" text:bullet-char="•">
        <style:list-level-properties text:space-before="21.20pt" text:min-label-width="14.15pt"/>
        <style:text-properties fo:font-family="Symbol"/>
      </text:list-level-style-bullet>
    </text:list-style>
    <style:style style:name="P132" style:family="paragraph">
      <style:paragraph-properties fo:line-height="100.00%" fo:text-align="left"/>
    </style:style>
    <style:style style:name="P133" style:family="paragraph">
      <style:paragraph-properties fo:line-height="100.00%" fo:text-align="left" fo:margin-bottom="6.00pt"/>
    </style:style>
    <style:style style:name="P134" style:family="paragraph">
      <style:paragraph-properties fo:line-height="100.00%" fo:text-align="left" fo:margin-top="12.00pt" fo:margin-bottom="6.00pt"/>
    </style:style>
    <style:style style:name="P135" style:family="paragraph">
      <style:paragraph-properties fo:line-height="100.00%" fo:text-align="left" fo:margin-bottom="6.00pt"/>
    </style:style>
    <style:style style:name="P136" style:family="paragraph">
      <style:paragraph-properties fo:line-height="100.00%" fo:text-align="left" fo:margin-top="12.00pt" fo:margin-bottom="6.00pt"/>
    </style:style>
    <text:list-style style:name="L137">
      <text:list-level-style-bullet text:level="1" text:bullet-char="•">
        <style:list-level-properties text:space-before="21.20pt" text:min-label-width="14.15pt"/>
        <style:text-properties fo:font-family="Symbol"/>
      </text:list-level-style-bullet>
    </text:list-style>
    <style:style style:name="P137" style:family="paragraph">
      <style:paragraph-properties fo:line-height="100.00%" fo:text-align="left"/>
    </style:style>
    <style:style style:name="P138" style:family="paragraph">
      <style:paragraph-properties fo:line-height="100.00%" fo:text-align="left" fo:margin-bottom="6.00pt"/>
    </style:style>
    <style:style style:name="P139" style:family="paragraph">
      <style:paragraph-properties fo:line-height="100.00%" fo:text-align="left" fo:margin-top="12.00pt" fo:margin-bottom="6.00pt"/>
    </style:style>
    <style:style style:name="P140" style:family="paragraph">
      <style:paragraph-properties fo:line-height="100.00%" fo:text-align="left" fo:margin-bottom="6.00pt"/>
    </style:style>
    <text:list-style style:name="L141">
      <text:list-level-style-bullet text:level="1" text:bullet-char="•">
        <style:list-level-properties text:space-before="21.20pt" text:min-label-width="14.15pt"/>
        <style:text-properties fo:font-family="Symbol"/>
      </text:list-level-style-bullet>
    </text:list-style>
    <style:style style:name="P141" style:family="paragraph">
      <style:paragraph-properties fo:line-height="100.00%" fo:text-align="left"/>
    </style:style>
    <style:style style:name="P142" style:family="paragraph">
      <style:paragraph-properties fo:line-height="100.00%" fo:text-align="left" fo:margin-bottom="6.00pt"/>
    </style:style>
    <style:style style:name="P143" style:family="paragraph">
      <style:paragraph-properties fo:line-height="100.00%" fo:text-align="left" fo:margin-bottom="6.00pt"/>
    </style:style>
    <style:style style:name="P144" style:family="paragraph">
      <style:paragraph-properties fo:line-height="100.00%" fo:text-align="left" fo:margin-top="12.00pt" fo:margin-bottom="6.00pt"/>
    </style:style>
    <style:style style:name="P145" style:family="paragraph">
      <style:paragraph-properties fo:line-height="100.00%" fo:text-align="left" fo:margin-bottom="6.00pt"/>
    </style:style>
    <style:style style:name="P146" style:family="paragraph">
      <style:paragraph-properties fo:line-height="100.00%" fo:text-align="left" fo:margin-top="12.00pt" fo:margin-bottom="6.00pt"/>
    </style:style>
    <text:list-style style:name="L147">
      <text:list-level-style-bullet text:level="1" text:bullet-char="•">
        <style:list-level-properties text:space-before="21.20pt" text:min-label-width="14.15pt"/>
        <style:text-properties fo:font-family="Symbol"/>
      </text:list-level-style-bullet>
    </text:list-style>
    <style:style style:name="P147" style:family="paragraph">
      <style:paragraph-properties fo:line-height="100.00%" fo:text-align="left"/>
    </style:style>
    <style:style style:name="P148" style:family="paragraph">
      <style:paragraph-properties fo:line-height="100.00%" fo:text-align="left" fo:margin-bottom="6.00pt"/>
    </style:style>
    <style:style style:name="P149" style:family="paragraph">
      <style:paragraph-properties fo:line-height="100.00%" fo:text-align="left" fo:margin-top="12.00pt" fo:margin-bottom="6.00pt"/>
    </style:style>
    <style:style style:name="P150" style:family="paragraph">
      <style:paragraph-properties fo:line-height="100.00%" fo:text-align="left" fo:margin-bottom="6.00pt"/>
    </style:style>
    <style:style style:name="P151"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52" style:family="paragraph">
      <style:paragraph-properties fo:line-height="100.00%" fo:text-align="center"/>
    </style:style>
    <style:style style:name="P153"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54"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55" style:family="paragraph">
      <style:paragraph-properties fo:line-height="100.00%" fo:text-align="left"/>
    </style:style>
    <style:style style:name="P156"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57" style:family="paragraph">
      <style:paragraph-properties fo:line-height="100.00%" fo:text-align="left"/>
    </style:style>
    <style:style style:name="P158"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59" style:family="paragraph">
      <style:paragraph-properties fo:line-height="100.00%" fo:text-align="left"/>
    </style:style>
    <style:style style:name="P160"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61" style:family="paragraph">
      <style:paragraph-properties fo:line-height="100.00%" fo:text-align="left"/>
    </style:style>
    <style:style style:name="P162"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63" style:family="paragraph">
      <style:paragraph-properties fo:line-height="100.00%" fo:text-align="left"/>
    </style:style>
    <style:style style:name="P164"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65" style:family="paragraph">
      <style:paragraph-properties fo:line-height="100.00%" fo:text-align="left"/>
    </style:style>
    <style:style style:name="P166"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67" style:family="paragraph">
      <style:paragraph-properties fo:line-height="100.00%" fo:text-align="left"/>
    </style:style>
    <style:style style:name="P168"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69" style:family="paragraph">
      <style:paragraph-properties fo:line-height="100.00%" fo:text-align="left"/>
    </style:style>
    <style:style style:name="P170"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71" style:family="paragraph">
      <style:paragraph-properties fo:line-height="100.00%" fo:text-align="left"/>
    </style:style>
    <style:style style:name="P172"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73" style:family="paragraph">
      <style:paragraph-properties fo:line-height="100.00%" fo:text-align="left"/>
    </style:style>
    <style:style style:name="P174"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75" style:family="paragraph">
      <style:paragraph-properties fo:line-height="100.00%" fo:text-align="left"/>
    </style:style>
    <style:style style:name="P176"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77" style:family="paragraph">
      <style:paragraph-properties fo:line-height="100.00%" fo:text-align="left"/>
    </style:style>
    <style:style style:name="P178" style:family="paragraph">
      <style:paragraph-properties fo:line-height="100.00%" fo:text-align="left" fo:margin-left="1.40pt" fo:text-indent="-1.40pt">
        <style:tab-stops>
          <style:tab-stop style:position="83.80pt" style:type="center"/>
          <style:tab-stop style:position="3288.25pt" style:type="center"/>
          <style:tab-stop style:position="421120.25pt" style:type="right"/>
        </style:tab-stops>
      </style:paragraph-properties>
    </style:style>
    <style:style style:name="P179" style:family="paragraph">
      <style:paragraph-properties fo:line-height="100.00%" fo:text-align="left" fo:margin-bottom="6.00pt"/>
    </style:style>
    <style:style style:name="P180" style:family="paragraph">
      <style:paragraph-properties fo:line-height="100.00%" fo:text-align="left" fo:margin-top="12.00pt" fo:margin-bottom="6.00pt"/>
    </style:style>
    <style:style style:name="P181" style:family="paragraph">
      <style:paragraph-properties fo:line-height="100.00%" fo:text-align="left" fo:margin-bottom="6.00pt"/>
    </style:style>
    <text:list-style style:name="L182">
      <text:list-level-style-bullet text:level="1" text:bullet-char="•">
        <style:list-level-properties text:space-before="21.20pt" text:min-label-width="14.15pt"/>
        <style:text-properties fo:font-family="Symbol"/>
      </text:list-level-style-bullet>
    </text:list-style>
    <style:style style:name="P182" style:family="paragraph">
      <style:paragraph-properties fo:line-height="100.00%" fo:text-align="left"/>
    </style:style>
    <style:style style:name="P183" style:family="paragraph">
      <style:paragraph-properties fo:line-height="100.00%" fo:text-align="left" fo:margin-bottom="6.00pt"/>
    </style:style>
    <style:style style:name="P184" style:family="paragraph">
      <style:paragraph-properties fo:line-height="100.00%" fo:text-align="left" fo:margin-top="12.00pt" fo:margin-bottom="6.00pt"/>
    </style:style>
    <text:list-style style:name="L185">
      <text:list-level-style-bullet text:level="1" text:bullet-char="•">
        <style:list-level-properties text:space-before="21.20pt" text:min-label-width="14.15pt"/>
        <style:text-properties fo:font-family="Symbol"/>
      </text:list-level-style-bullet>
    </text:list-style>
    <style:style style:name="P185" style:family="paragraph">
      <style:paragraph-properties fo:line-height="100.00%" fo:text-align="left"/>
    </style:style>
    <style:style style:name="P186" style:family="paragraph">
      <style:paragraph-properties fo:line-height="100.00%" fo:text-align="left" fo:margin-left="35.35pt" fo:text-indent="0.00pt"/>
    </style:style>
    <style:style style:name="P187" style:family="paragraph">
      <style:paragraph-properties fo:line-height="100.00%" fo:text-align="left"/>
    </style:style>
    <style:style style:name="P188" style:family="paragraph">
      <style:paragraph-properties fo:line-height="100.00%" fo:text-align="left" fo:margin-left="35.35pt" fo:text-indent="0.00pt"/>
    </style:style>
    <style:style style:name="P189" style:family="paragraph">
      <style:paragraph-properties fo:line-height="100.00%" fo:text-align="left"/>
    </style:style>
    <style:style style:name="P190" style:family="paragraph">
      <style:paragraph-properties fo:line-height="100.00%" fo:text-align="left" fo:margin-bottom="6.00pt"/>
    </style:style>
    <style:style style:name="P191" style:family="paragraph">
      <style:paragraph-properties fo:line-height="100.00%" fo:text-align="left" fo:margin-top="12.00pt" fo:margin-bottom="6.00pt"/>
    </style:style>
    <style:style style:name="P192" style:family="paragraph">
      <style:paragraph-properties fo:line-height="100.00%" fo:text-align="left" fo:margin-bottom="6.00pt"/>
    </style:style>
    <style:style style:name="P193" style:family="paragraph">
      <style:paragraph-properties fo:line-height="100.00%" fo:text-align="left" fo:margin-top="12.00pt" fo:margin-bottom="6.00pt"/>
    </style:style>
    <style:style style:name="P194" style:family="paragraph">
      <style:paragraph-properties fo:line-height="100.00%" fo:text-align="left" fo:margin-bottom="6.00pt"/>
    </style:style>
    <style:style style:name="P195" style:family="paragraph">
      <style:paragraph-properties fo:line-height="100.00%" fo:text-align="left" fo:margin-top="12.00pt" fo:margin-bottom="6.00pt"/>
    </style:style>
    <style:style style:name="P196" style:family="paragraph">
      <style:paragraph-properties fo:line-height="100.00%" fo:text-align="left" fo:margin-bottom="6.00pt"/>
    </style:style>
    <style:style style:name="P197" style:family="paragraph">
      <style:paragraph-properties fo:line-height="100.00%" fo:text-align="left" fo:margin-top="12.00pt" fo:margin-bottom="6.00pt"/>
    </style:style>
    <style:style style:name="P198" style:family="paragraph">
      <style:paragraph-properties fo:line-height="100.00%" fo:text-align="left" fo:margin-bottom="6.00pt"/>
    </style:style>
    <style:style style:name="P199" style:family="paragraph">
      <style:paragraph-properties fo:line-height="100.00%" fo:text-align="center"/>
    </style:style>
    <style:style style:name="P200" style:family="paragraph">
      <style:paragraph-properties fo:line-height="100.00%" fo:text-align="left" fo:margin-left="1.40pt" fo:text-indent="-1.40pt">
        <style:tab-stops>
          <style:tab-stop style:position="53.80pt" style:type="center"/>
          <style:tab-stop style:position="3288.25pt" style:type="center"/>
          <style:tab-stop style:position="421120.25pt" style:type="right"/>
          <style:tab-stop style:position="88.20pt"/>
          <style:tab-stop style:position="57.45pt" style:type="center"/>
        </style:tab-stops>
      </style:paragraph-properties>
    </style:style>
    <style:style style:name="P201" style:family="paragraph">
      <style:paragraph-properties fo:line-height="100.00%" fo:text-align="center"/>
    </style:style>
    <style:style style:name="P202" style:family="paragraph">
      <style:paragraph-properties fo:line-height="100.00%" fo:text-align="left" fo:margin-left="1.40pt" fo:text-indent="-1.40pt">
        <style:tab-stops>
          <style:tab-stop style:position="53.80pt" style:type="center"/>
          <style:tab-stop style:position="3288.25pt" style:type="center"/>
          <style:tab-stop style:position="421120.25pt" style:type="right"/>
          <style:tab-stop style:position="88.20pt"/>
          <style:tab-stop style:position="57.45pt" style:type="center"/>
        </style:tab-stops>
      </style:paragraph-properties>
    </style:style>
    <style:style style:name="P203" style:family="paragraph">
      <style:paragraph-properties fo:line-height="100.00%" fo:text-align="left" fo:margin-left="1.40pt" fo:text-indent="-1.40pt">
        <style:tab-stops>
          <style:tab-stop style:position="53.80pt" style:type="center"/>
          <style:tab-stop style:position="3288.25pt" style:type="center"/>
          <style:tab-stop style:position="421120.25pt" style:type="right"/>
          <style:tab-stop style:position="-1.40pt"/>
          <style:tab-stop style:position="57.45pt" style:type="center"/>
        </style:tab-stops>
      </style:paragraph-properties>
    </style:style>
    <style:style style:name="P204" style:family="paragraph">
      <style:paragraph-properties fo:line-height="100.00%" fo:text-align="left"/>
    </style:style>
    <style:style style:name="P205" style:family="paragraph">
      <style:paragraph-properties fo:line-height="100.00%" fo:text-align="left" fo:margin-left="1.40pt" fo:text-indent="-1.40pt">
        <style:tab-stops>
          <style:tab-stop style:position="53.80pt" style:type="center"/>
          <style:tab-stop style:position="3288.25pt" style:type="center"/>
          <style:tab-stop style:position="421120.25pt" style:type="right"/>
          <style:tab-stop style:position="-1.40pt"/>
          <style:tab-stop style:position="57.45pt" style:type="center"/>
        </style:tab-stops>
      </style:paragraph-properties>
    </style:style>
    <style:style style:name="P206" style:family="paragraph">
      <style:paragraph-properties fo:line-height="100.00%" fo:text-align="left"/>
    </style:style>
    <style:style style:name="P207" style:family="paragraph">
      <style:paragraph-properties fo:line-height="100.00%" fo:text-align="left" fo:margin-left="1.40pt" fo:text-indent="-1.40pt">
        <style:tab-stops>
          <style:tab-stop style:position="53.80pt" style:type="center"/>
          <style:tab-stop style:position="3288.25pt" style:type="center"/>
          <style:tab-stop style:position="421120.25pt" style:type="right"/>
          <style:tab-stop style:position="-1.40pt"/>
          <style:tab-stop style:position="57.45pt" style:type="center"/>
        </style:tab-stops>
      </style:paragraph-properties>
    </style:style>
    <style:style style:name="P208" style:family="paragraph">
      <style:paragraph-properties fo:line-height="100.00%" fo:text-align="left"/>
    </style:style>
    <style:style style:name="P209" style:family="paragraph">
      <style:paragraph-properties fo:line-height="100.00%" fo:text-align="left" fo:margin-left="1.40pt" fo:text-indent="-1.40pt">
        <style:tab-stops>
          <style:tab-stop style:position="53.80pt" style:type="center"/>
          <style:tab-stop style:position="3288.25pt" style:type="center"/>
          <style:tab-stop style:position="421120.25pt" style:type="right"/>
          <style:tab-stop style:position="-1.40pt"/>
          <style:tab-stop style:position="57.45pt" style:type="center"/>
        </style:tab-stops>
      </style:paragraph-properties>
    </style:style>
    <style:style style:name="P210" style:family="paragraph">
      <style:paragraph-properties fo:line-height="100.00%" fo:text-align="left" fo:margin-top="12.00pt" fo:margin-bottom="6.00pt"/>
    </style:style>
    <style:style style:name="P211" style:family="paragraph">
      <style:paragraph-properties fo:line-height="100.00%" fo:text-align="left" fo:margin-bottom="6.00pt"/>
    </style:style>
    <text:list-style style:name="L212">
      <text:list-level-style-bullet text:level="1" text:bullet-char="•">
        <style:list-level-properties text:space-before="21.20pt" text:min-label-width="14.15pt"/>
        <style:text-properties fo:font-family="Symbol"/>
      </text:list-level-style-bullet>
    </text:list-style>
    <style:style style:name="P212" style:family="paragraph">
      <style:paragraph-properties fo:line-height="100.00%" fo:text-align="left"/>
    </style:style>
    <style:style style:name="P213" style:family="paragraph">
      <style:paragraph-properties fo:line-height="100.00%" fo:text-align="left" fo:margin-bottom="6.00pt"/>
    </style:style>
    <style:style style:name="P214" style:family="paragraph">
      <style:paragraph-properties fo:line-height="100.00%" fo:text-align="left" fo:margin-bottom="6.00pt"/>
    </style:style>
    <style:style style:name="P215" style:family="paragraph">
      <style:paragraph-properties fo:line-height="100.00%" fo:text-align="left" fo:margin-top="12.00pt" fo:margin-bottom="6.00pt"/>
    </style:style>
    <style:style style:name="P216" style:family="paragraph">
      <style:paragraph-properties fo:line-height="100.00%" fo:text-align="left" fo:margin-bottom="6.00pt"/>
    </style:style>
    <style:style style:name="P217" style:family="paragraph">
      <style:paragraph-properties fo:line-height="100.00%" fo:text-align="left" fo:margin-top="12.00pt" fo:margin-bottom="6.00pt"/>
    </style:style>
    <style:style style:name="P218" style:family="paragraph">
      <style:paragraph-properties fo:line-height="100.00%" fo:text-align="left" fo:margin-bottom="6.00pt"/>
    </style:style>
    <style:style style:name="P219" style:family="paragraph">
      <style:paragraph-properties fo:line-height="100.00%" fo:text-align="left" fo:margin-top="12.00pt" fo:margin-bottom="6.00pt"/>
    </style:style>
    <style:style style:name="P220" style:family="paragraph">
      <style:paragraph-properties fo:line-height="100.00%" fo:text-align="left" fo:margin-bottom="6.00pt"/>
    </style:style>
    <style:style style:name="P221" style:family="paragraph">
      <style:paragraph-properties fo:line-height="100.00%" fo:text-align="left" fo:margin-top="12.00pt" fo:margin-bottom="6.00pt"/>
    </style:style>
    <style:style style:name="P222" style:family="paragraph">
      <style:paragraph-properties fo:line-height="100.00%" fo:text-align="left" fo:margin-bottom="6.00pt"/>
    </style:style>
    <text:list-style style:name="L223">
      <text:list-level-style-bullet text:level="1" text:bullet-char="•">
        <style:list-level-properties text:space-before="21.20pt" text:min-label-width="14.15pt"/>
        <style:text-properties fo:font-family="Symbol"/>
      </text:list-level-style-bullet>
    </text:list-style>
    <style:style style:name="P223" style:family="paragraph">
      <style:paragraph-properties fo:line-height="100.00%" fo:text-align="left"/>
    </style:style>
    <style:style style:name="P224" style:family="paragraph">
      <style:paragraph-properties fo:line-height="100.00%" fo:text-align="left" fo:margin-bottom="6.00pt"/>
    </style:style>
    <style:style style:name="P225" style:family="paragraph">
      <style:paragraph-properties fo:line-height="100.00%" fo:text-align="left" fo:margin-bottom="6.00pt"/>
    </style:style>
    <style:style style:name="P226" style:family="paragraph">
      <style:paragraph-properties fo:line-height="100.00%" fo:text-align="left" fo:margin-top="12.00pt" fo:margin-bottom="6.00pt"/>
    </style:style>
    <style:style style:name="P227" style:family="paragraph">
      <style:paragraph-properties fo:line-height="100.00%" fo:text-align="left" fo:margin-bottom="6.00pt"/>
    </style:style>
    <style:style style:name="P228" style:family="paragraph">
      <style:paragraph-properties fo:line-height="100.00%" fo:text-align="left" fo:margin-top="12.00pt" fo:margin-bottom="6.00pt"/>
    </style:style>
    <style:style style:name="P229" style:family="paragraph">
      <style:paragraph-properties fo:line-height="100.00%" fo:text-align="left" fo:margin-bottom="6.00pt"/>
    </style:style>
    <style:style style:name="P230" style:family="paragraph">
      <style:paragraph-properties fo:line-height="100.00%" fo:text-align="left" fo:margin-top="12.00pt" fo:margin-bottom="6.00pt"/>
    </style:style>
    <style:style style:name="P231" style:family="paragraph">
      <style:paragraph-properties fo:line-height="100.00%" fo:text-align="left" fo:margin-bottom="6.00pt"/>
    </style:style>
    <style:style style:name="P232" style:family="paragraph">
      <style:paragraph-properties fo:line-height="100.00%" fo:text-align="left" fo:margin-top="12.00pt" fo:margin-bottom="6.00pt"/>
    </style:style>
    <style:style style:name="P233" style:family="paragraph">
      <style:paragraph-properties fo:line-height="100.00%" fo:text-align="left" fo:margin-bottom="6.00pt"/>
    </style:style>
    <style:style style:name="P234" style:family="paragraph">
      <style:paragraph-properties fo:line-height="100.00%" fo:text-align="left" fo:margin-top="12.00pt" fo:margin-bottom="6.00pt"/>
    </style:style>
    <style:style style:name="P235" style:family="paragraph">
      <style:paragraph-properties fo:line-height="100.00%" fo:text-align="left" fo:margin-bottom="6.00pt"/>
    </style:style>
    <style:style style:name="P236" style:family="paragraph">
      <style:paragraph-properties fo:line-height="100.00%" fo:text-align="left" fo:margin-top="12.00pt" fo:margin-bottom="6.00pt"/>
    </style:style>
    <style:style style:name="P237" style:family="paragraph">
      <style:paragraph-properties fo:line-height="100.00%" fo:text-align="left" fo:margin-bottom="6.00pt"/>
    </style:style>
    <style:style style:name="P238" style:family="paragraph">
      <style:paragraph-properties fo:line-height="100.00%" fo:text-align="left" fo:margin-top="12.00pt" fo:margin-bottom="6.00pt"/>
    </style:style>
    <style:style style:name="P239" style:family="paragraph">
      <style:paragraph-properties fo:line-height="100.00%" fo:text-align="left" fo:margin-bottom="6.00pt"/>
    </style:style>
    <style:style style:name="P240" style:family="paragraph">
      <style:paragraph-properties fo:line-height="100.00%" fo:text-align="left" fo:margin-top="12.00pt" fo:margin-bottom="6.00pt"/>
    </style:style>
    <style:style style:name="P241" style:family="paragraph">
      <style:paragraph-properties fo:line-height="155.00%" fo:text-align="left" fo:margin-bottom="6.00pt"/>
    </style:style>
    <style:style style:name="P242" style:family="paragraph">
      <style:paragraph-properties fo:line-height="100.00%" fo:text-align="left" fo:margin-bottom="6.00pt"/>
    </style:style>
    <style:style style:name="P243" style:family="paragraph">
      <style:paragraph-properties fo:line-height="100.00%" fo:text-align="left"/>
    </style:style>
    <style:style style:name="TableColumn0100" style:family="table-column">
      <style:table-column-properties style:column-width="2.308333in"/>
    </style:style>
    <style:style style:name="TableColumn0101" style:family="table-column">
      <style:table-column-properties style:column-width="2.308333in"/>
    </style:style>
    <style:style style:name="TableColumn0102" style:family="table-column">
      <style:table-column-properties style:column-width="2.308333in"/>
    </style:style>
    <style:style style:name="Table01" style:family="table">
      <style:table-properties style:width="6.925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0.180556in"/>
    </style:style>
    <style:style style:name="TableColumn0201" style:family="table-column">
      <style:table-column-properties style:column-width="4.781944in"/>
    </style:style>
    <style:style style:name="Table02" style:family="table">
      <style:table-properties style:width="4.9625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vertical-align="center" fo:background-color="#ffffff"/>
    </style:style>
    <style:style style:name="TableCell020001" style:family="table-cell">
      <style:table-cell-properties fo:border-top="0.000694in solid #000000" fo:border-left="0.000694in solid #000000" fo:border-right="0.000694in solid #000000" fo:border-bottom="0.000694in solid #000000" fo:vertical-align="center" fo:background-color="#ffffff"/>
    </style:style>
    <style:style style:name="TableColumn0300" style:family="table-column">
      <style:table-column-properties style:column-width="3.462500in"/>
    </style:style>
    <style:style style:name="TableColumn0301" style:family="table-column">
      <style:table-column-properties style:column-width="3.462500in"/>
    </style:style>
    <style:style style:name="Table03" style:family="table">
      <style:table-properties style:width="6.92500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1.183333in"/>
    </style:style>
    <style:style style:name="TableColumn0401" style:family="table-column">
      <style:table-column-properties style:column-width="0.973611in"/>
    </style:style>
    <style:style style:name="TableColumn0402" style:family="table-column">
      <style:table-column-properties style:column-width="4.768056in"/>
    </style:style>
    <style:style style:name="Table04" style:family="table">
      <style:table-properties style:width="6.92500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0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1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2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3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3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4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4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05" style:family="table-row">
      <style:table-row-properties/>
    </style:style>
    <style:style style:name="TableCell0405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5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5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06" style:family="table-row">
      <style:table-row-properties/>
    </style:style>
    <style:style style:name="TableCell0406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6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6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07" style:family="table-row">
      <style:table-row-properties/>
    </style:style>
    <style:style style:name="TableCell0407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7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7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08" style:family="table-row">
      <style:table-row-properties/>
    </style:style>
    <style:style style:name="TableCell0408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8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8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09" style:family="table-row">
      <style:table-row-properties/>
    </style:style>
    <style:style style:name="TableCell0409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9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09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10" style:family="table-row">
      <style:table-row-properties/>
    </style:style>
    <style:style style:name="TableCell041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1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10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11" style:family="table-row">
      <style:table-row-properties/>
    </style:style>
    <style:style style:name="TableCell041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1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11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412" style:family="table-row">
      <style:table-row-properties/>
    </style:style>
    <style:style style:name="TableCell041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1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412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olumn0500" style:family="table-column">
      <style:table-column-properties style:column-width="0.766667in"/>
    </style:style>
    <style:style style:name="TableColumn0501" style:family="table-column">
      <style:table-column-properties style:column-width="0.817361in"/>
    </style:style>
    <style:style style:name="TableColumn0502" style:family="table-column">
      <style:table-column-properties style:column-width="1.770139in"/>
    </style:style>
    <style:style style:name="TableColumn0503" style:family="table-column">
      <style:table-column-properties style:column-width="1.153472in"/>
    </style:style>
    <style:style style:name="TableColumn0504" style:family="table-column">
      <style:table-column-properties style:column-width="2.417361in"/>
    </style:style>
    <style:style style:name="Table05" style:family="table">
      <style:table-properties style:width="6.92500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0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0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003"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004"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1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1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103"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104"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2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2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203"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204"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Row0503" style:family="table-row">
      <style:table-row-properties/>
    </style:style>
    <style:style style:name="TableCell050300"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301"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302"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303"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style:style style:name="TableCell050304" style:family="table-cell">
      <style:table-cell-properties fo:border-top="0.000694in solid #000000" fo:border-left="0.000694in solid #000000" fo:border-right="0.000694in solid #000000" fo:border-bottom="0.000694in solid #000000" fo:padding-left="0.019444in" fo:padding-right="0.019444in" fo:vertical-align="center" fo:background-color="#ffffff"/>
    </style:style>
  </office:automatic-styles>
  <office:body>
    <office:text>
      <text:p text:style-name="P1"><text:span text:style-name="T1">Security</text:span><text:span text:style-name="T2"/></text:p>
      <text:p text:style-name="P1"><text:span text:style-name="T2">Platform Security</text:span></text:p>
      <text:p text:style-name="P2"><text:span text:style-name="T3">The Firefox OS platform uses a multi-layered security model that is designed to mitigate exploitation risks at every level. Front-line countermeasures are combined with a defense-in-depth strategy that provides comprehensive protection against threats.</text:span></text:p>
      <text:p text:style-name="P2"><text:span text:style-name="T4"/></text:p>
      <text:p text:style-name="P3"><text:span text:style-name="T5">Secure Architecture</text:span></text:p>
      <text:p text:style-name="P4"><text:span text:style-name="T6">The Firefox OS connects web-based applications to the underlying hardware. It is an integrated technology stack consisting of the following levels:</text:span></text:p>
      <text:p text:style-name="P4"><text:span text:style-name="T7"/></text:p>
      <text:p text:style-name="P4"><text:span text:style-name="T8">The mobile device is the mobile phone running Firefox OS. Gonk consists of the Linux kernel, system libraries, firmware, and device drivers. Gecko is the application runtime layer that provides the framework for app execution, and implements the Web APIs used to access features in the mobile device. Gaia is the suite of web apps that make up the user experience (apps consist of HTML5, CSS, JavaScript, images, media, and so on).</text:span></text:p>
      <text:p text:style-name="P5"><text:span text:style-name="T8">Gecko is the gatekeeper that enforces security policies designed to protect the mobile device from misuse. The Gecko layer acts as the intermediary between web apps (at the Gaia layer) and the phone. Gonk delivers features of the underlying mobile phone hardware directly to the Gecko layer. Web apps access mobile phone functionality only through the Web APIs, and only if Gecko allows the access request – there is no direct access, no “back door” into the phone. Gecko enforces permissions and prevents access to unauthorized requests.</text:span></text:p>
      <text:p text:style-name="P6"><text:span text:style-name="T9">Secure System Deployment</text:span></text:p>
      <text:p text:style-name="P7"><text:span text:style-name="T10">Firefox OS comes installed on the smart phone. The original system image is created by a known, trusted source – usually the device OEM – that is responsible for assembling, building, testing, and digitally signing the distribution package.</text:span></text:p>
      <text:p text:style-name="P7"><text:span text:style-name="T10">Security measures are used throughout the technology stack. File system privileges are enforced by Linux's access control lists (ACLs). System apps are installed on a volume that is read-only (except during updates, when it is temporarily read-write). Only areas containing user content may be read-write. Various components within the device hardware have built-in protections that are implemented by default as standard industry practice. Chipset manufacturers, for example, employ hardening techniques to reduce vulnerabilities. The core platform (Gecko and Gonk) is hardened to strengthen its defense against potential threats, and hardening features of the compiler are used where applicable. For further details see<text:s/></text:span><text:a xlink:href="https://developer.mozilla.org/en-US/docs/Mozilla/Firefox_OS/Security/Runtime_security"><text:span text:style-name="T12">Runtime security</text:span></text:a><text:span text:style-name="T13">.</text:span></text:p>
      <text:p text:style-name="P8"><text:span text:style-name="T14">Secure System Updates</text:span></text:p>
      <text:p text:style-name="P9"><text:span text:style-name="T15">Subsequent upgrades and patches to the Firefox OS platform are deployed using a secure Mozilla process that ensures the ongoing integrity of the system image on the mobile phone. The update is created by a known, trusted source – usually the device OEM – that is responsible for assembling, building, testing, and digitally signing the update package.</text:span></text:p>
      <text:p text:style-name="P9"><text:span text:style-name="T15">System updates can involve all or a portion of the Firefox OS stack. If changes to Gonk are included in the update, then FOTA (Firmware Over the Air) is the install process used. FOTA updates can also include any other part of the Firefox OS stack, including device management (FOTA, firmware / drivers), settings management (Firefox OS settings), security updates, Gaia, Gecko, and other patches.</text:span></text:p>
      <text:p text:style-name="P9"><text:span text:style-name="T15">Updates that do not involve Gonk can be done using the Mozilla System Update Utility. Firefox OS uses the same update framework, processes, and Mozilla ARchive (MAR) format (used for update packages) as the Firefox Desktop product. For more information, see<text:s/></text:span><text:a xlink:href="https://wiki.mozilla.org/Software_Update"><text:span text:style-name="T16">https://wiki.mozilla.org/Software_Update</text:span></text:a><text:span text:style-name="T17">.</text:span></text:p>
      <text:p text:style-name="P9"><text:span text:style-name="T17">A built-in update service – which may be provided by the OEM – on the mobile phone periodically checks for system updates. Once a system package becomes available and is detected by the update service, the user is prompted to confirm installation. Before updates are installed on the mobile device, the device storage is checked for sufficient space to apply the update, and the distribution is verified for:</text:span></text:p>
      <text:list text:style-name="L10">
        <text:list-item>
          <text:p text:style-name="P10"><text:span text:style-name="T17">update origin (verify the source location protocol:domain:port of the system update and manifest) </text:span></text:p>
        </text:list-item>
        <text:list-item>
          <text:p text:style-name="P10"><text:span text:style-name="T17">file integrity (SHA-256 hash check) </text:span></text:p>
        </text:list-item>
        <text:list-item>
          <text:p text:style-name="P11"><text:span text:style-name="T17">code signature (certificate check against a trusted root) </text:span></text:p>
        </text:list-item>
      </text:list>
      <text:p text:style-name="P12"><text:span text:style-name="T17">The following security measures are used during the update process:</text:span></text:p>
      <text:list text:style-name="L13">
        <text:list-item>
          <text:p text:style-name="P13"><text:span text:style-name="T17">Mozilla recommends and expects that updates are fetched over an SSL connection. </text:span></text:p>
        </text:list-item>
        <text:list-item>
          <text:p text:style-name="P13"><text:span text:style-name="T17">Strong cryptographic verification is required before installing a firmware package. </text:span></text:p>
        </text:list-item>
        <text:list-item>
          <text:p text:style-name="P13"><text:span text:style-name="T17">The complete update must be downloaded in a specific and secure location before the update process begins. </text:span></text:p>
        </text:list-item>
        <text:list-item>
          <text:p text:style-name="P13"><text:span text:style-name="T17">The system must be in a secure state when the update process starts, with no Web apps running. </text:span></text:p>
        </text:list-item>
        <text:list-item>
          <text:p text:style-name="P14"><text:span text:style-name="T17">The keys must be stored in a secure location on the device. </text:span></text:p>
        </text:list-item>
      </text:list>
      <text:p text:style-name="P15"><text:span text:style-name="T17">Rigorous checks are in place to ensure that the update is applied properly to the mobile phone.</text:span></text:p>
      <text:p text:style-name="P16"><text:span text:style-name="T18">App Security</text:span></text:p>
      <text:p text:style-name="P17"><text:span text:style-name="T19">Firefox OS uses a defense-in-depth security strategy to protect the mobile phone from intrusive or malicious applications. This strategy employs a variety of mechanisms, including implicit permission levels based on an app trust model, sandboxed execution at run time, API-only access to the underlying mobile phone hardware, a robust permissions model, and secure installation and update processes. For technical details, refer to:<text:s/></text:span><text:a xlink:href="https://developer.mozilla.org/en-US/docs/Mozilla/Firefox_OS/Security/Application_security"><text:span text:style-name="T21">Application security.</text:span></text:a><text:span text:style-name="T22"/></text:p>
      <text:p text:style-name="P18"><text:span text:style-name="T23">In Firefox OS, all applications are web apps – programs written using HTML5, JavaScript, CSS, media, and other open Web technologies (pages running within the browser are not referred to as Web apps in this context). Because there are no binary ("native") applications installed by the user, all system access is mediated strictly through the Web APIs. Even access to the file system is only through Web APIs and a back-end SQLite database – there is no direct access from apps to files stored on the SD card.</text:span></text:p>
      <text:p text:style-name="P18"><text:span text:style-name="T23">Firefox OS limits and enforces the scope of resources that can be accessed or used by an app, while also supporting a wide range of apps with varying permission levels. Mozilla implemented tight controls over what type of applications can access which APIs. For example, only certified apps (shipped with the phone) can have access to the Telephony API. The Dialer app has privileges to access the Telephony API in order to make phone calls, but not all certified apps can access this API. This prevents a scenario, for example, in which an arbitrary third-party app gets installed, dials a pay-per-use phone number (900 and 910), and racks up a large cell phone bill. However, other OEM apps might be selectively given access to the Telephony API. For example, an Operator might provide a systems management application that allows a customer to manage their account, including the ability to phone the Operator’s billing or support office directly.</text:span></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9"><text:span text:style-name="T25">Trusted and Untrusted Apps</text:span></text:p>
      <text:p text:style-name="P20"><text:span text:style-name="T26">Firefox OS categorizes apps according to the following type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22"><text:span text:style-name="T28">Type</text:span><text:span text:style-name="T29"/></text:p>
          </table:table-cell>
          <table:table-cell table:style-name="TableCell010001">
            <text:p text:style-name="P23"><text:span text:style-name="T30">Trust Level</text:span></text:p>
            <text:p text:style-name="P24"><text:span text:style-name="T31"/></text:p>
          </table:table-cell>
          <table:table-cell table:style-name="TableCell010002">
            <text:p text:style-name="P24"><text:span text:style-name="T32">Description</text:span><text:span text:style-name="T33"/></text:p>
          </table:table-cell>
        </table:table-row>
        <table:table-row table:style-name="TableRow0101">
          <table:table-cell table:style-name="TableCell010100">
            <text:p text:style-name="P27"><text:span text:style-name="T34">Certified</text:span><text:span text:style-name="T35"/></text:p>
          </table:table-cell>
          <table:table-cell table:style-name="TableCell010101">
            <text:p text:style-name="P28"><text:span text:style-name="T36">Highly Trusted</text:span></text:p>
            <text:p text:style-name="P29"><text:span text:style-name="T37"/></text:p>
          </table:table-cell>
          <table:table-cell table:style-name="TableCell010102">
            <text:p text:style-name="P29"><text:span text:style-name="T38">System apps that have been approved by the Operator or OEM (due to risk of device corruption or risk to critical functionality). System apps and services only; not intended for third-party applications.<text:line-break/>This designation is reserved for just a small number of critical applications. Examples: SMS, Bluetooth, camera, system clock, telephony, and the default dialer (to ensure that emergency services are always accessible).</text:span><text:span text:style-name="T39"/></text:p>
          </table:table-cell>
        </table:table-row>
        <table:table-row table:style-name="TableRow0102">
          <table:table-cell table:style-name="TableCell010200">
            <text:p text:style-name="P31"><text:span text:style-name="T40">Privileged</text:span><text:span text:style-name="T41"/></text:p>
          </table:table-cell>
          <table:table-cell table:style-name="TableCell010201">
            <text:p text:style-name="P31"><text:span text:style-name="T42">Trusted</text:span><text:span text:style-name="T43"/></text:p>
          </table:table-cell>
          <table:table-cell table:style-name="TableCell010202">
            <text:p text:style-name="P32"><text:span text:style-name="T44">Third-party apps that have been reviewed, approved, and digitally signed by an authorized Marketplace.</text:span></text:p>
            <text:p text:style-name="P33"><text:span text:style-name="T45"/></text:p>
          </table:table-cell>
        </table:table-row>
        <table:table-row table:style-name="TableRow0103">
          <table:table-cell table:style-name="TableCell010300">
            <text:p text:style-name="P35"><text:span text:style-name="T46">Web (everything else)</text:span></text:p>
            <text:p text:style-name="P36"><text:span text:style-name="T47"/></text:p>
          </table:table-cell>
          <table:table-cell table:style-name="TableCell010301">
            <text:p text:style-name="P36"><text:span text:style-name="T48">Untrusted</text:span><text:span text:style-name="T49"/></text:p>
          </table:table-cell>
          <table:table-cell table:style-name="TableCell010302">
            <text:p text:style-name="P37"><text:span text:style-name="T50">Regular web content. Includes both installed apps (stored the mobile phone) and hosted apps (stored remotely, with only an app manifest stored on the mobile phone). The manifest for hosted apps can be obtained through a Marketplace.</text:span></text:p>
            <text:p text:style-name="P38"><text:span text:style-name="T51"/></text:p>
          </table:table-cell>
        </table:table-row>
      </table:table>
      <text:p text:style-name="P40"><text:span text:style-name="T51"/></text:p>
      <text:p text:style-name="P40"><text:span text:style-name="T52">An application’s trust level determines, in part, its ability to access mobile phone functionality.</text:span></text:p>
      <text:list text:style-name="L41">
        <text:list-item>
          <text:p text:style-name="P41"><text:span text:style-name="T52">Certified apps have permissions to most Web API operations.</text:span></text:p>
        </text:list-item>
        <text:list-item>
          <text:p text:style-name="P41"><text:span text:style-name="T52">Privileged apps have permissions to a subset of the Web API operations accessible to Certified apps.</text:span></text:p>
        </text:list-item>
        <text:list-item>
          <text:p text:style-name="P41"><text:span text:style-name="T52">Untrusted apps have permissions to a subset of the Web API operations accessible to Privileged apps. These are only those Web APIs that contain sufficient security mitigations to be exposed to untrusted web content.</text:span></text:p>
        </text:list-item>
      </text:list>
      <text:p text:style-name="P42"><text:span text:style-name="T52">Some operations, such as network access, are assumed to be an implicit permission for all apps. In general, the more sensitive the operation (for example, dialing a phone number or accessing the Contacts list), the higher the app trust level required to execute it.</text:span></text:p>
      <text:p text:style-name="P43"><text:span text:style-name="T53">Principle of Least Permissions</text:span></text:p>
      <text:p text:style-name="P44"><text:span text:style-name="T54">For web apps, the Firefox OS security framework follows the<text:s/></text:span><text:span text:style-name="T55">principle of least permissions</text:span><text:span text:style-name="T56">: start with the absolute minimum permissions, then selectively grant additional privileges only when required and reasonable. By default, an app starts with very low permissions, which is comparable to untrusted web content. If the app makes Web API calls that require additional permissions, it must enumerate these additional permissions in its<text:s/></text:span><text:span text:style-name="T57">manifest</text:span><text:span text:style-name="T58"><text:s/>(described later in this document). Gecko will consider granting Web API access to an application only if the applicable privileges are explicitly requested in its manifest. Gecko will grant the requested permission only if the<text:s/></text:span><text:span text:style-name="T59">type<text:s/></text:span><text:span text:style-name="T60">of the Web App (certified, trusted, or web) is sufficiently qualified for access.</text:span></text:p>
      <text:p text:style-name="P45"><text:span text:style-name="T61">Review Process for Privileged Apps in the Marketplace</text:span></text:p>
      <text:p text:style-name="P46"><text:span text:style-name="T62">In order for an app to become privileged, the app provider must submit it for consideration to an authorized Marketplace. The Marketplace subjects the app to a rigorous code review process: verifying its authenticity and integrity, ensuring that requested permissions are used for the purposes stated (in the permission rationale), verifying that the use of implicit permissions is appropriate, and validating that any interfaces between privileged app content and unprivileged external content have the appropriate mitigations to prevent elevation of privilege attacks. The Marketplace has the responsibility to ensure that the web app will not behave maliciously with the permissions that it is granted.</text:span></text:p>
      <text:p text:style-name="P46"><text:span text:style-name="T62">After an app passes this review, it is approved for use, its app manifest is digitally signed by the Marketplace, and it is made available for mobile users to download. The signature ensures that, if the web store were somehow hacked, the hacker could not get away with installing arbitrary content or malicious code on users’ phones. Due to this vetting process, Firefox OS gives privileged apps obtained from a Marketplace a higher degree of trust than everyday (untrusted) web content.</text:span></text:p>
      <text:p text:style-name="P47"><text:span text:style-name="T63">Packaged and Hosted Apps</text:span></text:p>
      <text:p text:style-name="P48"><text:span text:style-name="T64">Apps for Firefox OS can be either<text:s/></text:span><text:span text:style-name="T65">packaged</text:span><text:span text:style-name="T66"><text:s/>(stored on the mobile phone) or<text:s/></text:span><text:span text:style-name="T67">hosted</text:span><text:span text:style-name="T68"><text:s/>(stored on a remote web server, with just a manifest stored on the mobile phone). There are some differences in the way in which security is managed for each. Nonetheless, packaged and hosted apps are both subject to application sandboxing, which is described later in this document.</text:span></text:p>
      <text:p text:style-name="P49"><text:span text:style-name="T69">Packaged Apps</text:span></text:p>
      <text:p text:style-name="P50"><text:span text:style-name="T70">A packaged app consists of a ZIP file containing application resources (HTML5, CSS, JavaScript, images, media), as well as a manifest that provides an explicit list of assets and their corresponding hashes. Certified and privileged apps must be packaged apps because the app manifest needs to be digitally signed. When a user obtains a packaged app, the ZIP file is downloaded onto the mobile phone, and the manifest is read from a known location inside the ZIP file. During the install process, app assets are verified and remain stored locally in the package. All explicit permissions are requested at runtime, showing the user the app's data usage intentions, and persisted by default.</text:span></text:p>
      <text:p text:style-name="P50"><text:span text:style-name="T70">To refer to app resources in a packaged app, the URL begins with app: using the following format:</text:span></text:p>
      <text:p text:style-name="P51"><text:span text:style-name="T71">app://</text:span><text:span text:style-name="T72">identifier</text:span><text:span text:style-name="T73">/</text:span><text:span text:style-name="T74">path_within_zipfile</text:span><text:span text:style-name="T75">/file.html</text:span></text:p>
      <text:p text:style-name="P52"><text:span text:style-name="T76">where app:// represents the mount point for the ZIP file, and<text:s/></text:span><text:span text:style-name="T77">identifier</text:span><text:span text:style-name="T78"><text:s/>is a UUID that is generated when the app is installed on the mobile phone. This mechanism ensures that resources referred to with an app: URL are contained in the ZIP file. The path within an app: is relative, so relative links to resources in the ZIP file are allowed.</text:span></text:p>
      <text:p text:style-name="P52"><text:span text:style-name="T78">While packaged apps are primarily intended to be used for Certified or Privileged apps, regular web apps can also be packaged. However, they do not gain any increase in trust or permissions access simply because they are packaged.</text:span></text:p>
      <text:p text:style-name="P53"><text:span text:style-name="T79">Hosted Apps</text:span></text:p>
      <text:p text:style-name="P54"><text:span text:style-name="T80">Hosted apps are located on a web server and loaded via HTTP. Only the app manifest is stored on the mobile phone. Everything else is stored remotely. Certain APIs are available only to privileged and certified apps, which requires the app to be packaged due to signing requirements. Therefore, a hosted app will not have access to any of the Web APIs operations that require privileged or certified app status.</text:span></text:p>
      <text:p text:style-name="P54"><text:span text:style-name="T80">From a security point of view, hosted apps work very much like normal websites. A hosted app is loaded by invoking a hard-coded, fully-qualified URL that points to the startup page in the root directory of the app on that web server. Once a hosted app is loaded, the mobile phone links to pages using the same URLs that are used when browsing the web site.</text:span></text:p>
      <text:p text:style-name="P55"><text:span text:style-name="T81">App Manifest</text:span></text:p>
      <text:p text:style-name="P56"><text:span text:style-name="T82">An Open Web App manifest contains information that a Web browser needs in order to interact with an app. A manifest is a JSON file with (at a minimum) a name and description for the app. For further details, refer to<text:s/></text:span><text:a xlink:href="https://developer.mozilla.org/en-US/docs/Apps/FAQs/About_app_manifests"><text:span text:style-name="T84">FAQs about app manifests</text:span></text:a><text:span text:style-name="T85">.</text:span></text:p>
      <text:p text:style-name="P57"><text:span text:style-name="T86">Example Manifest</text:span></text:p>
      <text:p text:style-name="P58"><text:span text:style-name="T87">The following code listing shows an example manifest with just basic settings:</text:span></text:p>
      <table:table table:style-name="Table02">
        <table:table-column table:style-name="TableColumn0200"/>
        <table:table-column table:style-name="TableColumn0201"/>
        <table:table-row table:style-name="TableRow0200">
          <table:table-cell table:style-name="TableCell020000">
            <text:p text:style-name="P60"><text:span text:style-name="T89">1</text:span></text:p>
            <text:p text:style-name="P60"><text:span text:style-name="T89">2</text:span></text:p>
            <text:p text:style-name="P60"><text:span text:style-name="T89">3</text:span></text:p>
            <text:p text:style-name="P60"><text:span text:style-name="T89">4</text:span></text:p>
            <text:p text:style-name="P60"><text:span text:style-name="T89">5</text:span></text:p>
            <text:p text:style-name="P60"><text:span text:style-name="T89">6</text:span></text:p>
            <text:p text:style-name="P60"><text:span text:style-name="T89">7</text:span></text:p>
            <text:p text:style-name="P60"><text:span text:style-name="T89">8</text:span></text:p>
            <text:p text:style-name="P60"><text:span text:style-name="T89">9</text:span></text:p>
            <text:p text:style-name="P60"><text:span text:style-name="T89">10</text:span></text:p>
            <text:p text:style-name="P60"><text:span text:style-name="T89">11</text:span></text:p>
            <text:p text:style-name="P60"><text:span text:style-name="T89">12</text:span></text:p>
            <text:p text:style-name="P60"><text:span text:style-name="T89">13</text:span><text:span text:style-name="T90"/></text:p>
          </table:table-cell>
          <table:table-cell table:style-name="TableCell020001">
            <text:p text:style-name="P60"><text:span text:style-name="T91">{</text:span></text:p>
            <text:p text:style-name="P60"><text:span text:style-name="T91">  "name": "My App",</text:span></text:p>
            <text:p text:style-name="P61"><text:span text:style-name="T91">  "description": "My elevator pitch goes here",</text:span></text:p>
            <text:p text:style-name="P62"><text:span text:style-name="T91">  "launch_path": "/",</text:span></text:p>
            <text:p text:style-name="P62"><text:span text:style-name="T91">  "icons": {</text:span></text:p>
            <text:p text:style-name="P62"><text:span text:style-name="T91">    "128": "/img/icon-128.png"</text:span></text:p>
            <text:p text:style-name="P62"><text:span text:style-name="T91">  },</text:span></text:p>
            <text:p text:style-name="P62"><text:span text:style-name="T91">  "developer": {</text:span></text:p>
            <text:p text:style-name="P62"><text:span text:style-name="T91">    "name": "Your name or organization",</text:span></text:p>
            <text:p text:style-name="P62"><text:span text:style-name="T91">    "url": "</text:span><text:a xlink:href="http://your-homepage-here.org"><text:span text:style-name="T92">http://your-homepage-here.org</text:span></text:a><text:span text:style-name="T93">"</text:span></text:p>
            <text:p text:style-name="P62"><text:span text:style-name="T93">  },</text:span></text:p>
            <text:p text:style-name="P62"><text:span text:style-name="T93">  "default_locale": "en"</text:span></text:p>
            <text:p text:style-name="P62"><text:span text:style-name="T93">}</text:span><text:span text:style-name="T94"/></text:p>
          </table:table-cell>
        </table:table-row>
      </table:table>
      <text:p text:style-name="P64"><text:span text:style-name="T95">Security Settings in the App Manifest</text:span></text:p>
      <text:p text:style-name="P65"><text:span text:style-name="T96">The manifest can also contain other settings, including the following security settings:</text:span></text:p>
      <text:p text:style-name="P65"><text:span text:style-name="T97"/></text:p>
      <text:p text:style-name="P65"><text:span text:style-name="T97"/></text:p>
      <text:p text:style-name="P66"><text:span text:style-name="T98">Security Settings in the App Manifest</text:span></text:p>
      <text:p text:style-name="P67"><text:span text:style-name="T99">The manifest can also contain other settings, including the following security settings:</text:span></text:p>
      <table:table table:style-name="Table03">
        <table:table-column table:style-name="TableColumn0300"/>
        <table:table-column table:style-name="TableColumn0301"/>
        <table:table-row table:style-name="TableRow0300">
          <table:table-cell table:style-name="TableCell030000">
            <text:p text:style-name="P69"><text:span text:style-name="T101">Field</text:span><text:span text:style-name="T102"/></text:p>
          </table:table-cell>
          <table:table-cell table:style-name="TableCell030001">
            <text:p text:style-name="P69"><text:span text:style-name="T103">Description</text:span><text:span text:style-name="T104"/></text:p>
          </table:table-cell>
        </table:table-row>
        <table:table-row table:style-name="TableRow0301">
          <table:table-cell table:style-name="TableCell030100">
            <text:p text:style-name="P72"><text:span text:style-name="T105">permissions</text:span><text:span text:style-name="T106"/></text:p>
          </table:table-cell>
          <table:table-cell table:style-name="TableCell030101">
            <text:p text:style-name="P73"><text:span text:style-name="T107">Permissions required by the app. An app must list every Web API it intends to use that requires user permission. Most permissions make sense for privileged apps or certified apps, but not for hosted apps. Properties per API:</text:span></text:p>
            <text:list text:style-name="L74">
              <text:list-item>
                <text:p text:style-name="P74"><text:span text:style-name="T108">description</text:span><text:span text:style-name="T109">- A string specifying the intent behind requesting use of this API. Required. </text:span></text:p>
              </text:list-item>
              <text:list-item>
                <text:p text:style-name="P75"><text:span text:style-name="T110">access</text:span><text:span text:style-name="T111">- A string specifying the type of access required for the permission. Implicit permissions are granted at install time. Required for only a few APIs. Accepted values:<text:s/></text:span><text:span text:style-name="T112">read</text:span><text:span text:style-name="T113">,<text:s/></text:span><text:span text:style-name="T114">readwrite</text:span><text:span text:style-name="T115">,<text:s/></text:span><text:span text:style-name="T116">readcreate</text:span><text:span text:style-name="T117">, and<text:s/></text:span><text:span text:style-name="T118">createonly</text:span><text:span text:style-name="T119">. </text:span></text:p>
              </text:list-item>
            </text:list>
            <text:p text:style-name="P76"><text:span text:style-name="T120"/></text:p>
          </table:table-cell>
        </table:table-row>
        <table:table-row table:style-name="TableRow0302">
          <table:table-cell table:style-name="TableCell030200">
            <text:p text:style-name="P78"><text:span text:style-name="T121">installs_allowed_from</text:span></text:p>
            <text:p text:style-name="P79"><text:span text:style-name="T122"/></text:p>
          </table:table-cell>
          <table:table-cell table:style-name="TableCell030201">
            <text:p text:style-name="P79"><text:span text:style-name="T123">Origin of the app. Array of origins (scheme+unique hostname) that are allowed to trigger installation of this app. Allows app providers to restrict installs from only an authorized Marketplace (such as<text:s/></text:span><text:a xlink:href="https://marketplace.firefox.com/"><text:span text:style-name="T124">https://marketplace.firefox.com/</text:span></text:a><text:span text:style-name="T125">).</text:span><text:span text:style-name="T126"/></text:p>
          </table:table-cell>
        </table:table-row>
        <table:table-row table:style-name="TableRow0303">
          <table:table-cell table:style-name="TableCell030300">
            <text:p text:style-name="P81"><text:span text:style-name="T127">csp</text:span><text:span text:style-name="T128"/></text:p>
          </table:table-cell>
          <table:table-cell table:style-name="TableCell030301">
            <text:p text:style-name="P82"><text:span text:style-name="T129">Content Security Policy (CSP). Applied to all pages loaded in the app. Used to harden the app against bugs that would allow an attacker to inject code into the app. If unspecified, privileged and certified apps have system-defined defaults. Syntax:<text:line-break/></text:span><text:a xlink:href="https://developer.mozilla.org/en-US/docs/Apps/Manifest#csp"><text:span text:style-name="T130">https://developer.mozilla.org/en-US/docs/Apps/Manifest#csp</text:span></text:a><text:span text:style-name="T131"/></text:p>
            <text:p text:style-name="P82"><text:span text:style-name="T132">Note that this directive can only increase the CSP applied. You cannot use it, for example, to reduce the CSP applied to a privileged App.</text:span></text:p>
            <text:p text:style-name="P83"><text:span text:style-name="T133"/></text:p>
          </table:table-cell>
        </table:table-row>
        <table:table-row table:style-name="TableRow0304">
          <table:table-cell table:style-name="TableCell030400">
            <text:p text:style-name="P85"><text:span text:style-name="T134">type</text:span><text:span text:style-name="T135"/></text:p>
          </table:table-cell>
          <table:table-cell table:style-name="TableCell030401">
            <text:p text:style-name="P86"><text:span text:style-name="T136">Type of application (web, privileged, or certified).</text:span></text:p>
            <text:p text:style-name="P87"><text:span text:style-name="T137"/></text:p>
          </table:table-cell>
        </table:table-row>
      </table:table>
      <text:p text:style-name="P89"><text:span text:style-name="T137"/></text:p>
      <text:p text:style-name="P89"><text:span text:style-name="T138">Firefox OS requires that the manifest be served with a specific mime-type ("application/x-web-app-manifest+json") and from the same fully-qualified host name (origin) from which the app is served. This restriction is relaxed when the manifest app (and thus the app manifest) is same-origin with the page that requested the app to be installed. This mechanism is used to ensure that it's not possible to trick a website into hosting an application manifest.</text:span></text:p>
      <text:p text:style-name="P90"><text:span text:style-name="T139">Sandboxed Execution</text:span></text:p>
      <text:p text:style-name="P91"><text:span text:style-name="T140">This section describes application and execution sandboxes.</text:span></text:p>
      <text:p text:style-name="P92"><text:span text:style-name="T141">Application Sandbox</text:span></text:p>
      <text:p text:style-name="P93"><text:span text:style-name="T142">The Firefox OS security framework uses sandboxing as a defense-in-depth strategy to mitigate risks and protect the mobile phone, platform, and data. Sandboxing is a way of putting boundaries and restrictions around an app during run-time execution. Each app runs in its own worker space and it has access only to the Web APIs and the data it is permitted to access, as well as the resources associated with that worker space (IndexedDB databases, cookies, offline storage, and so on). </text:span></text:p>
      <text:p text:style-name="P94"><text:span text:style-name="T143">Execution Sandbox</text:span></text:p>
      <text:p text:style-name="P95"><text:span text:style-name="T144">B2G (Gecko) runs in a highly-privileged system process that has access to hardware features in the mobile phone. At run-time, each app runs inside an execution environment that is a child process of the B2G system process. Each child process has a restricted set of OS privileges – for example, a child process cannot directly read or write arbitrary files on the file system. Privileged access is provided through Web APIs, which are mediated by the parent B2G process. The parent ensures that, when a child process requests a privileged API, it has the necessary permission to perform this action.</text:span></text:p>
      <text:p text:style-name="P95"><text:span text:style-name="T144">Apps communicate only with the B2G core process, not with other processes or apps. Apps do not run independently of B2G, nor can apps open each other. The only “communication” between apps is indirect (for example, when a listener process detects an event generated by some other process), and is mediated through the B2G process.</text:span></text:p>
      <text:p text:style-name="P96"><text:span text:style-name="T145">Hardware Access Only via the Web API</text:span></text:p>
      <text:p text:style-name="P97"><text:span text:style-name="T146">Web apps have only one entry point to access mobile phone functionality: the Firefox OS Web APIs, which are implemented in Gecko. Gecko provides the sole gateway to the mobile device and underlying services. The only way to access device hardware functionality is to make a Web API call. There is no “native” API and there are no other routes (no “back doors”) to bypass this mechanism and interact directly with the hardware or penetrate into low-level software layer.</text:span></text:p>
      <text:p text:style-name="P98"><text:span text:style-name="T147">Security Infrastructure</text:span></text:p>
      <text:list text:style-name="L99">
        <text:list-item>
          <text:p text:style-name="P99"><text:span text:style-name="T148">Permission Manager</text:span><text:span text:style-name="T149">: Gateway to accessing functionality in the Web API, which is the only access to the underlying hardware. </text:span></text:p>
        </text:list-item>
        <text:list-item>
          <text:p text:style-name="P99"><text:span text:style-name="T150">Access Control List</text:span><text:span text:style-name="T151">: Matrix of roles and permissions required to access Web API functionality. </text:span></text:p>
        </text:list-item>
        <text:list-item>
          <text:p text:style-name="P99"><text:span text:style-name="T152">Credential Validation</text:span><text:span text:style-name="T153">: Authentication of apps/users. </text:span></text:p>
        </text:list-item>
        <text:list-item>
          <text:p text:style-name="P100"><text:span text:style-name="T154">Permissions Store</text:span><text:span text:style-name="T155">: Set of privileges required to access Web API functionality. </text:span></text:p>
        </text:list-item>
      </text:list>
      <text:p text:style-name="P101"><text:span text:style-name="T156">Permissions Management and Enforcement</text:span></text:p>
      <text:p text:style-name="P102"><text:span text:style-name="T157">Firefox OS security is designed to verify and enforce the permissions granted to web apps.<text:line-break/>The system grants a particular permission to an app only if the content requests it, and only if it has the appropriate permissions requested in the app’s manifest. Some permissions require further authorization from the user, who is prompted to grant permission (as in the case of an app requesting access to the user’s current location). This app-centric framework provides more granular control over permissions than traditional role-centric approaches (in which individual roles are each assigned a set of permissions).</text:span></text:p>
      <text:p text:style-name="P102"><text:span text:style-name="T157">A given Web API has a set of actions and listeners. Each Web API has a required level of permission. Every time a Web API is called, Gecko checks permission requirements (role lookup) based on:</text:span></text:p>
      <text:list text:style-name="L103">
        <text:list-item>
          <text:p text:style-name="P103"><text:span text:style-name="T157">permissions associated with calling app (as specified in the manifest and based on the app type) </text:span></text:p>
        </text:list-item>
        <text:list-item>
          <text:p text:style-name="P104"><text:span text:style-name="T157">permissions required to execute the requested operation (Web API call) </text:span></text:p>
        </text:list-item>
      </text:list>
      <text:p text:style-name="P105"><text:span text:style-name="T157">If the request does not meet the permission criteria, then Gecko rejects the request. For example, untrusted apps cannot execute any Web APIs that are reserved for trusted apps.</text:span></text:p>
      <text:p text:style-name="P106"><text:span text:style-name="T158">Prompting Users for Permission</text:span></text:p>
      <text:p text:style-name="P107"><text:span text:style-name="T159">In addition to permissions that are implicitly associated with the web apps, certain operations require explicit permission from the user before they can be executed. For these operations, web apps are required to specify, in their manifest, their justification for requiring this permission. This<text:s/></text:span><text:span text:style-name="T160">data usage intention</text:span><text:span text:style-name="T161"><text:s/>informs users about what the web app intends to do with this data if permission is granted, as well as any risk involved. This allows users to make informed decisions and maintain control over their data.</text:span></text:p>
      <text:p text:style-name="P108"><text:span text:style-name="T162">Secure App Update Process</text:span></text:p>
      <text:p text:style-name="P109"><text:span text:style-name="T163">For app upgrades and patches to a<text:s/></text:span><text:span text:style-name="T164">privileged</text:span><text:span text:style-name="T165"><text:s/>app, app providers submit the updated package to an authorized Marketplace, where it is reviewed and, if approved, signed and made available to users. On Firefox OS devices, an App Update Utility periodically checks for app updates. If an update is available, then the user is asked whether they want to install it. Before a update is installed on the mobile device, the package is verified for:</text:span></text:p>
      <text:list text:style-name="L110">
        <text:list-item>
          <text:p text:style-name="P110"><text:span text:style-name="T165">update origin (verify the source location protocol:domain:port of the update and manifest) </text:span></text:p>
        </text:list-item>
        <text:list-item>
          <text:p text:style-name="P110"><text:span text:style-name="T165">file integrity (SHA-256 hash check) </text:span></text:p>
        </text:list-item>
        <text:list-item>
          <text:p text:style-name="P111"><text:span text:style-name="T165">code signature (certificate check against a trusted root) </text:span></text:p>
        </text:list-item>
      </text:list>
      <text:p text:style-name="P112"><text:span text:style-name="T165">Rigorous checks are in place to ensure that the update is applied properly to the mobile phone.<text:line-break/>The complete update package must be downloaded in a specific and secure location before the update process begins. Installation does not overwrite any user data.</text:span></text:p>
      <text:p text:style-name="P113"><text:span text:style-name="T166">Device Security (Hardware)</text:span></text:p>
      <text:p text:style-name="P114"><text:span text:style-name="T167">Security mechanisms for the mobile device hardware are typically handled by the OEM. For example, an OEM might offer SIM (Subscriber Identity Module) card locks, along with PUK (PIN Unlock Key) codes to unlock SIM cards that have become locked following incorrect PIN entries. Contact the OEM for details. Firefox OS does allow users to configure passcodes and timeout screens, which are described in the next section.</text:span></text:p>
      <text:p text:style-name="P115"><text:span text:style-name="T168">Data Security</text:span></text:p>
      <text:p text:style-name="P116"><text:span text:style-name="T169">Users can store personal data on their phone that they want to keep private, including contacts, financial information (bank &amp; credit card details), passwords, calendars, and so on. Firefox OS is designed to protect against malicious apps that could steal, exploit, or destroy sensitive data.</text:span></text:p>
      <text:p text:style-name="P117"><text:span text:style-name="T170">Passcode and Timeout Screens</text:span></text:p>
      <text:p text:style-name="P118"><text:span text:style-name="T171">Firefox OS allows users to set a passcode to their mobile phone so only those who supply the passcode can use the phone. Firefox OS also provides a timeout screen that is displayed after a configurable period of phone inactivity, requiring passcode authentication before resuming use of the phone.</text:span></text:p>
      <text:p text:style-name="P119"><text:span text:style-name="T172">Sandboxed Data</text:span></text:p>
      <text:p text:style-name="P120"><text:span text:style-name="T173">As described earlier, apps are sandboxed at run time. This prevents apps from accessing data that belongs to other apps<text:s/></text:span><text:span text:style-name="T174">unless</text:span><text:span text:style-name="T175"><text:s/>that data is explicitly shared, and the app has sufficient permissions to access it.</text:span></text:p>
      <text:p text:style-name="P121"><text:span text:style-name="T176">Serialized Data</text:span></text:p>
      <text:p text:style-name="P122"><text:span text:style-name="T177">Web apps do not have direct read and write access to the file system. Instead, all access to storage occurs only through Web APIs. Web APIs read from, and write to, storage via a an intermediary SQLite database. There is no direct I/O access. Each app has its own data store, which is serialized to disk by the database.</text:span></text:p>
      <text:p text:style-name="P123"><text:span text:style-name="T178">Data Destruction</text:span></text:p>
      <text:p text:style-name="P124"><text:span text:style-name="T179">When a user uninstalls an app, all of the data (cookies, localStorage, Indexeddb, and so on) associated with that application is deleted.</text:span></text:p>
      <text:p text:style-name="P125"><text:span text:style-name="T180">Goals and scope of the Firefox OS system security model</text:span></text:p>
      <text:p text:style-name="P126"><text:span text:style-name="T181">The Firefox OS system security model is designed to:</text:span></text:p>
      <text:list text:style-name="L127">
        <text:list-item>
          <text:p text:style-name="P127"><text:span text:style-name="T181">Limit and enforce the scope of resources that can be accessed or used by a web application. </text:span></text:p>
        </text:list-item>
        <text:list-item>
          <text:p text:style-name="P127"><text:span text:style-name="T181">Ensure several layers of security are being correctly used in the operating system. </text:span></text:p>
        </text:list-item>
        <text:list-item>
          <text:p text:style-name="P127"><text:span text:style-name="T181">Limit and contain the impact of vulnerabilities caused by security bugs, from the Gonk layer. </text:span></text:p>
        </text:list-item>
        <text:list-item>
          <text:p text:style-name="P128"><text:span text:style-name="T181">Web application permissions and any application related security feature is detailed in the<text:s/></text:span><text:a xlink:href="https://developer.mozilla.org/en-US/docs/Mozilla/Firefox_OS/Security/Application_security"><text:span text:style-name="T183">Application Security</text:span></text:a><text:span text:style-name="T184"><text:s/>model. </text:span></text:p>
        </text:list-item>
      </text:list>
      <text:p text:style-name="P129"><text:span text:style-name="T184">See the sections below for more detailed explanations of each of these goals, and how they're addressed by Firefox OS.</text:span></text:p>
      <text:p text:style-name="P130"><text:span text:style-name="T185">Enforcing permissions</text:span></text:p>
      <text:p text:style-name="P131"><text:span text:style-name="T186">The<text:s/></text:span><text:a xlink:href="https://developer.mozilla.org/en-US/docs/Mozilla/Firefox_OS/Security/Application_security"><text:span text:style-name="T188">Application Security</text:span></text:a><text:span text:style-name="T189"><text:s/>model describes how users grant permissions to applications, either directly or through a trusted third party.  These permissions are enforced upon the<text:s/></text:span><text:span text:style-name="T190">content process</text:span><text:span text:style-name="T191"><text:s/>by enforcing any access to resource is realized via an IPC call to the<text:s/></text:span><text:span text:style-name="T192">core process</text:span><text:span text:style-name="T193">.</text:span></text:p>
      <text:list text:style-name="L132">
        <text:list-item>
          <text:p text:style-name="P132"><text:span text:style-name="T193">The Firefox OS core process,<text:s/></text:span><text:span text:style-name="T194">b2g</text:span><text:span text:style-name="T195">, has very high privileges and has access to most hardware devices. </text:span></text:p>
        </text:list-item>
        <text:list-item>
          <text:p text:style-name="P132"><text:span text:style-name="T195">Web applications run in a low-privileged content process and only communicate with the<text:s/></text:span><text:span text:style-name="T196">b2g</text:span><text:span text:style-name="T197"><text:s/>core process using IPC, which is implemented using<text:s/></text:span><text:a xlink:href="https://developer.mozilla.org/en-US/docs/IPDL"><text:span text:style-name="T199">IPDL</text:span></text:a><text:span text:style-name="T200">. </text:span></text:p>
        </text:list-item>
        <text:list-item>
          <text:p text:style-name="P132"><text:span text:style-name="T200">The content process has no operating system level access to resources. </text:span></text:p>
        </text:list-item>
        <text:list-item>
          <text:p text:style-name="P132"><text:span text:style-name="T200">Each Web API has one or more associated IPDL protocol declaration file(s) (*.ipdl) </text:span></text:p>
        </text:list-item>
        <text:list-item>
          <text:p text:style-name="P133"><text:span text:style-name="T200">Firefox OS content processes can only communicate through the<text:s/></text:span><text:a xlink:href="https://developer.mozilla.org/en-US/docs/IPDL"><text:span text:style-name="T202">IPDL</text:span></text:a><text:span text:style-name="T203"><text:s/>mechanism back to the core process, which will perform actions on behalf of content. </text:span></text:p>
        </text:list-item>
      </text:list>
      <text:p text:style-name="P134"><text:span text:style-name="T204">Content process initialization</text:span></text:p>
      <text:p text:style-name="P135"><text:span text:style-name="T205">All web appplications run in a low-rights, separate process: the Firefox OS<text:s/></text:span><text:span text:style-name="T206">content process</text:span><text:span text:style-name="T207">. This process is launched by the<text:s/></text:span><text:span text:style-name="T208">b2g</text:span><text:span text:style-name="T209"><text:s/>core process when it reaches a special<text:s/></text:span><text:a xlink:href="https://developer.mozilla.org/en-US/docs/HTML/Element/iframe"><text:span text:style-name="T211">&lt;</text:span><text:span text:style-name="T212">HYPERLINK "https://developer.mozilla.org/en-US/docs/HTML/Element/iframe"</text:span><text:span text:style-name="T213">iframe</text:span><text:span text:style-name="T214">HYPERLINK "https://developer.mozilla.org/en-US/docs/HTML/Element/iframe"</text:span><text:span text:style-name="T215">&gt;</text:span></text:a><text:span text:style-name="T216"><text:s/>type:<text:s/></text:span><text:span text:style-name="T217">&lt;iframe mozapp&gt;</text:span><text:span text:style-name="T218">. This separates the web application from the rest of the content and is strongly associated to a manifest (see the<text:s/></text:span><text:a xlink:href="https://developer.mozilla.org/en-US/docs/Mozilla/Firefox_OS/Security/Application_security"><text:span text:style-name="T220">Application Security</text:span></text:a><text:span text:style-name="T221"><text:s/>model for more information). The content processes are started in the container called an "out of process" container, or an OOP. It is represented by the<text:s/></text:span><text:span text:style-name="T222">plugin-container</text:span><text:span text:style-name="T223"><text:s/>process and uses similar code to the<text:s/></text:span><text:span text:style-name="T224">plugin-container</text:span><text:span text:style-name="T225"><text:s/>used by the desktop Firefox.</text:span></text:p>
      <text:p text:style-name="P136"><text:span text:style-name="T226">Risks</text:span></text:p>
      <text:list text:style-name="L137">
        <text:list-item>
          <text:p text:style-name="P137"><text:span text:style-name="T227">Leak of information when spawning the web application's content process </text:span></text:p>
        </text:list-item>
        <text:list-item>
          <text:p text:style-name="P137"><text:span text:style-name="T227">Possibility of accessing operating system resources, escalate to the same level of privileges as the<text:s/></text:span><text:span text:style-name="T228">b2g</text:span><text:span text:style-name="T229"><text:s/>process </text:span></text:p>
        </text:list-item>
        <text:list-item>
          <text:p text:style-name="P138"><text:span text:style-name="T229">Bypassing the content process initialization </text:span></text:p>
        </text:list-item>
      </text:list>
      <text:p text:style-name="P139"><text:span text:style-name="T230">Implementation</text:span></text:p>
      <text:p text:style-name="P139"><text:span text:style-name="T231">Initialization within the b2g process</text:span></text:p>
      <text:p text:style-name="P140"><text:span text:style-name="T232">In this order:</text:span></text:p>
      <text:list text:style-name="L141">
        <text:list-item>
          <text:p text:style-name="P141"><text:span text:style-name="T233">fork()</text:span><text:span text:style-name="T234"><text:s/></text:span></text:p>
        </text:list-item>
        <text:list-item>
          <text:p text:style-name="P141"><text:span text:style-name="T235">setuid</text:span><text:span text:style-name="T236">(new, different, unused user id|nobody) (which is an unprivileged user) </text:span></text:p>
        </text:list-item>
        <text:list-item>
          <text:p text:style-name="P141"><text:span text:style-name="T237">chrdir('/')</text:span><text:span text:style-name="T238"><text:s/></text:span></text:p>
        </text:list-item>
        <text:list-item>
          <text:p text:style-name="P142"><text:span text:style-name="T239">execve('plugin-container')</text:span><text:span text:style-name="T240"><text:s/></text:span></text:p>
        </text:list-item>
      </text:list>
      <text:p text:style-name="P143"><text:span text:style-name="T240">This ensures the OOP process runs in a separate memory space (new process) and as a low rights user that cannot elevate its privileges to the level of the<text:s/></text:span><text:span text:style-name="T241">b2g</text:span><text:span text:style-name="T242"><text:s/>process.</text:span></text:p>
      <text:p text:style-name="P144"><text:span text:style-name="T243">File descriptor handling</text:span></text:p>
      <text:p text:style-name="P145"><text:span text:style-name="T244">File descriptors are handled using a whitelist method; a list of permitted file descriptors (FDs) is created and stored in the<text:s/></text:span><text:span text:style-name="T245">mFileMap</text:span><text:span text:style-name="T246"><text:s/>object. The LaunchApp() function forcefully closes all FDs not on the whitelist. This is done after<text:s/></text:span><text:span text:style-name="T247">fork()</text:span><text:span text:style-name="T248"><text:s/>(which is when FDs are copied) but before<text:s/></text:span><text:span text:style-name="T249">execve()</text:span><text:span text:style-name="T250"><text:s/>(which is when the new app starts running).</text:span></text:p>
      <text:p text:style-name="P145"><text:span text:style-name="T250">Unlike the more traditional method which uses a blacklist (close-on-exec flag:<text:s/></text:span><text:span text:style-name="T251">CLOEXEC</text:span><text:span text:style-name="T252">), this ensures no FDs are left open; this is, therefore, more reliable.</text:span></text:p>
      <text:p text:style-name="P146"><text:span text:style-name="T253">File system hardening</text:span></text:p>
      <text:p text:style-name="P146"><text:span text:style-name="T254">Risks</text:span></text:p>
      <text:list text:style-name="L147">
        <text:list-item>
          <text:p text:style-name="P147"><text:span text:style-name="T255">Writing, deleting or reading files belonging to another user; this could result in an information leak or unexpected behavior such as privilege escalation </text:span></text:p>
        </text:list-item>
        <text:list-item>
          <text:p text:style-name="P147"><text:span text:style-name="T255">Execution of native code through an application vulnerability </text:span></text:p>
        </text:list-item>
        <text:list-item>
          <text:p text:style-name="P148"><text:span text:style-name="T255">Vulnerabilities in setuid programs (and thus, privilege escalation) </text:span></text:p>
        </text:list-item>
      </text:list>
      <text:p text:style-name="P149"><text:span text:style-name="T256">Implementation</text:span></text:p>
      <text:p text:style-name="P150"><text:span text:style-name="T257">The rationale is that only areas that contain user content may be read-write (unless the OS itself requires a new read-write area in the future), and must include<text:s/></text:span><text:span text:style-name="T258">nodev</text:span><text:span text:style-name="T259">,<text:s/></text:span><text:span text:style-name="T260">nosuid</text:span><text:span text:style-name="T261">, and<text:s/></text:span><text:span text:style-name="T262">noexec</text:span><text:span text:style-name="T263"><text:s/>options. The standard filesystem mounts are restricted as follows:</text:span></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152"><text:span text:style-name="T265">Mount point</text:span><text:span text:style-name="T266"/></text:p>
          </table:table-cell>
          <table:table-cell table:style-name="TableCell040001">
            <text:p text:style-name="P152"><text:span text:style-name="T267">File system</text:span><text:span text:style-name="T268"/></text:p>
          </table:table-cell>
          <table:table-cell table:style-name="TableCell040002">
            <text:p text:style-name="P152"><text:span text:style-name="T269">Options</text:span><text:span text:style-name="T270"/></text:p>
          </table:table-cell>
        </table:table-row>
        <table:table-row table:style-name="TableRow0401">
          <table:table-cell table:style-name="TableCell040100">
            <text:p text:style-name="P155"><text:span text:style-name="T271">/</text:span><text:span text:style-name="T272"/></text:p>
          </table:table-cell>
          <table:table-cell table:style-name="TableCell040101">
            <text:p text:style-name="P155"><text:span text:style-name="T273">rootfs</text:span><text:span text:style-name="T274"/></text:p>
          </table:table-cell>
          <table:table-cell table:style-name="TableCell040102">
            <text:p text:style-name="P155"><text:span text:style-name="T275">read-only</text:span><text:span text:style-name="T276"/></text:p>
          </table:table-cell>
        </table:table-row>
        <table:table-row table:style-name="TableRow0402">
          <table:table-cell table:style-name="TableCell040200">
            <text:p text:style-name="P157"><text:span text:style-name="T277">/dev</text:span><text:span text:style-name="T278"/></text:p>
          </table:table-cell>
          <table:table-cell table:style-name="TableCell040201">
            <text:p text:style-name="P157"><text:span text:style-name="T279">tmpfs</text:span><text:span text:style-name="T280"/></text:p>
          </table:table-cell>
          <table:table-cell table:style-name="TableCell040202">
            <text:p text:style-name="P157"><text:span text:style-name="T281">read-write, nosuid, noexec, mode=0755</text:span><text:span text:style-name="T282"/></text:p>
          </table:table-cell>
        </table:table-row>
        <table:table-row table:style-name="TableRow0403">
          <table:table-cell table:style-name="TableCell040300">
            <text:p text:style-name="P159"><text:span text:style-name="T283">/dev/pts</text:span><text:span text:style-name="T284"/></text:p>
          </table:table-cell>
          <table:table-cell table:style-name="TableCell040301">
            <text:p text:style-name="P159"><text:span text:style-name="T285">ptsfs</text:span><text:span text:style-name="T286"/></text:p>
          </table:table-cell>
          <table:table-cell table:style-name="TableCell040302">
            <text:p text:style-name="P159"><text:span text:style-name="T287">read-write, nosuid, noexec, mode=0600</text:span><text:span text:style-name="T288"/></text:p>
          </table:table-cell>
        </table:table-row>
        <table:table-row table:style-name="TableRow0404">
          <table:table-cell table:style-name="TableCell040400">
            <text:p text:style-name="P161"><text:span text:style-name="T289">/proc</text:span><text:span text:style-name="T290"/></text:p>
          </table:table-cell>
          <table:table-cell table:style-name="TableCell040401">
            <text:p text:style-name="P161"><text:span text:style-name="T291">proc</text:span><text:span text:style-name="T292"/></text:p>
          </table:table-cell>
          <table:table-cell table:style-name="TableCell040402">
            <text:p text:style-name="P161"><text:span text:style-name="T293">read-write, nosuid, nodev, noexec</text:span><text:span text:style-name="T294"/></text:p>
          </table:table-cell>
        </table:table-row>
        <table:table-row table:style-name="TableRow0405">
          <table:table-cell table:style-name="TableCell040500">
            <text:p text:style-name="P163"><text:span text:style-name="T295">/sys</text:span><text:span text:style-name="T296"/></text:p>
          </table:table-cell>
          <table:table-cell table:style-name="TableCell040501">
            <text:p text:style-name="P163"><text:span text:style-name="T297">sysfs</text:span><text:span text:style-name="T298"/></text:p>
          </table:table-cell>
          <table:table-cell table:style-name="TableCell040502">
            <text:p text:style-name="P163"><text:span text:style-name="T299">read-write, nosuid, nodev, noexec</text:span><text:span text:style-name="T300"/></text:p>
          </table:table-cell>
        </table:table-row>
        <table:table-row table:style-name="TableRow0406">
          <table:table-cell table:style-name="TableCell040600">
            <text:p text:style-name="P165"><text:span text:style-name="T301">/cache</text:span><text:span text:style-name="T302"/></text:p>
          </table:table-cell>
          <table:table-cell table:style-name="TableCell040601">
            <text:p text:style-name="P165"><text:span text:style-name="T303">yaffs2 or ext4</text:span><text:span text:style-name="T304"/></text:p>
          </table:table-cell>
          <table:table-cell table:style-name="TableCell040602">
            <text:p text:style-name="P165"><text:span text:style-name="T305">read-write, nosuid, nodev, noexec</text:span><text:span text:style-name="T306"/></text:p>
          </table:table-cell>
        </table:table-row>
        <table:table-row table:style-name="TableRow0407">
          <table:table-cell table:style-name="TableCell040700">
            <text:p text:style-name="P167"><text:span text:style-name="T307">/efs</text:span><text:span text:style-name="T308"/></text:p>
          </table:table-cell>
          <table:table-cell table:style-name="TableCell040701">
            <text:p text:style-name="P167"><text:span text:style-name="T309">yaffs2 or ext4</text:span><text:span text:style-name="T310"/></text:p>
          </table:table-cell>
          <table:table-cell table:style-name="TableCell040702">
            <text:p text:style-name="P167"><text:span text:style-name="T311">read-write, nosuid, nodev, noexec</text:span><text:span text:style-name="T312"/></text:p>
          </table:table-cell>
        </table:table-row>
        <table:table-row table:style-name="TableRow0408">
          <table:table-cell table:style-name="TableCell040800">
            <text:p text:style-name="P169"><text:span text:style-name="T313">/system</text:span><text:span text:style-name="T314"/></text:p>
          </table:table-cell>
          <table:table-cell table:style-name="TableCell040801">
            <text:p text:style-name="P169"><text:span text:style-name="T315">ext4</text:span><text:span text:style-name="T316"/></text:p>
          </table:table-cell>
          <table:table-cell table:style-name="TableCell040802">
            <text:p text:style-name="P169"><text:span text:style-name="T317">read-only, nodev</text:span><text:span text:style-name="T318"/></text:p>
          </table:table-cell>
        </table:table-row>
        <table:table-row table:style-name="TableRow0409">
          <table:table-cell table:style-name="TableCell040900">
            <text:p text:style-name="P171"><text:span text:style-name="T319">/data</text:span><text:span text:style-name="T320"/></text:p>
          </table:table-cell>
          <table:table-cell table:style-name="TableCell040901">
            <text:p text:style-name="P171"><text:span text:style-name="T321">ext4</text:span><text:span text:style-name="T322"/></text:p>
          </table:table-cell>
          <table:table-cell table:style-name="TableCell040902">
            <text:p text:style-name="P171"><text:span text:style-name="T323">read-write, nosuid, nodev, noexec</text:span><text:span text:style-name="T324"/></text:p>
          </table:table-cell>
        </table:table-row>
        <table:table-row table:style-name="TableRow0410">
          <table:table-cell table:style-name="TableCell041000">
            <text:p text:style-name="P173"><text:span text:style-name="T325">/mnt/sdcard</text:span><text:span text:style-name="T326"/></text:p>
          </table:table-cell>
          <table:table-cell table:style-name="TableCell041001">
            <text:p text:style-name="P173"><text:span text:style-name="T327">ext4 or vfat</text:span><text:span text:style-name="T328"/></text:p>
          </table:table-cell>
          <table:table-cell table:style-name="TableCell041002">
            <text:p text:style-name="P173"><text:span text:style-name="T329">read-write, nosuid, nodev, noexec, uid=1000, fmask=0702, dmask=0702</text:span><text:span text:style-name="T330"/></text:p>
          </table:table-cell>
        </table:table-row>
        <table:table-row table:style-name="TableRow0411">
          <table:table-cell table:style-name="TableCell041100">
            <text:p text:style-name="P175"><text:span text:style-name="T331">/acct</text:span><text:span text:style-name="T332"/></text:p>
          </table:table-cell>
          <table:table-cell table:style-name="TableCell041101">
            <text:p text:style-name="P175"><text:span text:style-name="T333">cgroup</text:span><text:span text:style-name="T334"/></text:p>
          </table:table-cell>
          <table:table-cell table:style-name="TableCell041102">
            <text:p text:style-name="P175"><text:span text:style-name="T335">read-write, nosuid, nodev, noexec</text:span><text:span text:style-name="T336"/></text:p>
          </table:table-cell>
        </table:table-row>
        <table:table-row table:style-name="TableRow0412">
          <table:table-cell table:style-name="TableCell041200">
            <text:p text:style-name="P177"><text:span text:style-name="T337">/dev/cpuctl</text:span><text:span text:style-name="T338"/></text:p>
          </table:table-cell>
          <table:table-cell table:style-name="TableCell041201">
            <text:p text:style-name="P177"><text:span text:style-name="T339">cgroup</text:span><text:span text:style-name="T340"/></text:p>
          </table:table-cell>
          <table:table-cell table:style-name="TableCell041202">
            <text:p text:style-name="P177"><text:span text:style-name="T341">read-write, nosuid, nodev, noexec</text:span><text:span text:style-name="T342"/></text:p>
          </table:table-cell>
        </table:table-row>
      </table:table>
      <text:p text:style-name="P179"><text:span text:style-name="T343">Note:</text:span><text:span text:style-name="T344"><text:s/>The exact mount points may vary.</text:span></text:p>
      <text:p text:style-name="P180"><text:span text:style-name="T345">Linux DAC</text:span></text:p>
      <text:p text:style-name="P181"><text:span text:style-name="T346">The Linux DAC represents the well-known Linux filesystem permission model.</text:span></text:p>
      <text:p text:style-name="P181"><text:span text:style-name="T347">Note:<text:s/></text:span><text:span text:style-name="T348">This is the traditional user/group/others permission model and<text:s/></text:span><text:span text:style-name="T349">not</text:span><text:span text:style-name="T350"><text:s/>the Linux POSIX 1.e ACLs</text:span></text:p>
      <text:list text:style-name="L182">
        <text:list-item>
          <text:p text:style-name="P182"><text:span text:style-name="T350">The web application system user has no write access to any file </text:span></text:p>
        </text:list-item>
        <text:list-item>
          <text:p text:style-name="P182"><text:span text:style-name="T350">The usage of setuid binaries is limited to where necessary </text:span></text:p>
        </text:list-item>
        <text:list-item>
          <text:p text:style-name="P183"><text:span text:style-name="T350">New content processes are started with a sane umask </text:span></text:p>
        </text:list-item>
      </text:list>
      <text:p text:style-name="P184"><text:span text:style-name="T351">Secure system updates</text:span></text:p>
      <text:p text:style-name="P184"><text:span text:style-name="T352">Risks</text:span></text:p>
      <text:list text:style-name="L185">
        <text:list-item>
          <text:p text:style-name="P185"><text:span text:style-name="T353">Compromised update package data, resulting in an untrusted update package being installed </text:span></text:p>
        </text:list-item>
        <text:list-item>
          <text:p text:style-name="P185"><text:span text:style-name="T353">Compromised update check </text:span></text:p>
        </text:list-item>
        <text:list-item>
          <text:p text:style-name="P186"><text:span text:style-name="T353">User does not see new updates are available </text:span></text:p>
        </text:list-item>
        <text:list-item>
          <text:p text:style-name="P186"><text:span text:style-name="T353">User gets an out of date package as an update, which effectively downgrades the software on the device </text:span></text:p>
        </text:list-item>
        <text:list-item>
          <text:p text:style-name="P187"><text:span text:style-name="T353">System state compromised or unknown during the installation of the update; this may (for example) lead to: </text:span></text:p>
        </text:list-item>
        <text:list-item>
          <text:p text:style-name="P188"><text:span text:style-name="T353">Missing elements during the installation, some of which may be security fixes </text:span></text:p>
        </text:list-item>
        <text:list-item>
          <text:p text:style-name="P188"><text:span text:style-name="T353">Security fixes reverted by the compromised system after upgrade </text:span></text:p>
        </text:list-item>
        <text:list-item>
          <text:p text:style-name="P189"><text:span text:style-name="T353">Vulnerabilities in the update checking mechanism running on the device </text:span></text:p>
        </text:list-item>
        <text:list-item>
          <text:p text:style-name="P190"><text:span text:style-name="T353">Lack of updates or tracking for a software component with a known vulnerability </text:span></text:p>
        </text:list-item>
      </text:list>
      <text:p text:style-name="P191"><text:span text:style-name="T354">Implementation</text:span></text:p>
      <text:p text:style-name="P192"><text:span text:style-name="T355">Subsequent upgrades and patches to the Firefox OS platform are deployed using a secure Mozilla process that ensures the ongoing integrity of the system image on the mobile phone. The update is created by a known, trusted source—usually the device OEM—that is responsible for assembling, building, testing, and digitally signing the update package.</text:span></text:p>
      <text:p text:style-name="P193"><text:span text:style-name="T356">Firmware over the air updates</text:span></text:p>
      <text:p text:style-name="P194"><text:span text:style-name="T357">System updates can involve all or a portion of the Firefox OS stack. If changes to Gonk are included in the update, then<text:s/></text:span><text:span text:style-name="T358">FOTA</text:span><text:span text:style-name="T359"><text:s/>(Firmware Over the Air) is the install process used. FOTA updates can also include any other part of the Firefox OS stack, including device management (FOTA, firmware / drivers), settings management (Firefox OS settings), security updates, Gaia, Gecko, and other patches.</text:span></text:p>
      <text:p text:style-name="P195"><text:span text:style-name="T360">MSU/MAR updates</text:span></text:p>
      <text:p text:style-name="P196"><text:span text:style-name="T361">Updates that do not involve Gonk can be done using the Mozilla System Update Utility. Firefox OS uses the same update framework, processes, and Mozilla ARchive (MAR) format (used for update packages) as the Firefox Desktop product. For more information, see<text:s/></text:span><text:a xlink:href="http://wiki.mozilla.org/Software Update"><text:span text:style-name="T363">Software Update</text:span></text:a><text:span text:style-name="T364">.</text:span></text:p>
      <text:p text:style-name="P197"><text:span text:style-name="T365">Application Types &amp; Lifecycle</text:span></text:p>
      <text:p text:style-name="P198"><text:span text:style-name="T366">The table below summarizes the different types of Open Web Apps and describes the format, installation, and update process.</text:span></text:p>
      <text:p text:style-name="P199"><text:span text:style-name="T366">Web App Types</text:span></text:p>
      <table:table table:style-name="Table05">
        <table:table-column table:style-name="TableColumn0500"/>
        <table:table-column table:style-name="TableColumn0501"/>
        <table:table-column table:style-name="TableColumn0502"/>
        <table:table-column table:style-name="TableColumn0503"/>
        <table:table-column table:style-name="TableColumn0504"/>
        <table:table-row table:style-name="TableRow0500">
          <table:table-cell table:style-name="TableCell050000">
            <text:p text:style-name="P201"><text:span text:style-name="T368">Type</text:span><text:span text:style-name="T369"/></text:p>
          </table:table-cell>
          <table:table-cell table:style-name="TableCell050001">
            <text:p text:style-name="P201"><text:span text:style-name="T370">Delivery</text:span><text:span text:style-name="T371"/></text:p>
          </table:table-cell>
          <table:table-cell table:style-name="TableCell050002">
            <text:p text:style-name="P201"><text:span text:style-name="T372">Permission Level</text:span><text:span text:style-name="T373"/></text:p>
          </table:table-cell>
          <table:table-cell table:style-name="TableCell050003">
            <text:p text:style-name="P201"><text:span text:style-name="T374">Installation</text:span><text:span text:style-name="T375"/></text:p>
          </table:table-cell>
          <table:table-cell table:style-name="TableCell050004">
            <text:p text:style-name="P201"><text:span text:style-name="T376">Updates</text:span><text:span text:style-name="T377"/></text:p>
          </table:table-cell>
        </table:table-row>
        <table:table-row table:style-name="TableRow0501">
          <table:table-cell table:style-name="TableCell050100">
            <text:p text:style-name="P204"><text:span text:style-name="T378">Web</text:span><text:span text:style-name="T379"/></text:p>
          </table:table-cell>
          <table:table-cell table:style-name="TableCell050101">
            <text:p text:style-name="P204"><text:span text:style-name="T380">Hosted or Packaged</text:span><text:span text:style-name="T381"/></text:p>
          </table:table-cell>
          <table:table-cell table:style-name="TableCell050102">
            <text:p text:style-name="P204"><text:span text:style-name="T382">Less-sensitive permissions that are not dangerous to expose to unvalidated Web content</text:span><text:span text:style-name="T383"/></text:p>
          </table:table-cell>
          <table:table-cell table:style-name="TableCell050103">
            <text:p text:style-name="P204"><text:span text:style-name="T384">Installed from anywhere</text:span><text:span text:style-name="T385"/></text:p>
          </table:table-cell>
          <table:table-cell table:style-name="TableCell050104">
            <text:p text:style-name="P204"><text:span text:style-name="T386">Can be updated transparently to the user or explicitly through a marketplace, depending on where the app was installed from, and the delivery mechanism.</text:span><text:span text:style-name="T387"/></text:p>
          </table:table-cell>
        </table:table-row>
        <table:table-row table:style-name="TableRow0502">
          <table:table-cell table:style-name="TableCell050200">
            <text:p text:style-name="P206"><text:span text:style-name="T388">Privileged</text:span><text:span text:style-name="T389"/></text:p>
          </table:table-cell>
          <table:table-cell table:style-name="TableCell050201">
            <text:p text:style-name="P206"><text:span text:style-name="T390">Packaged</text:span><text:span text:style-name="T391"/></text:p>
          </table:table-cell>
          <table:table-cell table:style-name="TableCell050202">
            <text:p text:style-name="P206"><text:span text:style-name="T392">Privileged APIs which require validation and authentication of the app</text:span><text:span text:style-name="T393"/></text:p>
          </table:table-cell>
          <table:table-cell table:style-name="TableCell050203">
            <text:p text:style-name="P206"><text:span text:style-name="T394">Installed from a trusted marketplace</text:span><text:span text:style-name="T395"/></text:p>
          </table:table-cell>
          <table:table-cell table:style-name="TableCell050204">
            <text:p text:style-name="P206"><text:span text:style-name="T396">Updated via a trusted marketplace, user prompted to approve download and installation of updates.</text:span><text:span text:style-name="T397"/></text:p>
          </table:table-cell>
        </table:table-row>
        <table:table-row table:style-name="TableRow0503">
          <table:table-cell table:style-name="TableCell050300">
            <text:p text:style-name="P208"><text:span text:style-name="T398">Certified</text:span><text:span text:style-name="T399"/></text:p>
          </table:table-cell>
          <table:table-cell table:style-name="TableCell050301">
            <text:p text:style-name="P208"><text:span text:style-name="T400">Packaged</text:span><text:span text:style-name="T401"/></text:p>
          </table:table-cell>
          <table:table-cell table:style-name="TableCell050302">
            <text:p text:style-name="P208"><text:span text:style-name="T402">Powerful and dangerous APIs which are not available to third-party apps.</text:span><text:span text:style-name="T403"/></text:p>
          </table:table-cell>
          <table:table-cell table:style-name="TableCell050303">
            <text:p text:style-name="P208"><text:span text:style-name="T404">Pre-installed on the device</text:span><text:span text:style-name="T405"/></text:p>
          </table:table-cell>
          <table:table-cell table:style-name="TableCell050304">
            <text:p text:style-name="P208"><text:span text:style-name="T406">Updated only as part of system level updates.</text:span><text:span text:style-name="T407"/></text:p>
          </table:table-cell>
        </table:table-row>
      </table:table>
      <text:p text:style-name="P210"><text:span text:style-name="T408">App types</text:span></text:p>
      <text:p text:style-name="P211"><text:span text:style-name="T409">Firefox OS supports three types of apps: web, privileged, and certified. An app's type is declared in its<text:s/></text:span><text:a xlink:href="https://developer.mozilla.org/en-US/docs/Apps/Manifest"><text:span text:style-name="T411">manifest</text:span></text:a><text:span text:style-name="T412">, and determines the list of permissions it may request.</text:span></text:p>
      <text:list text:style-name="L212">
        <text:list-item>
          <text:p text:style-name="P212"><text:span text:style-name="T413">Web Apps:</text:span><text:span text:style-name="T414"><text:s/>Most third-party apps will be "Web" Apps, which is the default type, and doesn't grant the App any additional permissions besides those already exposed to the web. Web Apps can be installed from any website, without any further verification, but as a </text:span></text:p>
        </text:list-item>
        <text:list-item>
          <text:p text:style-name="P212"><text:span text:style-name="T415">Privileged Apps</text:span><text:span text:style-name="T416">: These Apps are allowed to request increased permissions, and as such Privileged Apps must be verified and signed by a Marketplace </text:span></text:p>
        </text:list-item>
        <text:list-item>
          <text:p text:style-name="P213"><text:span text:style-name="T417">Certified Apps:<text:s/></text:span><text:span text:style-name="T418">Certified Apps can currently only be pre-installed on the device. </text:span></text:p>
        </text:list-item>
      </text:list>
      <text:p text:style-name="P214"><text:span text:style-name="T418">For further details of the three types, see<text:s/></text:span><text:a xlink:href="https://developer.mozilla.org/en-US/docs/Apps/Manifest#type"><text:span text:style-name="T420">Manifest</text:span></text:a><text:span text:style-name="T421"> and<text:s/></text:span><text:a xlink:href="https://developer.mozilla.org/en-US/docs/Apps/Packaged_apps#Types_of_packaged_apps"><text:span text:style-name="T423">Packaged apps</text:span></text:a><text:span text:style-name="T424">.</text:span></text:p>
      <text:p text:style-name="P215"><text:span text:style-name="T425">App delivery</text:span></text:p>
      <text:p text:style-name="P216"><text:span text:style-name="T426">Apps can be delivered by two different mechanisms: hosted or packaged.</text:span></text:p>
      <text:p text:style-name="P217"><text:span text:style-name="T427">Hosted apps </text:span></text:p>
      <text:p text:style-name="P218"><text:span text:style-name="T428">A hosted app consists solely of an<text:s/></text:span><text:a xlink:href="https://developer.mozilla.org/en-US/docs/Apps/Manifest"><text:span text:style-name="T430">application manifest</text:span></text:a><text:span text:style-name="T431"><text:s/>file on the developer's Web server. Often the manifest will also point to an appcache manifest which allows an app to be cached for faster startup and to enable offline usage, but otherwise doesn't affect the app at all. From a security point of view, hosted apps work very much like normal websites. When a hosted app is loaded, the URL of the loaded pages are the normal URLs that those pages have on their web server. So to link to a specific page or resource in the app, the same URL is used as when linking to that page or URL on the website.</text:span></text:p>
      <text:p text:style-name="P219"><text:span text:style-name="T432">Packaged apps</text:span></text:p>
      <text:p text:style-name="P220"><text:span text:style-name="T432">A packaged app</text:span><text:span text:style-name="T433"><text:s/>is an Open Web App that has all of its resources (HTML, CSS, JavaScript, app manifest, and so on) contained in a zip file, instead of having its resources on a Web server. For details of this format, see</text:span><text:a xlink:href="https://developer.mozilla.org/en-US/docs/Apps/Packaged_apps"><text:span text:style-name="T435"><text:s/>Packaged apps</text:span></text:a><text:span text:style-name="T436">. </text:span></text:p>
      <text:p text:style-name="P221"><text:span text:style-name="T437">App Installation</text:span></text:p>
      <text:p text:style-name="P222"><text:span text:style-name="T438">Apps are installed using the<text:s/></text:span><text:a xlink:href="https://developer.mozilla.org/en-US/docs/JavaScript_API"><text:span text:style-name="T440">Apps Javascript API</text:span></text:a><text:span text:style-name="T441">:</text:span></text:p>
      <text:list text:style-name="L223">
        <text:list-item>
          <text:p text:style-name="P223"><text:span text:style-name="T441">Hosted apps: Hosted apps are installed by calling<text:s/></text:span><text:span text:style-name="T442">navigator.mozApps.install(manifestURL)</text:span><text:span text:style-name="T443">, where<text:s/></text:span><text:span text:style-name="T444">manifestURL</text:span><text:span text:style-name="T445"><text:s/>is a URL that specifies the location of the app. For further details, see<text:s/></text:span><text:a xlink:href="https://developer.mozilla.org/en-US/docs/DOM/Apps.install"><text:span text:style-name="T447">Installing Apps</text:span></text:a><text:span text:style-name="T448">. </text:span></text:p>
        </text:list-item>
        <text:list-item>
          <text:p text:style-name="P224"><text:span text:style-name="T448">Packaged apps: For packaged apps, the main application manifest is stored inside the package itself, so that it can be signed. There is a second "mini-manifest" that is used to start the installation and update process on the marketplace. See<text:s/></text:span><text:a xlink:href="https://developer.mozilla.org/en-US/docs/DOM/Apps.installPackage"><text:span text:style-name="T450">Installing Packaged Apps</text:span></text:a><text:span text:style-name="T451"><text:s/>and</text:span><text:a xlink:href="https://developer.mozilla.org/en-US/docs/Apps/Packaged_apps"><text:span text:style-name="T453"><text:s/>Packaged apps</text:span></text:a><text:span text:style-name="T454"><text:s/>for more information. </text:span></text:p>
        </text:list-item>
      </text:list>
      <text:p text:style-name="P225"><text:span text:style-name="T454">In order to secure an app wants to be installed, we have to ensure that it's not possible to trick a website into hosting an application manifest. This is done by requiring that the manifest is served with a specific mime-type,<text:s/></text:span><text:span text:style-name="T455">application/x-web-app-manifest+json</text:span><text:span text:style-name="T456">. This restriction is relaxed when the manifest file, and thus the app manifest, is same-origin with the page that requested the app to be installed.</text:span></text:p>
      <text:p text:style-name="P226"><text:span text:style-name="T457">Updates</text:span></text:p>
      <text:p text:style-name="P227"><text:span text:style-name="T458">The update process for apps is described in<text:s/></text:span><text:a xlink:href="https://developer.mozilla.org/en-US/docs/Apps/Updating_apps"><text:span text:style-name="T460">Updating apps</text:span></text:a><text:span text:style-name="T461">.</text:span></text:p>
      <text:p text:style-name="P228"><text:span text:style-name="T462">Permissions</text:span></text:p>
      <text:p text:style-name="P229"><text:span text:style-name="T463">Apps may be granted additional privileges on top of the ones granted to normal websites. By default an application has no permissions on top of the ones normal webpages have. An app can request additional permissions by enumerating the permissions in its manifest. Enumerating a permission does not guarantee that an app will be granted the permission. The Web runtime may decide to not grant access.</text:span></text:p>
      <text:p text:style-name="P230"><text:span text:style-name="T464">Manifest declaration</text:span></text:p>
      <text:p text:style-name="P231"><text:span text:style-name="T465">For each additional permission that an app wants, the manifest has to explicitly enumerate that permission along with a human-readable description of why the app wants that permission. This description will be used at various points in the device UI, and is also used when the app is reviewed. For further detail on manifests, see<text:s/></text:span><text:a xlink:href="https://developer.mozilla.org/en-US/docs/Apps/Manifest"><text:span text:style-name="T467">App manifest</text:span></text:a><text:span text:style-name="T468">.</text:span></text:p>
      <text:p text:style-name="P232"><text:span text:style-name="T469">Web app sandbox</text:span></text:p>
      <text:p text:style-name="P232"><text:span text:style-name="T470">Data stored per app </text:span></text:p>
      <text:p text:style-name="P233"><text:span text:style-name="T471">Each appl runs in a separate sandbox, meaning that all data stored by an app is separate from all data stored by another app. This includes things like cookie data, localStorage data, indexedDB data, and site permissions.</text:span></text:p>
      <text:p text:style-name="P233"><text:span text:style-name="T471">This means that if the user has two apps installed, app A and app B, these apps will have completely different sets of cookies, different local data, and different permissions. This even applies if both of these apps open an<text:s/></text:span><text:span text:style-name="T472">&lt;iframe&gt;</text:span><text:span text:style-name="T473"><text:s/>that points to the same origin. For example, if both app A and app B open an<text:s/></text:span><text:span text:style-name="T474">&lt;iframe&gt;</text:span><text:span text:style-name="T475"><text:s/>pointing to "</text:span><text:a xlink:href="http://www.mozilla.org/"><text:span text:style-name="T477">http://www.mozilla.org</text:span></text:a><text:span text:style-name="T478">", they will both render the website, however the website will be fetched and rendered with different cookies in the two apps.</text:span></text:p>
      <text:p text:style-name="P233"><text:span text:style-name="T478">A result of this is that if the user logs in to Facebook, for example, while using app A, this in no way affects app B's ability to interact with the user's account on Facebook. The login cookie that Facebook sets when the user logs in using app A is only available in app A. If app B open an<text:s/></text:span><text:span text:style-name="T479">&lt;iframe&gt;</text:span><text:span text:style-name="T480"><text:s/>to Facebook, the cookie wouldn't be there and so when app B opens Facebook, it receives the Facebook login page rather than the user's account.</text:span></text:p>
      <text:p text:style-name="P234"><text:span text:style-name="T481">Apps can't open each other </text:span></text:p>
      <text:p text:style-name="P235"><text:span text:style-name="T482">This means that apps can't open other apps by using<text:s/></text:span><text:span text:style-name="T483">&lt;iframe&gt;</text:span><text:span text:style-name="T484">s. If app A creates an &lt;iframe&gt; with<text:s/></text:span><text:span text:style-name="T485">src</text:span><text:span text:style-name="T486"><text:s/>set to the URL of app B, this won't actually open app B in the<text:s/></text:span><text:span text:style-name="T487">&lt;iframe&gt;</text:span><text:span text:style-name="T488">. It will simply open the website located at that URL. It will not use any of app B's cookies and so it will behave no differently than if app B wasn't installed on the user's device.</text:span></text:p>
      <text:p text:style-name="P235"><text:span text:style-name="T488">This applies even for packaged apps (more about them below). App A may not open packaged app B  using an<text:s/></text:span><text:span text:style-name="T489">&lt;iframe&gt;</text:span><text:span text:style-name="T490"><text:s/>pointing to the<text:s/></text:span><text:span text:style-name="T491">app://</text:span><text:span text:style-name="T492"><text:s/>URL of app B under normal circumstances. Web content also may not access<text:s/></text:span><text:span text:style-name="T493">app://</text:span><text:span text:style-name="T494"><text:s/>URLs. Attempting to access an<text:s/></text:span><text:span text:style-name="T495">app://</text:span><text:span text:style-name="T496"><text:s/>URL from Web content or without the proper permssion will fail and return an error. And App A can access contents of app B if app A has the<text:s/></text:span><text:span text:style-name="T497">webapps-manage</text:span><text:span text:style-name="T498"><text:s/>permission which is only available to certified apps.</text:span></text:p>
      <text:p text:style-name="P235"><text:span text:style-name="T498">The same thing happens if the top-level frame of app A is navigated to a URL for app B. We always know for a given frame which app is opened in it, and so when attempting to load the app B URL in the app A frame, this will behave exactly like the two situations described above. That is, in no way will app B's resources, like cookies or other local data, be used.</text:span></text:p>
      <text:p text:style-name="P236"><text:span text:style-name="T499">Motivation</text:span></text:p>
      <text:p text:style-name="P237"><text:span text:style-name="T500">There are both benefits and downsides to this approach. The downside is that if the user interacts with the same website through several apps, he or she will have to log in in every app. Likewise, if a website wants to store data locally, and the user interacts with this website in several apps, the data will end up getting duplicated in each app, which could be a problem if it's a large amount of data.</text:span></text:p>
      <text:p text:style-name="P237"><text:span text:style-name="T500">The main benefit of this approach is that it's a more stable model. There is no way that several apps could interact with each other through a third-party website in unexpected ways such that installing an app causes another app to stop working. When an app is uninstalled there is no way that data for another app could be lost, or that another app will stop working due to functional dependence of the uninstalled app.</text:span></text:p>
      <text:p text:style-name="P237"><text:span text:style-name="T500">There are also large security benefits. A user can safely use his AwesomeSocial app to log in to Facebook without having to worry that the SketchGame app can mount any types of attack for getting at the user's Facebook data by exploiting bugs or other shortcomings in the Facebook website.</text:span></text:p>
      <text:p text:style-name="P237"><text:span text:style-name="T500">There are also good privacy benefits. The user can safely install the PoliticalPartyPlus app without having to worry that MegaCorpEmployee app will be able to detect that the app was installed or what data it has created.</text:span></text:p>
      <text:p text:style-name="P238"><text:span text:style-name="T501">Sandboxed permissions</text:span></text:p>
      <text:p text:style-name="P239"><text:span text:style-name="T502">And just like website data is sandboxed per app, so are permission grants. If app A loads a page from<text:s/></text:span><text:a xlink:href="http://maps.google.com/"><text:span text:style-name="T504">http://maps.google.com</text:span></text:a><text:span text:style-name="T505"><text:s/>and that page requests to use geolocation and the user says "yes and remember this decision for all times," this only means that<text:s/></text:span><text:a xlink:href="http://maps.google.com/"><text:span text:style-name="T507">http://maps.google.com</text:span></text:a><text:span text:style-name="T508"><text:s/>has access to geolocation within app A. If app B then opens<text:s/></text:span><text:a xlink:href="http://maps.google.com/"><text:span text:style-name="T510">http://maps.google.com</text:span></text:a><text:span text:style-name="T511">, that page won't have access to geolocation unless the user grants that permission again for app B.</text:span></text:p>
      <text:p text:style-name="P239"><text:span text:style-name="T511">And just like in the normal browser, permissions are separated by origin. This means that if app A is granted permission to use geolocation, this does not mean that all origins running in app A have the permission to use geolocation. If app A opens an<text:s/></text:span><text:span text:style-name="T512">&lt;iframe&gt;</text:span><text:span text:style-name="T513"><text:s/>to<text:s/></text:span><text:a xlink:href="http://maps.google.com/"><text:span text:style-name="T515">http://maps.google.com</text:span></text:a><text:span text:style-name="T516">, then<text:s/></text:span><text:a xlink:href="http://maps.google.com/"><text:span text:style-name="T518">http://maps.google.com</text:span></text:a><text:span text:style-name="T519"><text:s/>still has to ask the user for permission before geolocation access is granted.</text:span></text:p>
      <text:p text:style-name="P240"><text:span text:style-name="T520">Browser API sandbox</text:span></text:p>
      <text:p text:style-name="P241"><text:span text:style-name="T521">To additionally secure applications that open a large set of URLs, such as browsers, we have added a browserContent flag. The browserContent flag allows each app to have not one, but two sandboxes, one for the app itself, and one for any Web content that it opens. For example, say that the MyBrowser app is loaded from the<text:s/></text:span><text:a xlink:href="https://mybrowser.com/"><text:span text:style-name="T523">https://mybrowser.com</text:span></text:a><text:span text:style-name="T524"><text:s/>domain. This is the domain where the scripts and resources are loaded within. The scripts and resources<text:s/></text:span><text:span text:style-name="T525">belong</text:span><text:span text:style-name="T526"><text:s/>to this domain.</text:span></text:p>
      <text:p text:style-name="P242"><text:span text:style-name="T526">Now, if a page in this app creates an<text:s/></text:span><text:span text:style-name="T527">&lt;iframe mozbrowser&gt;</text:span><text:span text:style-name="T528">, a different sandbox is created and used for this<text:s/></text:span><text:span text:style-name="T529">&lt;iframe&gt;</text:span><text:span text:style-name="T530">, which is different from the sandbox used by the app. That is, if this iframe is navigated to<text:s/></text:span><text:a xlink:href="https://mybrowser.com/"><text:span text:style-name="T532">https://mybrowser.com</text:span></text:a><text:span text:style-name="T533">, it will result in different cookies being used inside the<text:s/></text:span><text:span text:style-name="T534">&lt;iframe mozbrowser&gt;</text:span><text:span text:style-name="T535">. Likewise, the contents inside the<text:s/></text:span><text:span text:style-name="T536">&lt;iframe mozbrowser&gt;</text:span><text:span text:style-name="T537"><text:s/>will see different IndexedDB and localStorage databases from the ones opened by the app.</text:span></text:p>
      <text:p text:style-name="P242"><text:span text:style-name="T537">This also applies if the MyBrowser app wants to create integration with, for example, Google maps, to implement location-based browsing. If the app opens an<text:s/></text:span><text:span text:style-name="T538">&lt;iframe&gt;</text:span><text:span text:style-name="T539"><text:s/>to<text:s/></text:span><text:a xlink:href="http://maps.google.com/"><text:span text:style-name="T541">http://maps.google.com</text:span></text:a><text:span text:style-name="T542">, that will open an iframe which will receive a set of cookies for the<text:s/></text:span><text:a xlink:href="http://maps.google.com/"><text:span text:style-name="T544">http://maps.google.com</text:span></text:a><text:span text:style-name="T545"><text:s/>website. If the user then navigates inside Web content area, that is, inside the<text:s/></text:span><text:span text:style-name="T546">&lt;iframe mozbrowser&gt;</text:span><text:span text:style-name="T547">, to<text:s/></text:span><text:a xlink:href="http://maps.google.com/"><text:span text:style-name="T549">http://maps.google.com</text:span></text:a><text:span text:style-name="T550">, this will use different cookies and different permissions than the top level app.</text:span></text:p>
      <text:p text:style-name="P242"><text:span text:style-name="T550">Another example where this is useful is in a Yelp-like app. Yelp has the ability to visit a restaurant's website directly in the app. By using<text:s/></text:span><text:span text:style-name="T551">&lt;iframe mozbrowser&gt;</text:span><text:span text:style-name="T552"><text:s/>to open the restaurant website, the Yelp app ensures that the restaurant website can't contain an<text:s/></text:span><text:span text:style-name="T553">&lt;iframe&gt;</text:span><text:span text:style-name="T554"><text:s/>pointing back to Yelp's app (which points to<text:s/></text:span><text:a xlink:href="http://yelp.com/"><text:span text:style-name="T556">http://yelp.com</text:span></text:a><text:span text:style-name="T557">). If it does, the website will only receive the Yelp website, rather than the Yelp app. So there is no way that the restaurant website can mount an attack against the app since the contained Yelp website won't share any permissions or data with the Yelp app.</text:span></text:p>
      <text:p text:style-name="P242"><text:span text:style-name="T558"/></text:p>
      <text:p text:style-name="P242"><text:span text:style-name="T558"/></text:p>
      <text:p text:style-name="P243"><text:span text:style-name="T55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